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99mm"/>
    </style:style>
    <style:style style:name="co2" style:family="table-column">
      <style:table-column-properties fo:break-before="auto" style:column-width="36.95mm"/>
    </style:style>
    <style:style style:name="co3" style:family="table-column">
      <style:table-column-properties fo:break-before="auto" style:column-width="183.67mm"/>
    </style:style>
    <style:style style:name="co4" style:family="table-column">
      <style:table-column-properties fo:break-before="auto" style:column-width="43.39mm"/>
    </style:style>
    <style:style style:name="co5" style:family="table-column">
      <style:table-column-properties fo:break-before="auto" style:column-width="501.19mm"/>
    </style:style>
    <style:style style:name="co6" style:family="table-column">
      <style:table-column-properties fo:break-before="auto" style:column-width="66.64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6.05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number:date-style style:name="N10036" number:language="es" number:country="ES" number:automatic-order="true">
      <number:day number:style="long"/>
      <number:text>/</number:text>
      <number:month number:style="long"/>
      <number:text>/</number:text>
      <number:year number:style="long"/>
    </number:date-style>
    <style:style style:name="ce1" style:family="table-cell" style:parent-style-name="Normal_20_2" style:data-style-name="N1003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Normal_20_2" style:data-style-name="N10036">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3" style:family="table-cell" style:parent-style-name="Normal_20_2" style:data-style-name="N10036">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4" style:family="table-cell" style:parent-style-name="Normal_20_2" style:data-style-name="N10036">
      <style:table-cell-properties style:rotation-align="none"/>
    </style:style>
    <style:style style:name="ce5" style:family="table-cell" style:parent-style-name="Normal_20_2" style:data-style-name="N1012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 style:family="table-cell" style:parent-style-name="Normal_20_2">
      <style:table-cell-properties style:rotation-align="none"/>
    </style:style>
    <style:style style:name="ce7" style:family="table-cell" style:parent-style-name="Normal_20_2">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9" style:family="table-cell" style:parent-style-name="Normal_20_2">
      <style:table-cell-properties fo:background-color="#e7e6e6" style:rotation-align="none"/>
    </style:style>
    <style:style style:name="ce10" style:family="table-cell" style:parent-style-name="Normal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 style:family="table-cell" style:parent-style-name="Normal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name-complex="Calibri1" style:font-size-complex="8pt" style:font-style-complex="normal" style:font-weight-complex="normal"/>
    </style:style>
    <style:style style:name="ce13" style:family="table-cell" style:parent-style-name="Normal_20_2">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Normal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ref!)" table:allow-empty-cell="true" table:display-list="unsorted" table:base-cell-address="Hoja1.F2"/>
        <table:content-validation table:name="val2" table:condition="of:cell-content-is-in-list(#ref!)" table:allow-empty-cell="true" table:display-list="unsorted" table:base-cell-address="Hoja1.G2">
          <table:error-message table:message-type="stop" table:display="true"/>
        </table:content-validation>
      </table:content-validations>
      <table:table table:name="Hoja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ce1" office:value-type="string" calcext:value-type="string">
            <text:p>Fecha</text:p>
          </table:table-cell>
          <table:table-cell table:style-name="ce6" office:value-type="string" calcext:value-type="string">
            <text:p>País</text:p>
          </table:table-cell>
          <table:table-cell table:style-name="ce6" office:value-type="string" calcext:value-type="string">
            <text:p>Nombre de la Iniciativa</text:p>
          </table:table-cell>
          <table:table-cell table:style-name="ce6" office:value-type="string" calcext:value-type="string">
            <text:p>Política, Planes, Programas, Iniciativas/Proyectos</text:p>
          </table:table-cell>
          <table:table-cell table:style-name="ce6" office:value-type="string" calcext:value-type="string">
            <text:p>Descripción</text:p>
          </table:table-cell>
          <table:table-cell table:style-name="ce6" office:value-type="string" calcext:value-type="string">
            <text:p>Área</text:p>
          </table:table-cell>
        </table:table-row>
        <table:table-row table:style-name="ro1" table:visibility="filter">
          <table:table-cell table:style-name="ce1" office:value-type="date" office:date-value="2020-05-17" calcext:value-type="date">
            <text:p>17/05/2020</text:p>
          </table:table-cell>
          <table:table-cell table:style-name="ce6" office:value-type="string" calcext:value-type="string">
            <text:p>Argentina</text:p>
          </table:table-cell>
          <table:table-cell table:style-name="ce6" office:value-type="string" calcext:value-type="string">
            <text:p>Campaña #NoDaCompartir</text:p>
          </table:table-cell>
          <table:table-cell table:style-name="ce6" table:content-validation-name="val2" office:value-type="string" calcext:value-type="string">
            <text:p>Proyectos/Iniciativas</text:p>
          </table:table-cell>
          <table:table-cell table:style-name="ce6" office:value-type="string" calcext:value-type="string">
            <text:p>En el #DiaDeInternet, UNICEF Argentina junto a INADI lanzaron la iniciativa #NoDaCompartir, la campaña contra la discriminación que busca visibilizar, prevenir y denunciar las situaciones de acoso y discriminación en redes sociale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4-06" calcext:value-type="date">
            <text:p>06/04/2020</text:p>
          </table:table-cell>
          <table:table-cell table:style-name="ce6" table:content-validation-name="val1" office:value-type="string" calcext:value-type="string">
            <text:p>Argentina</text:p>
          </table:table-cell>
          <table:table-cell table:style-name="ce6" office:value-type="string" calcext:value-type="string">
            <text:p>Entrá y Divertite: Guía de recomendaciones y recursos para adolescentes</text:p>
          </table:table-cell>
          <table:table-cell table:style-name="ce6" table:content-validation-name="val2" office:value-type="string" calcext:value-type="string">
            <text:p>Productos/Recursos</text:p>
          </table:table-cell>
          <table:table-cell table:style-name="ce6" office:value-type="string" calcext:value-type="string">
            <text:p>Recomendaciones y actividades para hacer en cuarentena. El recurso indica dónde denunciar actos de violencia e informarse sobre el ciberbullying, sexting y otro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8-20" calcext:value-type="date">
            <text:p>20/08/2020</text:p>
          </table:table-cell>
          <table:table-cell table:style-name="ce6" table:content-validation-name="val1" office:value-type="string" calcext:value-type="string">
            <text:p>Brasil</text:p>
          </table:table-cell>
          <table:table-cell table:style-name="ce6" office:value-type="string" calcext:value-type="string">
            <text:p>Enfrentando a violencia on-line contra adolescentes no contexto da pandemia de COVID-19</text:p>
          </table:table-cell>
          <table:table-cell table:style-name="ce6" table:content-validation-name="val1" office:value-type="string" calcext:value-type="string">
            <text:p>Proyectos/Iniciativas</text:p>
          </table:table-cell>
          <table:table-cell table:style-name="ce6" office:value-type="string" calcext:value-type="string">
            <text:p>Esta publicación tiene por objetivo orientar a los y las adolescentes a navegar con mayor seguridad en Internet. La publicación permite conocer qué es la violencia en línea, tipos de violencia en línea, cifras nacionales de violencia en línea, medidas de seguridad y lugares de apoyo y denuncia.</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19-04-01" calcext:value-type="date">
            <text:p>01/04/2019</text:p>
          </table:table-cell>
          <table:table-cell table:style-name="ce6" table:content-validation-name="val1" office:value-type="string" calcext:value-type="string">
            <text:p>Chile</text:p>
          </table:table-cell>
          <table:table-cell table:style-name="ce6" office:value-type="string" calcext:value-type="string">
            <text:p>Guía informativa "¿Qué hacer en caso de ciberbullying?"</text:p>
          </table:table-cell>
          <table:table-cell table:style-name="ce6" table:content-validation-name="val1" office:value-type="string" calcext:value-type="string">
            <text:p>Productos/Recursos</text:p>
          </table:table-cell>
          <table:table-cell table:style-name="ce6" office:value-type="string" calcext:value-type="string">
            <text:p>Guía informativa sobre el ciberbullying: definición y acciones de prevención y denuncia para establecimientos educacionales, padres y apoderados, y estudiante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01" calcext:value-type="date">
            <text:p>01/07/2020</text:p>
          </table:table-cell>
          <table:table-cell table:style-name="ce6" table:content-validation-name="val1" office:value-type="string" calcext:value-type="string">
            <text:p>Chile</text:p>
          </table:table-cell>
          <table:table-cell table:style-name="ce6" office:value-type="string" calcext:value-type="string">
            <text:p>Orientaciones para prevenir el ciberacoso - Rol de los adultos y del establecimiento educacional</text:p>
          </table:table-cell>
          <table:table-cell table:style-name="ce6" table:content-validation-name="val2" office:value-type="string" calcext:value-type="string">
            <text:p>Proyectos/Iniciativas</text:p>
          </table:table-cell>
          <table:table-cell table:style-name="ce6" office:value-type="string" calcext:value-type="string">
            <text:p>Guía informativa sobre el ciberbullying: definición, legislación vigente, y acciones de prevención y denuncia para establecimientos educacionales y familia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19-05-01" calcext:value-type="date">
            <text:p>01/05/2019</text:p>
          </table:table-cell>
          <table:table-cell table:style-name="ce6" table:content-validation-name="val1" office:value-type="string" calcext:value-type="string">
            <text:p>Chile</text:p>
          </table:table-cell>
          <table:table-cell table:style-name="ce6" office:value-type="string" calcext:value-type="string">
            <text:p>Campaña <text:s/>#YoAprendoQueHacer</text:p>
          </table:table-cell>
          <table:table-cell table:style-name="ce6" table:content-validation-name="val1" office:value-type="string" calcext:value-type="string">
            <text:p>Proyectos/Iniciativas</text:p>
          </table:table-cell>
          <table:table-cell table:style-name="ce6" office:value-type="string" calcext:value-type="string">
            <text:p>Campaña que dispone de material audiovisual con exposiciones de expertos y expertas en distintas materias relacionadas con ciberbullying, para entender este espacio virtual, compartir estrategias de prevención y destacar buenas prácticas en este contexto. La campaña estuvo dirigida por la Superintendencia de Educación e inició en mayo de 2019.</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6-17" calcext:value-type="date">
            <text:p>17/06/2020</text:p>
          </table:table-cell>
          <table:table-cell table:style-name="ce6" table:content-validation-name="val1" office:value-type="string" calcext:value-type="string">
            <text:p>Chile</text:p>
          </table:table-cell>
          <table:table-cell table:style-name="ce6" office:value-type="string" calcext:value-type="string">
            <text:p>Webinar "Ciberacoso en tiempos de pandemia"</text:p>
          </table:table-cell>
          <table:table-cell table:style-name="ce6" table:content-validation-name="val2" office:value-type="string" calcext:value-type="string">
            <text:p>Proyectos/Iniciativas</text:p>
          </table:table-cell>
          <table:table-cell table:style-name="ce6" office:value-type="string" calcext:value-type="string">
            <text:p>Webinar CiberAcosos en tiempo de educación a distancia</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01" calcext:value-type="date">
            <text:p>01/07/2020</text:p>
          </table:table-cell>
          <table:table-cell table:style-name="ce6" table:content-validation-name="val1" office:value-type="string" calcext:value-type="string">
            <text:p>Chile</text:p>
          </table:table-cell>
          <table:table-cell table:style-name="ce6" office:value-type="string" calcext:value-type="string">
            <text:p>Hablemos de Todo</text:p>
          </table:table-cell>
          <table:table-cell table:style-name="ce6" table:content-validation-name="val1" office:value-type="string" calcext:value-type="string">
            <text:p>Proyectos/Iniciativas</text:p>
          </table:table-cell>
          <table:table-cell table:style-name="ce6" office:value-type="string" calcext:value-type="string">
            <text:p>“Chat Hablemos de Todo”, de Injuv, para jóvenes de entre 15 y 29 años que quieran hablar de sus preocupaciones. Su objetivo es informar sobre autocuidado y bienestar a las y los jóvenes, a través de la entrega de información libre de estigmatización sobre temáticas asociadas a las conductas de autocuidado, iniciativas públicas disponibles, marcos normativos vigentes y derecho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5-01" calcext:value-type="date">
            <text:p>01/05/2020</text:p>
          </table:table-cell>
          <table:table-cell table:style-name="ce6" table:content-validation-name="val1" office:value-type="string" calcext:value-type="string">
            <text:p>Chile</text:p>
          </table:table-cell>
          <table:table-cell table:style-name="ce6" office:value-type="string" calcext:value-type="string">
            <text:p>Curso en línea Ciberseguridad en entornos de aprendizaje digital</text:p>
          </table:table-cell>
          <table:table-cell table:style-name="ce6" table:content-validation-name="val2" office:value-type="string" calcext:value-type="string">
            <text:p>Proyectos/Iniciativas</text:p>
          </table:table-cell>
          <table:table-cell table:style-name="ce6" office:value-type="string" calcext:value-type="string">
            <text:p>Cursos gratuito impartido en línea por la alianza entre Sence y Fundación Telefónica Movistar. El curso contempla el estudio de los riesgos asociados al uso de las tecnologías, protección de dispositivos, datos personales e identidad digital, el ciberacoso, la adicción a las tecnologías y el impacto de la tecnología en el medio ambiente.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01" calcext:value-type="date">
            <text:p>01/07/2020</text:p>
          </table:table-cell>
          <table:table-cell table:style-name="ce6" table:content-validation-name="val1" office:value-type="string" calcext:value-type="string">
            <text:p>Chile</text:p>
          </table:table-cell>
          <table:table-cell table:style-name="ce6" office:value-type="string" calcext:value-type="string">
            <text:p>Amigos por internet</text:p>
          </table:table-cell>
          <table:table-cell table:style-name="ce6" table:content-validation-name="val2" office:value-type="string" calcext:value-type="string">
            <text:p>Productos/Recursos</text:p>
          </table:table-cell>
          <table:table-cell table:style-name="ce6" office:value-type="string" calcext:value-type="string">
            <text:p>Cuento corto que narra la historia de Julieta, una pequeña que busca hacerse de amigos por internet. El propósito del cuento es crear conciencia en las y los infantes sobre las bondades y riesgos en el uso de las redes sociale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24" calcext:value-type="date">
            <text:p>24/07/2020</text:p>
          </table:table-cell>
          <table:table-cell table:style-name="ce6" table:content-validation-name="val1" office:value-type="string" calcext:value-type="string">
            <text:p>Chile</text:p>
          </table:table-cell>
          <table:table-cell table:style-name="ce6" office:value-type="string" calcext:value-type="string">
            <text:p>Resultados de encuesta</text:p>
          </table:table-cell>
          <table:table-cell table:style-name="ce6" table:content-validation-name="val1" office:value-type="string" calcext:value-type="string">
            <text:p>Proyectos/Iniciativas</text:p>
          </table:table-cell>
          <table:table-cell table:style-name="ce6" office:value-type="string" calcext:value-type="string">
            <text:p>Infografía de los resultados de la primera Encuesta Nacional sobre el Acoso Sexual en Chile realizada por la plataforma Observatorio Contra el Acoso Chile (OCAC).</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8-01" calcext:value-type="date">
            <text:p>01/08/2020</text:p>
          </table:table-cell>
          <table:table-cell table:style-name="ce6" table:content-validation-name="val1" office:value-type="string" calcext:value-type="string">
            <text:p>Chile</text:p>
          </table:table-cell>
          <table:table-cell table:style-name="ce6" office:value-type="string" calcext:value-type="string">
            <text:p>Revista Ciber Sucesos, Tema: Ciberbullying y Grooming</text:p>
          </table:table-cell>
          <table:table-cell table:style-name="ce6" table:content-validation-name="val1" office:value-type="string" calcext:value-type="string">
            <text:p>Productos/Recursos</text:p>
          </table:table-cell>
          <table:table-cell table:style-name="ce6" office:value-type="string" calcext:value-type="string">
            <text:p>Revista Cibersuceso del mes de agosto de 2020, volumen Nº2, presenta artículos de divulgación en torno a temas de ciberseguridad. En este volumen se dispone de un artículo especial dedicado al ciberacoso y grooming.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3-27" calcext:value-type="date">
            <text:p>27/03/2020</text:p>
          </table:table-cell>
          <table:table-cell table:style-name="ce6" table:content-validation-name="val1" office:value-type="string" calcext:value-type="string">
            <text:p>Colombia</text:p>
          </table:table-cell>
          <table:table-cell table:style-name="ce6" office:value-type="string" calcext:value-type="string">
            <text:p>Convivencia Digital: Campañas de Buenas prácticas Digitales</text:p>
          </table:table-cell>
          <table:table-cell table:style-name="ce6" table:content-validation-name="val2" office:value-type="string" calcext:value-type="string">
            <text:p>Planes y Programas</text:p>
          </table:table-cell>
          <table:table-cell table:style-name="ce6" office:value-type="string" calcext:value-type="string">
            <text:p>Programa que tiene por objetivo promover buenas práctica digitales a la población digital a través de campañas y capacitaciones que informan al público del uso adecuado y riesgos de las redes sociale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3-01" calcext:value-type="date">
            <text:p>01/03/2020</text:p>
          </table:table-cell>
          <table:table-cell table:style-name="ce6" table:content-validation-name="val1" office:value-type="string" calcext:value-type="string">
            <text:p>Colombia</text:p>
          </table:table-cell>
          <table:table-cell table:style-name="ce6" office:value-type="string" calcext:value-type="string">
            <text:p>Lineamientos del Plan TIC “El Futuro Digital es de Todos”. Recomendaciones para los Planes de Desarrollo Territoriales 2020 - 2023</text:p>
          </table:table-cell>
          <table:table-cell table:style-name="ce6" table:content-validation-name="val2" office:value-type="string" calcext:value-type="string">
            <text:p>Planes y Programas</text:p>
          </table:table-cell>
          <table:table-cell table:style-name="ce6" office:value-type="string" calcext:value-type="string">
            <text:p>Texto propuesto por las autoridades TIC para orientar la articulación de los Planes Territoriales de Desarrollo con los lineamientos del Plan TIC 2019 – 2022, “El Futuro Digital es de Todo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5-20" calcext:value-type="date">
            <text:p>20/05/2020</text:p>
          </table:table-cell>
          <table:table-cell table:style-name="ce6" table:content-validation-name="val1" office:value-type="string" calcext:value-type="string">
            <text:p>Colombia</text:p>
          </table:table-cell>
          <table:table-cell table:style-name="ce6" office:value-type="string" calcext:value-type="string">
            <text:p>Acciones de Prevención y Educación </text:p>
          </table:table-cell>
          <table:table-cell table:style-name="ce6" table:content-validation-name="val2" office:value-type="string" calcext:value-type="string">
            <text:p>Proyectos/Iniciativas</text:p>
          </table:table-cell>
          <table:table-cell table:style-name="ce6" office:value-type="string" calcext:value-type="string">
            <text:p>Videoconferencias dirigidas a estudiantes con el fin de mantenerlos protegidos de las amenazas en el mundo virtual o ciberespacio. <text: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30" calcext:value-type="date">
            <text:p>30/07/2020</text:p>
          </table:table-cell>
          <table:table-cell table:style-name="ce6" table:content-validation-name="val1" office:value-type="string" calcext:value-type="string">
            <text:p>Colombia</text:p>
          </table:table-cell>
          <table:table-cell table:style-name="ce6" office:value-type="string" calcext:value-type="string">
            <text:p>Reto Comic para prever Ciberacoso</text:p>
          </table:table-cell>
          <table:table-cell table:style-name="ce6" table:content-validation-name="val1" office:value-type="string" calcext:value-type="string">
            <text:p>Proyectos/Iniciativas</text:p>
          </table:table-cell>
          <table:table-cell table:style-name="ce6" office:value-type="string" calcext:value-type="string">
            <text:p>Iniciativa dirigida a jóvenes que tiene como finalidad la prevención del ciberbullying a través de la invitación a crear Cómics sobre el tema, como área de interés del público objetivo.</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6-18" calcext:value-type="date">
            <text:p>18/06/2020</text:p>
          </table:table-cell>
          <table:table-cell table:style-name="ce6" table:content-validation-name="val1" office:value-type="string" calcext:value-type="string">
            <text:p>Colombia</text:p>
          </table:table-cell>
          <table:table-cell table:style-name="ce6" office:value-type="string" calcext:value-type="string">
            <text:p>Serie web #Emitan</text:p>
          </table:table-cell>
          <table:table-cell table:style-name="ce6" table:content-validation-name="val2" office:value-type="string" calcext:value-type="string">
            <text:p>Proyectos/Iniciativas</text:p>
          </table:table-cell>
          <table:table-cell table:style-name="ce6" office:value-type="string" calcext:value-type="string">
            <text:p>Serie web que enseña acerca del grooming y otros riegos en la red.</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08" calcext:value-type="date">
            <text:p>08/07/2020</text:p>
          </table:table-cell>
          <table:table-cell table:style-name="ce6" table:content-validation-name="val1" office:value-type="string" calcext:value-type="string">
            <text:p>Colombia</text:p>
          </table:table-cell>
          <table:table-cell table:style-name="ce6" office:value-type="string" calcext:value-type="string">
            <text:p>Ciclo de charlas lúdicas "En TIC Confío"</text:p>
          </table:table-cell>
          <table:table-cell table:style-name="ce6" table:content-validation-name="val2" office:value-type="string" calcext:value-type="string">
            <text:p>Proyectos/Iniciativas</text:p>
          </table:table-cell>
          <table:table-cell table:style-name="ce6" office:value-type="string" calcext:value-type="string">
            <text:p>El ciclo de charlas lúdicas "En TIC Confío" son espacios de aprendizaje y empoderamiento digital para el uso seguro y responsable de las TIC. Los encuentros son liderados por embajadores regionales y expertos en seguridad y cuidado en redes sociales, quienes explican cuáles son los riesgos propios del entorno digital. La iniciativa permite que adolescentes entre 12 y 18 años conozcan, identifiquen, prevengan y denuncien el grooming, el ciberacoso, el sexting, la ciber dependencia y el material de explotación sexual.</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4-07" calcext:value-type="date">
            <text:p>07/04/2020</text:p>
          </table:table-cell>
          <table:table-cell table:style-name="ce6" table:content-validation-name="val1" office:value-type="string" calcext:value-type="string">
            <text:p>Colombia</text:p>
          </table:table-cell>
          <table:table-cell table:style-name="ce6" office:value-type="string" calcext:value-type="string">
            <text:p>Diez recomendaciones para incentivar la navegación segura en Internet y las redes sociales durante esta temporada en casa</text:p>
          </table:table-cell>
          <table:table-cell table:style-name="ce6" table:content-validation-name="val2" office:value-type="string" calcext:value-type="string">
            <text:p>Proyectos/Iniciativas</text:p>
          </table:table-cell>
          <table:table-cell table:style-name="ce6" office:value-type="string" calcext:value-type="string">
            <text:p>El Ministerio de Tecnologías de la Información y las Comunicaciones, a través del programa de En TIC Confío, presenta 10 recomendaciones para incentivar la navegación segura en Internet y las redes sociale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16" calcext:value-type="date">
            <text:p>16/07/2020</text:p>
          </table:table-cell>
          <table:table-cell table:style-name="ce6" table:content-validation-name="val1" office:value-type="string" calcext:value-type="string">
            <text:p>Costa Rica</text:p>
          </table:table-cell>
          <table:table-cell table:style-name="ce6" office:value-type="string" calcext:value-type="string">
            <text:p>Campaña: “Alto al Ciberbullying” </text:p>
          </table:table-cell>
          <table:table-cell table:style-name="ce6" table:content-validation-name="val1" office:value-type="string" calcext:value-type="string">
            <text:p>Proyectos/Iniciativas</text:p>
          </table:table-cell>
          <table:table-cell table:style-name="ce6" office:value-type="string" calcext:value-type="string">
            <text:p>Campaña “Alto al Ciberbullying”, la cual tiene por objetivo informar a madres, padres, docentes y personas cuidadores de niños, niñas y adolescentes, sobre los riesgos que existen en los entornos digitales, así como identificar si sus hijas e hijos están siendo víctimas de este tipo de acoso y guiarles sobre qué hacer en ese caso.</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16" calcext:value-type="date">
            <text:p>16/07/2020</text:p>
          </table:table-cell>
          <table:table-cell table:style-name="ce6" table:content-validation-name="val1" office:value-type="string" calcext:value-type="string">
            <text:p>Costa Rica</text:p>
          </table:table-cell>
          <table:table-cell table:style-name="ce6" office:value-type="string" calcext:value-type="string">
            <text:p>Sitio web: Alto al Ciberbullying #Silenciosamente</text:p>
          </table:table-cell>
          <table:table-cell table:style-name="ce6" table:content-validation-name="val1" office:value-type="string" calcext:value-type="string">
            <text:p>Proyectos/Iniciativas</text:p>
          </table:table-cell>
          <table:table-cell table:style-name="ce6" office:value-type="string" calcext:value-type="string">
            <text:p>Sitio web especializado en ciberbullying con el objetivo de generar conciencia sobre el tema.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5-29" calcext:value-type="date">
            <text:p>29/05/2020</text:p>
          </table:table-cell>
          <table:table-cell table:style-name="ce6" table:content-validation-name="val1" office:value-type="string" calcext:value-type="string">
            <text:p>Ecuador</text:p>
          </table:table-cell>
          <table:table-cell table:style-name="ce6" office:value-type="string" calcext:value-type="string">
            <text:p>Capacitación “Violencia de género y decibelios” dirigido a docentes y representantes estudiantiles</text:p>
          </table:table-cell>
          <table:table-cell table:style-name="ce6" table:content-validation-name="val2" office:value-type="string" calcext:value-type="string">
            <text:p>Proyectos/Iniciativas</text:p>
          </table:table-cell>
          <table:table-cell table:style-name="ce6" office:value-type="string" calcext:value-type="string">
            <text:p>Fiscalía capacitó a docentes y estudiantes en temas de violencia de género y ciberdelito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01" calcext:value-type="date">
            <text:p>01/07/2020</text:p>
          </table:table-cell>
          <table:table-cell table:style-name="ce6" table:content-validation-name="val1" office:value-type="string" calcext:value-type="string">
            <text:p>Ecuador</text:p>
          </table:table-cell>
          <table:table-cell table:style-name="ce6" office:value-type="string" calcext:value-type="string">
            <text:p>Revista Científica de Ciencias Jurídicas, Criminología y Seguridad, Fiscalía General del Estado, Child Grooming</text:p>
          </table:table-cell>
          <table:table-cell table:style-name="ce6" table:content-validation-name="val2" office:value-type="string" calcext:value-type="string">
            <text:p>Productos/Recursos</text:p>
          </table:table-cell>
          <table:table-cell table:style-name="ce6" office:value-type="string" calcext:value-type="string">
            <text:p>Revista que recoge las contribuciones de diferentes autores desde distintas perspectivas, teorías y metodologías, sobre la praxis sobre el delito de child grooming.</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3-16" calcext:value-type="date">
            <text:p>16/03/2020</text:p>
          </table:table-cell>
          <table:table-cell table:style-name="ce6" table:content-validation-name="val1" office:value-type="string" calcext:value-type="string">
            <text:p>Ecuador</text:p>
          </table:table-cell>
          <table:table-cell table:style-name="ce6" office:value-type="string" calcext:value-type="string">
            <text:p>Protocolo de actuación frente a situaciones de violencia en el contexto de la Declaración de Emergencia Sanitaria por COVID-19</text:p>
          </table:table-cell>
          <table:table-cell table:style-name="ce6" table:content-validation-name="val2" office:value-type="string" calcext:value-type="string">
            <text:p>Proyectos/Iniciativas</text:p>
          </table:table-cell>
          <table:table-cell table:style-name="ce6" office:value-type="string" calcext:value-type="string">
            <text:p>Protocolo de actuación frente a situaciones de violencia sexual en niños, niñas y adolescentes en el contexto de la emergencia. Incluye manifestaciones de acoso y violencia por medios electrónico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4-06" calcext:value-type="date">
            <text:p>06/04/2020</text:p>
          </table:table-cell>
          <table:table-cell table:style-name="ce6" table:content-validation-name="val1" office:value-type="string" calcext:value-type="string">
            <text:p>Ecuador</text:p>
          </table:table-cell>
          <table:table-cell table:style-name="ce6" office:value-type="string" calcext:value-type="string">
            <text:p>Internet Segura</text:p>
          </table:table-cell>
          <table:table-cell table:style-name="ce6" table:content-validation-name="val2" office:value-type="string" calcext:value-type="string">
            <text:p>Planes y Programas</text:p>
          </table:table-cell>
          <table:table-cell table:style-name="ce6" office:value-type="string" calcext:value-type="string">
            <text:p>Sitio web especializado en la prevención del ciberacoso, el grooming, la pornografía infantil <text:s/>entre otros. La página web se alimenta de las experiencias de cada institución para promover un uso y acceso responsable de la Internet para niños, niñas y adolescentes del paí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4-01" calcext:value-type="date">
            <text:p>01/04/2020</text:p>
          </table:table-cell>
          <table:table-cell table:style-name="ce6" table:content-validation-name="val1" office:value-type="string" calcext:value-type="string">
            <text:p>Ecuador</text:p>
          </table:table-cell>
          <table:table-cell table:style-name="ce6" office:value-type="string" calcext:value-type="string">
            <text:p>Protocolos y rutas de actuación frente a situaciones de violencia detectadas o cometidas en el sistema educativo, Tercera Edición</text:p>
          </table:table-cell>
          <table:table-cell table:style-name="ce6" table:content-validation-name="val1" office:value-type="string" calcext:value-type="string">
            <text:p>Proyectos/Iniciativas</text:p>
          </table:table-cell>
          <table:table-cell table:style-name="ce6" office:value-type="string" calcext:value-type="string">
            <text:p>Instrumento que ofrece una perspectiva teórica sobre la violencia y su categorización, con el fin de orientar en la detección de situaciones de riesgo. También aborda diferentes tipos de violencia, como negligencia, violencia física, violencia psicológica y violencia sexual.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5-12" calcext:value-type="date">
            <text:p>12/05/2020</text:p>
          </table:table-cell>
          <table:table-cell table:style-name="ce6" table:content-validation-name="val1" office:value-type="string" calcext:value-type="string">
            <text:p>Ecuador</text:p>
          </table:table-cell>
          <table:table-cell table:style-name="ce6" office:value-type="string" calcext:value-type="string">
            <text:p>Plan Educativo COVID-19</text:p>
          </table:table-cell>
          <table:table-cell table:style-name="ce6" table:content-validation-name="val2" office:value-type="string" calcext:value-type="string">
            <text:p>Productos/Recursos</text:p>
          </table:table-cell>
          <table:table-cell table:style-name="ce6" office:value-type="string" calcext:value-type="string">
            <text:p>Plan educativo de emergencia para Educación General Básica Superior con módulos específicos acerca de la violencia (incluido el ciberbullying), los tipos de violencia y estrategias de prevención.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8-19" calcext:value-type="date">
            <text:p>19/08/2020</text:p>
          </table:table-cell>
          <table:table-cell table:style-name="ce6" table:content-validation-name="val1" office:value-type="string" calcext:value-type="string">
            <text:p>Honduras</text:p>
          </table:table-cell>
          <table:table-cell table:style-name="ce6" office:value-type="string" calcext:value-type="string">
            <text:p>Seminario virtual: "El Ciberbullying/ciberacoso, qué es y cómo prevenirlo"</text:p>
          </table:table-cell>
          <table:table-cell table:style-name="ce6" table:content-validation-name="val2" office:value-type="string" calcext:value-type="string">
            <text:p>Proyectos/Iniciativas</text:p>
          </table:table-cell>
          <table:table-cell table:style-name="ce6" office:value-type="string" calcext:value-type="string">
            <text:p>Invitación al Seminario virtual sobre el Ciberbullying <text:s/>de la Comisión Interinstitucional contra la Explotación Sexual Comercial y trata de Personas de Honduras.</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8-01" calcext:value-type="date">
            <text:p>01/08/2020</text:p>
          </table:table-cell>
          <table:table-cell table:style-name="ce7" table:content-validation-name="val1" office:value-type="string" calcext:value-type="string">
            <text:p>Jamaica</text:p>
          </table:table-cell>
          <table:table-cell table:style-name="ce6" office:value-type="string" calcext:value-type="string">
            <text:p>Recomendaciones a padres y madres de familia</text:p>
          </table:table-cell>
          <table:table-cell table:style-name="ce6" table:content-validation-name="val2" office:value-type="string" calcext:value-type="string">
            <text:p>Proyectos/Iniciativas</text:p>
          </table:table-cell>
          <table:table-cell table:style-name="ce6" office:value-type="string" calcext:value-type="string">
            <text:p>Recomendaciones y advertencias a padres y madres para educar a sus hijos e hijas sobre el peligro en redes sociales, ciberacoso, pornografía infantil, entre otro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8-31" calcext:value-type="date">
            <text:p>31/08/2020</text:p>
          </table:table-cell>
          <table:table-cell table:style-name="ce6" table:content-validation-name="val1" office:value-type="string" calcext:value-type="string">
            <text:p>México</text:p>
          </table:table-cell>
          <table:table-cell table:style-name="ce6" office:value-type="string" calcext:value-type="string">
            <text:p>Capacitación en Ciberbullying y sexting</text:p>
          </table:table-cell>
          <table:table-cell table:style-name="ce6" table:content-validation-name="val2" office:value-type="string" calcext:value-type="string">
            <text:p>Proyectos/Iniciativas</text:p>
          </table:table-cell>
          <table:table-cell table:style-name="ce6" office:value-type="string" calcext:value-type="string">
            <text:p>Evento de capacitación realizado en coordinación con la Secretaría de Educación y Cultura (SEC) para visibilizar el problema del ciberbullying en estudiantes de educación media superior.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4-23" calcext:value-type="date">
            <text:p>23/04/2020</text:p>
          </table:table-cell>
          <table:table-cell table:style-name="ce6" table:content-validation-name="val1" office:value-type="string" calcext:value-type="string">
            <text:p>México</text:p>
          </table:table-cell>
          <table:table-cell table:style-name="ce6" office:value-type="string" calcext:value-type="string">
            <text:p>Ciberseguridad y prevención de las violencias contra niñas y adolescentes</text:p>
          </table:table-cell>
          <table:table-cell table:style-name="ce6" table:content-validation-name="val2" office:value-type="string" calcext:value-type="string">
            <text:p>Proyectos/Iniciativas</text:p>
          </table:table-cell>
          <table:table-cell table:style-name="ce6" office:value-type="string" calcext:value-type="string">
            <text:p>Conversatorio "Ciberseguridad y prevención de las violencias contra niñas y adolescentes". El ciclo de Conversatorios aporta la opinión de expertas y expertos en distintos campos sobre cómo afecta la contingencia COVID-19 a las familias y entrega posibles soluciones. Se enfatiza la importancia de niñas, niños y adolescente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6-01" calcext:value-type="date">
            <text:p>01/06/2020</text:p>
          </table:table-cell>
          <table:table-cell table:style-name="ce6" table:content-validation-name="val1" office:value-type="string" calcext:value-type="string">
            <text:p>México</text:p>
          </table:table-cell>
          <table:table-cell table:style-name="ce6" office:value-type="string" calcext:value-type="string">
            <text:p>Curso en línea: "Actúa frente al Ciberbullying"</text:p>
          </table:table-cell>
          <table:table-cell table:style-name="ce6" table:content-validation-name="val2" office:value-type="string" calcext:value-type="string">
            <text:p>Proyectos/Iniciativas</text:p>
          </table:table-cell>
          <table:table-cell table:style-name="ce6" office:value-type="string" calcext:value-type="string">
            <text:p>Curso en línea sobre prevención, detección y actuación frente al ciberbullying dirigido a personal educativo. Forma parte de la oferta de capacitación a docentes de @prende.mx y Televisión Educativa de la Secretaría de Educación Pública (SEP). Cupo para 50.000 participantes y fechas de capacitación entre el 22 de mayo y el 6 de julio de 2020.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6-06" calcext:value-type="date">
            <text:p>06/06/2020</text:p>
          </table:table-cell>
          <table:table-cell table:style-name="ce6" table:content-validation-name="val1" office:value-type="string" calcext:value-type="string">
            <text:p>México</text:p>
          </table:table-cell>
          <table:table-cell table:style-name="ce6" office:value-type="string" calcext:value-type="string">
            <text:p>Encuesta: "El uso seguro de Internet desde la mirada de niñas, niños y adolescentes"</text:p>
          </table:table-cell>
          <table:table-cell table:style-name="ce6" table:content-validation-name="val1" office:value-type="string" calcext:value-type="string">
            <text:p>Proyectos/Iniciativas</text:p>
          </table:table-cell>
          <table:table-cell table:style-name="ce6" office:value-type="string" calcext:value-type="string">
            <text:p>Encuesta enviada a las 32 entidades federativas del país con cuatro preguntas clave en el marco del Conversatorio sobre "Políticas Públicas en el uso seguro de Internet para niños, niñas y adolescentes". El total fue de 330 encuestas de niñas, niños y adolescentes de los estados de Campeche, Estado de México, Hidalgo, Jalisco, Morelos, Nuevo León, Querétaro, San Luis Potosí, Sonora y Tlaxcala.</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01" calcext:value-type="date">
            <text:p>01/07/2020</text:p>
          </table:table-cell>
          <table:table-cell table:style-name="ce6" table:content-validation-name="val1" office:value-type="string" calcext:value-type="string">
            <text:p>México</text:p>
          </table:table-cell>
          <table:table-cell table:style-name="ce6" office:value-type="string" calcext:value-type="string">
            <text:p>Boletín Informativo: "Las mujeres y el Acoso Cibernético"</text:p>
          </table:table-cell>
          <table:table-cell table:style-name="ce6" table:content-validation-name="val1" office:value-type="string" calcext:value-type="string">
            <text:p>Proyectos/Iniciativas</text:p>
          </table:table-cell>
          <table:table-cell table:style-name="ce6" office:value-type="string" calcext:value-type="string">
            <text:p>Boletín informativo sobre el ciberacoso o acoso cibernético, en el año 2019.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14" calcext:value-type="date">
            <text:p>14/07/2020</text:p>
          </table:table-cell>
          <table:table-cell table:style-name="ce6" table:content-validation-name="val1" office:value-type="string" calcext:value-type="string">
            <text:p>México</text:p>
          </table:table-cell>
          <table:table-cell table:style-name="ce6" office:value-type="string" calcext:value-type="string">
            <text:p>Primer informe de avance y resultados de la Administración Pública Federal</text:p>
          </table:table-cell>
          <table:table-cell table:style-name="ce6" table:content-validation-name="val2" office:value-type="string" calcext:value-type="string">
            <text:p>Proyectos/Iniciativas</text:p>
          </table:table-cell>
          <table:table-cell table:style-name="ce6" office:value-type="string" calcext:value-type="string">
            <text:p>En el marco de la estrategia "Frente al Coronavirus, las Telecom están de tu lado”, se han elaborado diversas infografías y videos con información sobre el uso de telecomunicaciones con responsabilidad y la navegación segura, en español y lenguas indígenas. Dicha estrategia ha sido difundida a través del portal y las redes sociales del Instituto Federal de Telecomunicaciones (IFT).</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5-15" calcext:value-type="date">
            <text:p>15/05/2020</text:p>
          </table:table-cell>
          <table:table-cell table:style-name="ce6" table:content-validation-name="val1" office:value-type="string" calcext:value-type="string">
            <text:p>Nicaragua</text:p>
          </table:table-cell>
          <table:table-cell table:style-name="ce6" office:value-type="string" calcext:value-type="string">
            <text:p>Campaña: "Mujeres por La vida, Mujeres, Paz y Bien"</text:p>
          </table:table-cell>
          <table:table-cell table:style-name="ce6" table:content-validation-name="val2" office:value-type="string" calcext:value-type="string">
            <text:p>Proyectos/Iniciativas</text:p>
          </table:table-cell>
          <table:table-cell table:style-name="ce6" office:value-type="string" calcext:value-type="string">
            <text:p>Capacitaciones para prevenir el acoso callejero y el ciberacoso. Estas capacitaciones forman parte de la campaña "Mujeres por la Vida, Mujeres, Paz y bien".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5-15" calcext:value-type="date">
            <text:p>15/05/2020</text:p>
          </table:table-cell>
          <table:table-cell table:style-name="ce6" table:content-validation-name="val1" office:value-type="string" calcext:value-type="string">
            <text:p>Panamá</text:p>
          </table:table-cell>
          <table:table-cell table:style-name="ce6" office:value-type="string" calcext:value-type="string">
            <text:p>Módulo de formación y prevención de Ciberbullying</text:p>
          </table:table-cell>
          <table:table-cell table:style-name="ce6" table:content-validation-name="val2" office:value-type="string" calcext:value-type="string">
            <text:p>Productos/Recursos</text:p>
          </table:table-cell>
          <table:table-cell table:style-name="ce6" office:value-type="string" calcext:value-type="string">
            <text:p>Módulo curricular que orienta sobre el uso apropiado de la tecnología y reconoce diferentes formas de peligros, riesgos y situaciones que se enfrentan al interactuar en redes sociale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21" calcext:value-type="date">
            <text:p>21/07/2020</text:p>
          </table:table-cell>
          <table:table-cell table:style-name="ce6" table:content-validation-name="val1" office:value-type="string" calcext:value-type="string">
            <text:p>Paraguay</text:p>
          </table:table-cell>
          <table:table-cell table:style-name="ce6" office:value-type="string" calcext:value-type="string">
            <text:p>Seminario: “Seamos ciudadanos” y “Aulas libres de violencia”</text:p>
          </table:table-cell>
          <table:table-cell table:style-name="ce6" table:content-validation-name="val2" office:value-type="string" calcext:value-type="string">
            <text:p>Proyectos/Iniciativas</text:p>
          </table:table-cell>
          <table:table-cell table:style-name="ce6" office:value-type="string" calcext:value-type="string">
            <text:p>Seminario que busca educar en prevención ante diferentes vulneraciones a niños, niñas y adolescentes. Los temas abordados son ciberbullying, sexting, extorsión sexual, grooming, recomendaciones para el uso de internet y redes sociales con seguridad, entre otros.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8-11" calcext:value-type="date">
            <text:p>11/08/2020</text:p>
          </table:table-cell>
          <table:table-cell table:style-name="ce6" table:content-validation-name="val1" office:value-type="string" calcext:value-type="string">
            <text:p>Paraguay</text:p>
          </table:table-cell>
          <table:table-cell table:style-name="ce6" office:value-type="string" calcext:value-type="string">
            <text:p>Plan Común de asignaturas</text:p>
          </table:table-cell>
          <table:table-cell table:style-name="ce6" table:content-validation-name="val2" office:value-type="string" calcext:value-type="string">
            <text:p>Proyectos/Iniciativas</text:p>
          </table:table-cell>
          <table:table-cell table:style-name="ce6" office:value-type="string" calcext:value-type="string">
            <text:p>Asignatura de Lengua Castellana y Literatura de segundo curso de bachillerato científico incluye aspectos prácticos e informativos sobre ciberbullying.</text:p>
          </table:table-cell>
          <table:table-cell table:style-name="ce6" table:content-validation-name="val1" office:value-type="string" calcext:value-type="string">
            <text:p>Ciberbullying</text:p>
          </table:table-cell>
        </table:table-row>
        <table:table-row table:style-name="ro1" table:visibility="filter">
          <table:table-cell table:style-name="ce1" table:content-validation-name="val1" office:value-type="date" office:date-value="2020-04-26" calcext:value-type="date">
            <text:p>26/04/2020</text:p>
          </table:table-cell>
          <table:table-cell table:style-name="ce6" table:content-validation-name="val1" office:value-type="string" calcext:value-type="string">
            <text:p>Perú</text:p>
          </table:table-cell>
          <table:table-cell table:style-name="ce6" office:value-type="string" calcext:value-type="string">
            <text:p>Pautas para prevenir y atender el ciberbullying durante el estado de emergencia</text:p>
          </table:table-cell>
          <table:table-cell table:style-name="ce6" table:content-validation-name="val2" office:value-type="string" calcext:value-type="string">
            <text:p>Productos/Recursos</text:p>
          </table:table-cell>
          <table:table-cell table:style-name="ce6" office:value-type="string" calcext:value-type="string">
            <text:p>Integra el concepto de ciberacoso o ciberbullying y cómo se manifiesta en el entorno escolar. Orientaciones para padres y madres de familia para identificarlo y atenderlo. </text:p>
          </table:table-cell>
          <table:table-cell table:style-name="ce6" table:content-validation-name="val1" office:value-type="string" calcext:value-type="string">
            <text:p>Ciberbullying</text:p>
          </table:table-cell>
        </table:table-row>
        <table:table-row table:style-name="ro1" table:visibility="filter">
          <table:table-cell table:style-name="ce1" table:content-validation-name="val1" office:value-type="date" office:date-value="2020-04-27" calcext:value-type="date">
            <text:p>27/04/2020</text:p>
          </table:table-cell>
          <table:table-cell table:style-name="ce6" table:content-validation-name="val1" office:value-type="string" calcext:value-type="string">
            <text:p>Perú</text:p>
          </table:table-cell>
          <table:table-cell table:style-name="ce6" office:value-type="string" calcext:value-type="string">
            <text:p>Resolución Ministerial 274 de 2020 Actualización de protocolos 3</text:p>
          </table:table-cell>
          <table:table-cell table:style-name="ce6" table:content-validation-name="val1" office:value-type="string" calcext:value-type="string">
            <text:p>Proyectos/Iniciativas</text:p>
          </table:table-cell>
          <table:table-cell table:style-name="ce6" office:value-type="string" calcext:value-type="string">
            <text:p>Actualización del protocolo de atención de violencia contra niños, niñas y adolescentes en el ámbito escolar. <text:s/>La actualización considera el servicio educativo no presencial como consecuencia de la emergencia sanitaria por el COVID-19. El proceso de actualización cuenta con las recomendaciones del Ministerio de la Mujer y Poblaciones Vulnerables y el Ministerio de Salud.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4-25" calcext:value-type="date">
            <text:p>25/04/2020</text:p>
          </table:table-cell>
          <table:table-cell table:style-name="ce6" table:content-validation-name="val1" office:value-type="string" calcext:value-type="string">
            <text:p>Perú</text:p>
          </table:table-cell>
          <table:table-cell table:style-name="ce6" office:value-type="string" calcext:value-type="string">
            <text:p>Orientaciones para atender casos de violencia durante el estado de emergencia por COVID-19</text:p>
          </table:table-cell>
          <table:table-cell table:style-name="ce6" table:content-validation-name="val1" office:value-type="string" calcext:value-type="string">
            <text:p>Productos/Recursos</text:p>
          </table:table-cell>
          <table:table-cell table:style-name="ce6" office:value-type="string" calcext:value-type="string">
            <text:p>Recomendaciones para padres y madres de familia, personal educativo, directores y estudiantes en el contexto de Estado de la Agencia.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21" calcext:value-type="date">
            <text:p>21/07/2020</text:p>
          </table:table-cell>
          <table:table-cell table:style-name="ce6" table:content-validation-name="val1" office:value-type="string" calcext:value-type="string">
            <text:p>Perú</text:p>
          </table:table-cell>
          <table:table-cell table:style-name="ce6" office:value-type="string" calcext:value-type="string">
            <text:p>Curso de Digital</text:p>
          </table:table-cell>
          <table:table-cell table:style-name="ce6" table:content-validation-name="val1" office:value-type="string" calcext:value-type="string">
            <text:p>Proyectos/Iniciativas</text:p>
          </table:table-cell>
          <table:table-cell table:style-name="ce6" office:value-type="string" calcext:value-type="string">
            <text:p>Herramientas para docentes, Curso Alfabetización digital. Orientaciones para prevenir el ciberbullying desde el hogar.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7-01" calcext:value-type="date">
            <text:p>01/07/2020</text:p>
          </table:table-cell>
          <table:table-cell table:style-name="ce6" table:content-validation-name="val1" office:value-type="string" calcext:value-type="string">
            <text:p>Perú</text:p>
          </table:table-cell>
          <table:table-cell table:style-name="ce6" office:value-type="string" calcext:value-type="string">
            <text:p>Orientaciones para la atención de casos de violencia durante el Estado de Emergencia. Para el o la director(a) y responsable de convivencia escolar de la institución educativa </text:p>
          </table:table-cell>
          <table:table-cell table:style-name="ce6" table:content-validation-name="val1" office:value-type="string" calcext:value-type="string">
            <text:p>Productos/Recursos</text:p>
          </table:table-cell>
          <table:table-cell table:style-name="ce6" office:value-type="string" calcext:value-type="string">
            <text:p>Orientaciones y procedimientos a seguir para los directores y responsables de la convivencia escolar de la institución educativa. <text:s/>Entre ellas destacan contactar a la familia de la víctima, generar reporte en el portal SiseVe y comunicar a las autoridades responsables de atender el Estado de Emergencia.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5-02" calcext:value-type="date">
            <text:p>02/05/2020</text:p>
          </table:table-cell>
          <table:table-cell table:style-name="ce6" table:content-validation-name="val1" office:value-type="string" calcext:value-type="string">
            <text:p>Perú</text:p>
          </table:table-cell>
          <table:table-cell table:style-name="ce6" office:value-type="string" calcext:value-type="string">
            <text:p>Alerta para evitar acoso de niños, niñas por internet</text:p>
          </table:table-cell>
          <table:table-cell table:style-name="ce6" table:content-validation-name="val1" office:value-type="string" calcext:value-type="string">
            <text:p>Proyectos/Iniciativas</text:p>
          </table:table-cell>
          <table:table-cell table:style-name="ce6" office:value-type="string" calcext:value-type="string">
            <text:p>Comunicado en el contexto del día internacional contra el Acoso y Ciber acoso Escolar. Recomienda y exhorta al Estado tomar medidas para reforzar las medidas de protección. </text:p>
          </table:table-cell>
          <table:table-cell table:style-name="ce6" table:content-validation-name="val1" office:value-type="string" calcext:value-type="string">
            <text:p>Ciberbullying</text:p>
          </table:table-cell>
        </table:table-row>
        <table:table-row table:style-name="ro1" table:visibility="filter">
          <table:table-cell table:style-name="ce1" office:value-type="date" office:date-value="2020-08-03" calcext:value-type="date">
            <text:p>03/08/2020</text:p>
          </table:table-cell>
          <table:table-cell table:style-name="ce6" table:content-validation-name="val1" office:value-type="string" calcext:value-type="string">
            <text:p>Uruguay</text:p>
          </table:table-cell>
          <table:table-cell table:style-name="ce6" office:value-type="string" calcext:value-type="string">
            <text:p>Campaña: Guardemos Distancia: también en las redes</text:p>
          </table:table-cell>
          <table:table-cell table:style-name="ce6" table:content-validation-name="val2" office:value-type="string" calcext:value-type="string">
            <text:p>Proyectos/Iniciativas</text:p>
          </table:table-cell>
          <table:table-cell table:style-name="ce6" office:value-type="string" calcext:value-type="string">
            <text:p>Campaña que consta de tres piezas audiovisuales que giran en torno a consejos sobre el uso de redes, la privacidad y el ciberbullying.</text:p>
          </table:table-cell>
          <table:table-cell table:style-name="ce6" table:content-validation-name="val1" office:value-type="string" calcext:value-type="string">
            <text:p>Ciberbullying</text:p>
          </table:table-cell>
        </table:table-row>
        <table:table-row table:style-name="ro1">
          <table:table-cell table:style-name="ce1" office:value-type="date" office:date-value="2020-04-17" calcext:value-type="date">
            <text:p>17/04/2020</text:p>
          </table:table-cell>
          <table:table-cell table:style-name="ce6" table:content-validation-name="val1" office:value-type="string" calcext:value-type="string">
            <text:p>Antigua y Barbuda</text:p>
          </table:table-cell>
          <table:table-cell table:style-name="ce6" office:value-type="string" calcext:value-type="string">
            <text:p>Teleasistencia (línea directa)</text:p>
          </table:table-cell>
          <table:table-cell table:style-name="ce6" table:content-validation-name="val2" office:value-type="string" calcext:value-type="string">
            <text:p>Proyectos/Iniciativas</text:p>
          </table:table-cell>
          <table:table-cell table:style-name="ce6" office:value-type="string" calcext:value-type="string">
            <text:p>Servicio de asistencia en línea que incluye asesoría, intervenciones familiares y referencias de apoy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Argentina</text:p>
          </table:table-cell>
          <table:table-cell table:style-name="ce6" office:value-type="string" calcext:value-type="string">
            <text:p>Plan Nacional de Acción contra las Violencias por Motivos de Género</text:p>
          </table:table-cell>
          <table:table-cell table:style-name="ce6" table:content-validation-name="val1" office:value-type="string" calcext:value-type="string">
            <text:p>Planes y Programas</text:p>
          </table:table-cell>
          <table:table-cell table:style-name="ce6" office:value-type="string" calcext:value-type="string">
            <text:p>Actualización del Plan de Violencia contra las mujeres, incorpora el abordaje de las violencias por motivos de género incluyendo a la población LGBTI.</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03" calcext:value-type="date">
            <text:p>03/08/2020</text:p>
          </table:table-cell>
          <table:table-cell table:style-name="ce6" table:content-validation-name="val1" office:value-type="string" calcext:value-type="string">
            <text:p>Argentina</text:p>
          </table:table-cell>
          <table:table-cell table:style-name="ce6" office:value-type="string" calcext:value-type="string">
            <text:p>Encuestas telefónicas sobre Política Criminal</text:p>
          </table:table-cell>
          <table:table-cell table:style-name="ce6" table:content-validation-name="val1" office:value-type="string" calcext:value-type="string">
            <text:p>Proyectos/Iniciativas</text:p>
          </table:table-cell>
          <table:table-cell table:style-name="ce6" office:value-type="string" calcext:value-type="string">
            <text:p>Aplicación de una encuesta nacional sobre violencia contra las mujer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7" calcext:value-type="date">
            <text:p>17/04/2020</text:p>
          </table:table-cell>
          <table:table-cell table:style-name="ce6" table:content-validation-name="val1" office:value-type="string" calcext:value-type="string">
            <text:p>Argentina</text:p>
          </table:table-cell>
          <table:table-cell table:style-name="ce6" office:value-type="string" calcext:value-type="string">
            <text:p>Programa Articular</text:p>
          </table:table-cell>
          <table:table-cell table:style-name="ce6" table:content-validation-name="val1" office:value-type="string" calcext:value-type="string">
            <text:p>Planes y Programas</text:p>
          </table:table-cell>
          <table:table-cell table:style-name="ce6" office:value-type="string" calcext:value-type="string">
            <text:p>El Programa Articular busca fortalecer organizaciones de la sociedad civil en la formulación e implementación de proyectos en ámbitos comunitarios vinculados con las violencias por motivos de género, cuidados y la promoción de la diversidad a través de transferencias de recursos y asistencia técnica. El programa prevé la asistencia financiera para proyectos por sumas de hasta 300.000 pes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Argentina</text:p>
          </table:table-cell>
          <table:table-cell table:style-name="ce6" office:value-type="string" calcext:value-type="string">
            <text:p>Recomendaciones para gobiernos provinciales y municipales en <text:s/>materia de políticas de género y diversidad en el contexto de la emergencia sanitaria por el COVID-19</text:p>
          </table:table-cell>
          <table:table-cell table:style-name="ce6" table:content-validation-name="val1" office:value-type="string" calcext:value-type="string">
            <text:p>Proyectos/Iniciativas</text:p>
          </table:table-cell>
          <table:table-cell table:style-name="ce6" office:value-type="string" calcext:value-type="string">
            <text:p>Compendio de iniciativas y sugerencias en temas de género y diversidad para Municipios y Provincias en contexto de la Emergencia Sanitar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25" calcext:value-type="date">
            <text:p>25/07/2020</text:p>
          </table:table-cell>
          <table:table-cell table:style-name="ce6" table:content-validation-name="val1" office:value-type="string" calcext:value-type="string">
            <text:p>Argentina</text:p>
          </table:table-cell>
          <table:table-cell table:style-name="ce6" office:value-type="string" calcext:value-type="string">
            <text:p>Programa de Escuelas Populares de Formación en Género y Diversidad</text:p>
          </table:table-cell>
          <table:table-cell table:style-name="ce6" table:content-validation-name="val1" office:value-type="string" calcext:value-type="string">
            <text:p>Planes y Programas</text:p>
          </table:table-cell>
          <table:table-cell table:style-name="ce6" office:value-type="string" calcext:value-type="string">
            <text:p>Este programa prevé el apoyo económico y acompañamiento técnico de proyectos de formación en género y diversidad desarrollados, principalmente, por organizaciones de la sociedad civil. Así, se buscarán impulsar proyectos que permitan el intercambio de experiencias significativas que generen reflexiones críticas sobre las relaciones de poder y dominación, desigualdades y violenci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9" calcext:value-type="date">
            <text:p>19/05/2020</text:p>
          </table:table-cell>
          <table:table-cell table:style-name="ce6" table:content-validation-name="val1" office:value-type="string" calcext:value-type="string">
            <text:p>Argentina</text:p>
          </table:table-cell>
          <table:table-cell table:style-name="ce6" office:value-type="string" calcext:value-type="string">
            <text:p>Capacitamos a las máximas autoridades del Ministerio de Seguridad y de las Fuerzas Federales en el marco de la Ley Micaela</text:p>
          </table:table-cell>
          <table:table-cell table:style-name="ce6" table:content-validation-name="val2" office:value-type="string" calcext:value-type="string">
            <text:p>Proyectos/Iniciativas</text:p>
          </table:table-cell>
          <table:table-cell table:style-name="ce6" office:value-type="string" calcext:value-type="string">
            <text:p>Capacitación obligatoria para la sensibilización en cuestiones de género y violencia de género para las máximas autoridades del Ministerio de Seguridad de la Nación y de las cuatro fuerzas de seguridad nacional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2" calcext:value-type="date">
            <text:p>02/07/2020</text:p>
          </table:table-cell>
          <table:table-cell table:style-name="ce6" table:content-validation-name="val1" office:value-type="string" calcext:value-type="string">
            <text:p>Argentina</text:p>
          </table:table-cell>
          <table:table-cell table:style-name="ce6" office:value-type="string" calcext:value-type="string">
            <text:p>Programa para el Apoyo Urgente y la Asistencia Integral Inmediata ante casos de Femicidio, Travesticidio y Transfemicidio</text:p>
          </table:table-cell>
          <table:table-cell table:style-name="ce6" table:content-validation-name="val2" office:value-type="string" calcext:value-type="string">
            <text:p>Planes y Programas</text:p>
          </table:table-cell>
          <table:table-cell table:style-name="ce6" office:value-type="string" calcext:value-type="string">
            <text:p>El programa tiene por objeto asistir integralmente a través de una prestación económica, asesoramiento psicológico y/o legal a aquellas personas del grupo familiar y/o allegados/as de víctimas de femicidio, travesticidio y transfemicidio, como parte de la política de abordaje integral.</text:p>
          </table:table-cell>
          <table:table-cell table:style-name="ce6" table:content-validation-name="val1" office:value-type="string" calcext:value-type="string">
            <text:p>Violencia Doméstica/VIF</text:p>
          </table:table-cell>
        </table:table-row>
        <table:table-row table:style-name="ro2">
          <table:table-cell table:style-name="ce1" office:value-type="date" office:date-value="2020-04-15" calcext:value-type="date">
            <text:p>15/04/2020</text:p>
          </table:table-cell>
          <table:table-cell table:style-name="ce6" table:content-validation-name="val1" office:value-type="string" calcext:value-type="string">
            <text:p>Argentina</text:p>
          </table:table-cell>
          <table:table-cell table:style-name="ce6" office:value-type="string" calcext:value-type="string">
            <text:p>Medidas en materia de género y diversidad en el marco de la emergencia sanitaria</text:p>
          </table:table-cell>
          <table:table-cell table:style-name="ce6" table:content-validation-name="val1" office:value-type="string" calcext:value-type="string">
            <text:p>Planes y Programas</text:p>
          </table:table-cell>
          <table:table-cell table:style-name="ce6" office:value-type="string" calcext:value-type="string">
            <text:p>Reforzamiento de las acciones y dispositivos nacionales de atención destinadas a aquellas personas que estén en situaciones de violencia por motivos de género en contexto de distanciamiento social forzoso. En detalle, se reforzaron los canales de atención de la Línea 144, única línea de teléfono de alcance federal abocada a la atención, contención y asesoramiento integral de las personas en situación de violencia por motivos de género, sus familiares y su círculo de confianza. Asimismo, se generó otro canal de comunicación a través de la siguiente dirección de correo electrónico: linea144@mingeneros.gob.ar y https://www.argentina.gob.ar/aplicaciones/linea144-atencion-mujeres. También, se habilitaron líneas de contacto directo a través de WhatsApp para aquellas personas que no puedan llamar por teléfono: (+54) 1127716463 / 1127759047 / 1127759048. Finalmente, se crearon campañas sobre el programa y canales específicos para la vinculación directa con gobiernos provinciales, locales, y con las organizaciones de la sociedad civil, comunitarias y territoriales, a fin de fortalecer los hogares de protección integral y gestionar los recursos necesarios según las demandas que surjan en el marco de la emergencia.</text:p>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5" calcext:value-type="date">
            <text:p>05/04/2020</text:p>
          </table:table-cell>
          <table:table-cell table:style-name="ce6" table:content-validation-name="val1" office:value-type="string" calcext:value-type="string">
            <text:p>Argentina</text:p>
          </table:table-cell>
          <table:table-cell table:style-name="ce6" office:value-type="string" calcext:value-type="string">
            <text:p>RESOL-2020-15-APN-MMGYD que considera supuesto de fuerza mayor las situaciones mujeres o personas LGTTBI solas o junto a sus hijos e hijas salgan de sus domicilios</text:p>
          </table:table-cell>
          <table:table-cell table:style-name="ce6" table:content-validation-name="val1" office:value-type="string" calcext:value-type="string">
            <text:p>Proyectos/Iniciativas</text:p>
          </table:table-cell>
          <table:table-cell table:style-name="ce6" office:value-type="string" calcext:value-type="string">
            <text:p>RESOL-2020-15-APN-MMGYD que considera supuesto de fuerza mayor todas aquellas situaciones por las cuales las mujeres o personas LGTTBI solas o junto a sus hijos e hijas salgan de sus domicilios a los fines de realizar las pertinentes denuncias penales respecto de hechos de violencia o se dirijan a requerir auxilio, asistencia o protección en razón de la situación de violencia que se encuentren transitand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Argentina</text:p>
          </table:table-cell>
          <table:table-cell table:style-name="ce6" office:value-type="string" calcext:value-type="string">
            <text:p>Informe Estadístico Primer Trimestre de 2020</text:p>
          </table:table-cell>
          <table:table-cell table:style-name="ce6" table:content-validation-name="val1" office:value-type="string" calcext:value-type="string">
            <text:p>Proyectos/Iniciativas</text:p>
          </table:table-cell>
          <table:table-cell table:style-name="ce6" office:value-type="string" calcext:value-type="string">
            <text:p>Informe estadístico de violencia doméstica durante el primer trimestre 2020, junio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19-12-01" calcext:value-type="date">
            <text:p>01/12/2019</text:p>
          </table:table-cell>
          <table:table-cell table:style-name="ce6" table:content-validation-name="val1" office:value-type="string" calcext:value-type="string">
            <text:p>Argentina</text:p>
          </table:table-cell>
          <table:table-cell table:style-name="ce6" office:value-type="string" calcext:value-type="string">
            <text:p>Datos abiertos de la Oficina de Violencia Doméstica</text:p>
          </table:table-cell>
          <table:table-cell table:style-name="ce6" table:content-validation-name="val1" office:value-type="string" calcext:value-type="string">
            <text:p>Proyectos/Iniciativas</text:p>
          </table:table-cell>
          <table:table-cell table:style-name="ce6" office:value-type="string" calcext:value-type="string">
            <text:p>Datos abiertos de la Oficina de Violencia Doméstica correspondientes a 20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Argentina</text:p>
          </table:table-cell>
          <table:table-cell table:style-name="ce6" office:value-type="string" calcext:value-type="string">
            <text:p>Medidas urgentes sugeridas a fiscales para casos de violencia de género durante el aislamiento</text:p>
          </table:table-cell>
          <table:table-cell table:style-name="ce6" table:content-validation-name="val2" office:value-type="string" calcext:value-type="string">
            <text:p>Proyectos/Iniciativas</text:p>
          </table:table-cell>
          <table:table-cell table:style-name="ce6" office:value-type="string" calcext:value-type="string">
            <text:p>Medidas urgentes sugeridas a fiscales para casos de violencia de género durante el aislamiento preventivo y obligatorio dispuesto a raíz de la pandemia por COVID-19. <text:s/>Atención prioritaria, desplazamiento urgente y medidas cautelar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28" calcext:value-type="date">
            <text:p>28/07/2020</text:p>
          </table:table-cell>
          <table:table-cell table:style-name="ce6" table:content-validation-name="val1" office:value-type="string" calcext:value-type="string">
            <text:p>Argentina</text:p>
          </table:table-cell>
          <table:table-cell table:style-name="ce6" office:value-type="string" calcext:value-type="string">
            <text:p>Programa Generar</text:p>
          </table:table-cell>
          <table:table-cell table:style-name="ce6" table:content-validation-name="val2" office:value-type="string" calcext:value-type="string">
            <text:p>Planes y Programas</text:p>
          </table:table-cell>
          <table:table-cell table:style-name="ce6" office:value-type="string" calcext:value-type="string">
            <text:p>El Programa Generar busca promover la creación de espacios institucionales en áreas de género y diversidad a nivel provincial y municipal, y fortalecer las áreas ya existentes impulsando su jerarquización y consolidación en todos los niveles del Estado. Este programa es una de las acciones que forman parte del Plan Nacional de Acción contra las Violencias por Motivos de Género 2020-2022. El programa brindará asistencia técnica, capacitación y recursos para apoyar acciones y proyectos específic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7" calcext:value-type="date">
            <text:p>07/05/2020</text:p>
          </table:table-cell>
          <table:table-cell table:style-name="ce6" table:content-validation-name="val1" office:value-type="string" calcext:value-type="string">
            <text:p>Argentina</text:p>
          </table:table-cell>
          <table:table-cell table:style-name="ce6" office:value-type="string" calcext:value-type="string">
            <text:p>Capacitación a la Honorable Cámara de Diputados de la Nación en el marco de la Ley Micaela</text:p>
          </table:table-cell>
          <table:table-cell table:style-name="ce6" table:content-validation-name="val2" office:value-type="string" calcext:value-type="string">
            <text:p>Proyectos/Iniciativas</text:p>
          </table:table-cell>
          <table:table-cell table:style-name="ce6" office:value-type="string" calcext:value-type="string">
            <text:p>Capacitación a la Honorable Cámara de Diputados de la Nación prevista en la Ley Micaela, que establece la formación obligatoria en género y violencia por motivos de género para todas las personas que se desempeñan en la función pública en los poderes Ejecutivo, Legislativo y Judicial de la Nación.</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26" calcext:value-type="date">
            <text:p>26/05/2020</text:p>
          </table:table-cell>
          <table:table-cell table:style-name="ce6" table:content-validation-name="val1" office:value-type="string" calcext:value-type="string">
            <text:p>Argentina</text:p>
          </table:table-cell>
          <table:table-cell table:style-name="ce6" office:value-type="string" calcext:value-type="string">
            <text:p>Toma de denuncias por violencia de género durante aislamiento preventivo obligatorio por COVID-19 </text:p>
          </table:table-cell>
          <table:table-cell table:style-name="ce6" table:content-validation-name="val1" office:value-type="string" calcext:value-type="string">
            <text:p>Proyectos/Iniciativas</text:p>
          </table:table-cell>
          <table:table-cell table:style-name="ce6" office:value-type="string" calcext:value-type="string">
            <text:p>Pautas básicas para que las y los operadores policiales tomen denuncias por violencia de género durante el aislamiento preventivo obligatorio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Argentina</text:p>
          </table:table-cell>
          <table:table-cell table:style-name="ce6" office:value-type="string" calcext:value-type="string">
            <text:p>Toma de denuncias por violencia de género durante aislamiento preventivo obligatorio por COVID-19</text:p>
          </table:table-cell>
          <table:table-cell table:style-name="ce6" table:content-validation-name="val2" office:value-type="string" calcext:value-type="string">
            <text:p>Proyectos/Iniciativas</text:p>
          </table:table-cell>
          <table:table-cell table:style-name="ce6" office:value-type="string" calcext:value-type="string">
            <text:p>Pautas para el personal policial para actuar en casos de violencia de género ocurridos durante el aislamiento social.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1" calcext:value-type="date">
            <text:p>01/07/2020</text:p>
          </table:table-cell>
          <table:table-cell table:style-name="ce6" table:content-validation-name="val1" office:value-type="string" calcext:value-type="string">
            <text:p>Argentina</text:p>
          </table:table-cell>
          <table:table-cell table:style-name="ce6" office:value-type="string" calcext:value-type="string">
            <text:p>Intervenciones domiciliarias por casos de violencia familiar - línea 137, 202006 y 202007</text:p>
          </table:table-cell>
          <table:table-cell table:style-name="ce6" table:content-validation-name="val2" office:value-type="string" calcext:value-type="string">
            <text:p>Productos/Recursos</text:p>
          </table:table-cell>
          <table:table-cell table:style-name="ce6" office:value-type="string" calcext:value-type="string">
            <text:p>Este recurso contiene las intervenciones domiciliarias por casos de violencia familiar efectuados a partir de llamados a la línea 137 en julio de 2020, en CABA. La unidad de análisis de este recurso son las víctimas (puede haber más de una víctima/fila por intervención).</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Argentina</text:p>
          </table:table-cell>
          <table:table-cell table:style-name="ce6" office:value-type="string" calcext:value-type="string">
            <text:p>Registro, sistematización y seguimiento de femicidios y homicidios agravados por el género</text:p>
          </table:table-cell>
          <table:table-cell table:style-name="ce6" table:content-validation-name="val1" office:value-type="string" calcext:value-type="string">
            <text:p>Productos/Recursos</text:p>
          </table:table-cell>
          <table:table-cell table:style-name="ce6" office:value-type="string" calcext:value-type="string">
            <text:p>Registro, sistematización y seguimiento de femicidios y homicidios agravados por el géner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Argentina</text:p>
          </table:table-cell>
          <table:table-cell table:style-name="ce6" office:value-type="string" calcext:value-type="string">
            <text:p>Informe Estadístico Primer Trimestre 2020 </text:p>
          </table:table-cell>
          <table:table-cell table:style-name="ce6" table:content-validation-name="val2" office:value-type="string" calcext:value-type="string">
            <text:p>Productos/Recursos</text:p>
          </table:table-cell>
          <table:table-cell table:style-name="ce6" office:value-type="string" calcext:value-type="string">
            <text:p>Informe estadístico del primer trimestre del impacto del COVID-19 en la violencia doméstic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6" calcext:value-type="date">
            <text:p>26/03/2020</text:p>
          </table:table-cell>
          <table:table-cell table:style-name="ce6" table:content-validation-name="val1" office:value-type="string" calcext:value-type="string">
            <text:p>Bahamas</text:p>
          </table:table-cell>
          <table:table-cell table:style-name="ce6" office:value-type="string" calcext:value-type="string">
            <text:p>Línea de atención directa 24H</text:p>
          </table:table-cell>
          <table:table-cell table:style-name="ce6" table:content-validation-name="val2" office:value-type="string" calcext:value-type="string">
            <text:p>Proyectos/Iniciativas</text:p>
          </table:table-cell>
          <table:table-cell table:style-name="ce6" office:value-type="string" calcext:value-type="string">
            <text:p>Línea directa las 24 horas para la atención psicológica y emocional.</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31" calcext:value-type="date">
            <text:p>31/03/2020</text:p>
          </table:table-cell>
          <table:table-cell table:style-name="ce6" table:content-validation-name="val1" office:value-type="string" calcext:value-type="string">
            <text:p>Barbados</text:p>
          </table:table-cell>
          <table:table-cell table:style-name="ce6" office:value-type="string" calcext:value-type="string">
            <text:p>Pronunciamiento del Poder Judicial</text:p>
          </table:table-cell>
          <table:table-cell table:style-name="ce6" table:content-validation-name="val1" office:value-type="string" calcext:value-type="string">
            <text:p>Proyectos/Iniciativas</text:p>
          </table:table-cell>
          <table:table-cell table:style-name="ce6" office:value-type="string" calcext:value-type="string">
            <text:p>El pronunciamiento del Poder Judicial sostuvo que los tribunales continuarán escuchando casos de violencia doméstic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4" calcext:value-type="date">
            <text:p>04/04/2020</text:p>
          </table:table-cell>
          <table:table-cell table:style-name="ce6" table:content-validation-name="val1" office:value-type="string" calcext:value-type="string">
            <text:p>Barbados</text:p>
          </table:table-cell>
          <table:table-cell table:style-name="ce6" office:value-type="string" calcext:value-type="string">
            <text:p>Líneas de emergencia y medidas con perspectiva de género</text:p>
          </table:table-cell>
          <table:table-cell table:style-name="ce6" table:content-validation-name="val2" office:value-type="string" calcext:value-type="string">
            <text:p>Proyectos/Iniciativas</text:p>
          </table:table-cell>
          <table:table-cell table:style-name="ce6" office:value-type="string" calcext:value-type="string">
            <text:p>El Ministerio de Empoderamiento de las Personas y Asuntos de Ancianos alienta a cualquier persona que pueda ser víctima de violencia doméstica durante el cierre nacional, o que sepa de cualquier persona que pueda ser abusada durante este tiempo, a llamar a su línea de ayuda las 24 horas, 536-HOPE o 536- 4673.</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9" calcext:value-type="date">
            <text:p>19/05/2020</text:p>
          </table:table-cell>
          <table:table-cell table:style-name="ce7" table:content-validation-name="val1" office:value-type="string" calcext:value-type="string">
            <text:p>Bolivia </text:p>
          </table:table-cell>
          <table:table-cell table:style-name="ce6" office:value-type="string" calcext:value-type="string">
            <text:p>Cursos virtuales de especialización sobre medidas de protección y delitos de violencia sexual</text:p>
          </table:table-cell>
          <table:table-cell table:style-name="ce6" table:content-validation-name="val1" office:value-type="string" calcext:value-type="string">
            <text:p>Proyectos/Iniciativas</text:p>
          </table:table-cell>
          <table:table-cell table:style-name="ce6" office:value-type="string" calcext:value-type="string">
            <text:p>Cursos de Especialización en la Actuación para Medidas de Protección, Investigación, Sanción y Reparación Integral de daños en Delitos de Violencia Sexual y en Razón de Género. Las capacitaciones buscan unificar criterios y aclarar dudas en cuanto a la investigación y persecución penal, bajo un enfoque de género por el aumento de casos durante la pandem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Bolivia </text:p>
          </table:table-cell>
          <table:table-cell table:style-name="ce6" office:value-type="string" calcext:value-type="string">
            <text:p>Guía de actuación para mujeres en situación de violencia de género, en Declaratoria de Cuarentena Total por el COVID-19, en Bolivia</text:p>
          </table:table-cell>
          <table:table-cell table:style-name="ce6" table:content-validation-name="val1" office:value-type="string" calcext:value-type="string">
            <text:p>Productos/Recursos</text:p>
          </table:table-cell>
          <table:table-cell table:style-name="ce6" office:value-type="string" calcext:value-type="string">
            <text:p>Guía con información general de las instituciones especializadas para atender casos de violencia doméstica a nivel nacional, número telefónicos, asistencias jurídica, emocional y salud.</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30" calcext:value-type="date">
            <text:p>30/05/2020</text:p>
          </table:table-cell>
          <table:table-cell table:style-name="ce6" table:content-validation-name="val1" office:value-type="string" calcext:value-type="string">
            <text:p>Bolivia </text:p>
          </table:table-cell>
          <table:table-cell table:style-name="ce6" office:value-type="string" calcext:value-type="string">
            <text:p>"Me ha engañado" La historia de Janet - Documental sobre el Femicidio</text:p>
          </table:table-cell>
          <table:table-cell table:style-name="ce6" table:content-validation-name="val1" office:value-type="string" calcext:value-type="string">
            <text:p>Proyectos/Iniciativas</text:p>
          </table:table-cell>
          <table:table-cell table:style-name="ce6" office:value-type="string" calcext:value-type="string">
            <text:p>Documental producido por la Defensoría del Pueblo Bolivia que busca concientizar sobre el femicidio a sus espectador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Bolivia </text:p>
          </table:table-cell>
          <table:table-cell table:style-name="ce6" office:value-type="string" calcext:value-type="string">
            <text:p>Línea gratuita 800 11 3040 Familia Segura</text:p>
          </table:table-cell>
          <table:table-cell table:style-name="ce6" table:content-validation-name="val1" office:value-type="string" calcext:value-type="string">
            <text:p>Proyectos/Iniciativas</text:p>
          </table:table-cell>
          <table:table-cell table:style-name="ce6" office:value-type="string" calcext:value-type="string">
            <text:p>La línea gratuita 800 11 3040 Familia Segura es un servicio de atención y respuesta especializado en situaciones de violencia intrafamiliar y sexual o ayuda psico-emocional ante los efectos por pandemia de COVID-19 que brinda contención emocional, atención especializada en psicología clínica y psiquiatría (derivación). Asimismo, brinda información sobre medidas preventivas e instrucciones claras para evitar la propagación del virus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3" calcext:value-type="date">
            <text:p>23/04/2020</text:p>
          </table:table-cell>
          <table:table-cell table:style-name="ce6" table:content-validation-name="val1" office:value-type="string" calcext:value-type="string">
            <text:p>Bolivia </text:p>
          </table:table-cell>
          <table:table-cell table:style-name="ce6" office:value-type="string" calcext:value-type="string">
            <text:p>Protocolo para Procedimientos de la FELCV durante el Estado de Emergencia Sanitario por el COVID-19</text:p>
          </table:table-cell>
          <table:table-cell table:style-name="ce6" table:content-validation-name="val1" office:value-type="string" calcext:value-type="string">
            <text:p>Proyectos/Iniciativas</text:p>
          </table:table-cell>
          <table:table-cell table:style-name="ce6" office:value-type="string" calcext:value-type="string">
            <text:p>Protocolo para Procedimientos de la Fuerza Especial de Lucha contra la Violencia (FELCV) durante el Estado de Emergencia Sanitario por el COVID-19, para la atención de hechos de violencia de géner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29" calcext:value-type="date">
            <text:p>29/06/2020</text:p>
          </table:table-cell>
          <table:table-cell table:style-name="ce6" table:content-validation-name="val1" office:value-type="string" calcext:value-type="string">
            <text:p>Bolivia </text:p>
          </table:table-cell>
          <table:table-cell table:style-name="ce6" office:value-type="string" calcext:value-type="string">
            <text:p>Orientaciones para la actuación de las defensorías de la niñez y adolescencia durante la emergencia sanitaria por COVID-19</text:p>
          </table:table-cell>
          <table:table-cell table:style-name="ce6" table:content-validation-name="val1" office:value-type="string" calcext:value-type="string">
            <text:p>Proyectos/Iniciativas</text:p>
          </table:table-cell>
          <table:table-cell table:style-name="ce6" office:value-type="string" calcext:value-type="string">
            <text:p>Guía de actuación para atender y proteger a menores en situación de vulnerabilidad.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30" calcext:value-type="date">
            <text:p>30/03/2020</text:p>
          </table:table-cell>
          <table:table-cell table:style-name="ce6" table:content-validation-name="val1" office:value-type="string" calcext:value-type="string">
            <text:p>Bolivia </text:p>
          </table:table-cell>
          <table:table-cell table:style-name="ce6" office:value-type="string" calcext:value-type="string">
            <text:p>Curso virtual “Prevención de la Violencia de Género”</text:p>
          </table:table-cell>
          <table:table-cell table:style-name="ce6" table:content-validation-name="val1" office:value-type="string" calcext:value-type="string">
            <text:p>Proyectos/Iniciativas</text:p>
          </table:table-cell>
          <table:table-cell table:style-name="ce6" office:value-type="string" calcext:value-type="string">
            <text:p>Este curso virtual tiene por objetivo que la población en general identifique las causas de la violencia de género y sus formas de prevención; conozca los mecanismos de protección y sanción ante este delito; e, incida para que quienes son víctimas de violencia puedan denunciarla en los canales disponibles para tales efect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03" calcext:value-type="date">
            <text:p>03/08/2020</text:p>
          </table:table-cell>
          <table:table-cell table:style-name="ce6" table:content-validation-name="val1" office:value-type="string" calcext:value-type="string">
            <text:p>Bolivia </text:p>
          </table:table-cell>
          <table:table-cell table:style-name="ce6" office:value-type="string" calcext:value-type="string">
            <text:p>Capacitación el uso del maletín de investigaciones en delitos de feminicidio e infanticidio</text:p>
          </table:table-cell>
          <table:table-cell table:style-name="ce6" table:content-validation-name="val2" office:value-type="string" calcext:value-type="string">
            <text:p>Proyectos/Iniciativas</text:p>
          </table:table-cell>
          <table:table-cell table:style-name="ce6" office:value-type="string" calcext:value-type="string">
            <text:p>Capacitación dirigida a servidores públicos con el propósito de desarrollar competencias para investigar y recolectar información en hechos en feminicidio e infanticidio.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17" calcext:value-type="date">
            <text:p>17/08/2020</text:p>
          </table:table-cell>
          <table:table-cell table:style-name="ce6" table:content-validation-name="val1" office:value-type="string" calcext:value-type="string">
            <text:p>Bolivia </text:p>
          </table:table-cell>
          <table:table-cell table:style-name="ce6" office:value-type="string" calcext:value-type="string">
            <text:p>Estadísticas de feminicidio</text:p>
          </table:table-cell>
          <table:table-cell table:style-name="ce6" table:content-validation-name="val1" office:value-type="string" calcext:value-type="string">
            <text:p>Productos/Recursos</text:p>
          </table:table-cell>
          <table:table-cell table:style-name="ce6" office:value-type="string" calcext:value-type="string">
            <text:p>Estadísticas de feminicidi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17" calcext:value-type="date">
            <text:p>17/08/2020</text:p>
          </table:table-cell>
          <table:table-cell table:style-name="ce6" table:content-validation-name="val1" office:value-type="string" calcext:value-type="string">
            <text:p>Bolivia </text:p>
          </table:table-cell>
          <table:table-cell table:style-name="ce6" office:value-type="string" calcext:value-type="string">
            <text:p>Delitos de la Ley 348</text:p>
          </table:table-cell>
          <table:table-cell table:style-name="ce6" table:content-validation-name="val2" office:value-type="string" calcext:value-type="string">
            <text:p>Productos/Recursos</text:p>
          </table:table-cell>
          <table:table-cell table:style-name="ce6" office:value-type="string" calcext:value-type="string">
            <text:p>Estadísticas durante cuarenten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Brasil</text:p>
          </table:table-cell>
          <table:table-cell table:style-name="ce6" office:value-type="string" calcext:value-type="string">
            <text:p>Aplicación de Derechos Humanos Brasil</text:p>
          </table:table-cell>
          <table:table-cell table:style-name="ce6" table:content-validation-name="val2" office:value-type="string" calcext:value-type="string">
            <text:p>Proyectos/Iniciativas</text:p>
          </table:table-cell>
          <table:table-cell table:style-name="ce6" office:value-type="string" calcext:value-type="string">
            <text:p>La solicitud permite la creación de denuncias por violación a los derechos humanos. Las quejas pueden hacerse de manera identificada o anónima. Cada informe recibe un número de protocolo para el seguimiento en tiempo real del progreso. Será posible hacer quejas por videollamada y chatear directamente con un asistente debidamente capacitado, <text:s/>tendrá un área especial para el idioma brasileño de los sign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4" calcext:value-type="date">
            <text:p>14/04/2020</text:p>
          </table:table-cell>
          <table:table-cell table:style-name="ce6" table:content-validation-name="val1" office:value-type="string" calcext:value-type="string">
            <text:p>Brasil</text:p>
          </table:table-cell>
          <table:table-cell table:style-name="ce6" office:value-type="string" calcext:value-type="string">
            <text:p>Portal Exclusivo para Denuncias - Defensoría Nacional de los Derechos Humanos</text:p>
          </table:table-cell>
          <table:table-cell table:style-name="ce6" table:content-validation-name="val2" office:value-type="string" calcext:value-type="string">
            <text:p>Proyectos/Iniciativas</text:p>
          </table:table-cell>
          <table:table-cell table:style-name="ce6" office:value-type="string" calcext:value-type="string">
            <text:p>Disposición de plataformas digitales, aplicaciones y sitios web para las denuncias y reclamaciones por situaciones de violencia y agresión.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22" calcext:value-type="date">
            <text:p>22/06/2020</text:p>
          </table:table-cell>
          <table:table-cell table:style-name="ce6" table:content-validation-name="val1" office:value-type="string" calcext:value-type="string">
            <text:p>Brasil</text:p>
          </table:table-cell>
          <table:table-cell table:style-name="ce6" office:value-type="string" calcext:value-type="string">
            <text:p>Ordenanza No. 340 de 22 de junio de 2020. Crea el Protocolo Nacional de Investigación y Experiencia en Crímenes de Feminicidios</text:p>
          </table:table-cell>
          <table:table-cell table:style-name="ce6" table:content-validation-name="val2" office:value-type="string" calcext:value-type="string">
            <text:p>Proyectos/Iniciativas</text:p>
          </table:table-cell>
          <table:table-cell table:style-name="ce6" office:value-type="string" calcext:value-type="string">
            <text:p>Protocolo de normalización en la investigación y experiencia de los delitos de feminicidi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Brasil</text:p>
          </table:table-cell>
          <table:table-cell table:style-name="ce6" office:value-type="string" calcext:value-type="string">
            <text:p> Campaña "¡Hola vecino!"</text:p>
          </table:table-cell>
          <table:table-cell table:style-name="ce6" table:content-validation-name="val2" office:value-type="string" calcext:value-type="string">
            <text:p>Proyectos/Iniciativas</text:p>
          </table:table-cell>
          <table:table-cell table:style-name="ce6" office:value-type="string" calcext:value-type="string">
            <text:p>Piezas de campaña dirigidas a condominios con el propósito de involucrar a todo el vecindario en la batalla contra la violencia doméstica, especialmente en el período pandémico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Brasil</text:p>
          </table:table-cell>
          <table:table-cell table:style-name="ce6" office:value-type="string" calcext:value-type="string">
            <text:p>Programa You Are Not Alone (Asociación con Avon para abordar la violencia doméstica durante la pandemia)</text:p>
          </table:table-cell>
          <table:table-cell table:style-name="ce6" table:content-validation-name="val1" office:value-type="string" calcext:value-type="string">
            <text:p>Proyectos/Iniciativas</text:p>
          </table:table-cell>
          <table:table-cell table:style-name="ce6" office:value-type="string" calcext:value-type="string">
            <text:p>La asociación con la Ligue 180 consiste en la difusión del canal como el principal vehículo de orientación a las mujeres en situaciones de violencia; recepción de quejas sobre los servicios de la red de servicios; proporción de orientación legal a las víctimas; y, derivación a otros servicios de apoyo si es necesario. Además, el canal también comparte información sobre los servicios públicos disponibles para las mujeres en el territorio nacional.</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Brasil</text:p>
          </table:table-cell>
          <table:table-cell table:style-name="ce6" office:value-type="string" calcext:value-type="string">
            <text:p>Curso gratuito "Violencia doméstica y familiar contra las mujeres durante el aislamiento social"</text:p>
          </table:table-cell>
          <table:table-cell table:style-name="ce6" table:content-validation-name="val1" office:value-type="string" calcext:value-type="string">
            <text:p>Proyectos/Iniciativas</text:p>
          </table:table-cell>
          <table:table-cell table:style-name="ce6" office:value-type="string" calcext:value-type="string">
            <text:p>Curso gratuito dirigido, principalmente, a las instituciones que conforman la red de servicios de la mujer. El curso aborda los conceptos básicos del proceso de violencia doméstica, la legislación, las herramientas de evaluación de riesgos, los impactos pandémicos, la importancia de la creación de redes, la revictimización de la atención y las cuestiones relacionadas con la comunicación externa de la violen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9" calcext:value-type="date">
            <text:p>09/04/2020</text:p>
          </table:table-cell>
          <table:table-cell table:style-name="ce6" table:content-validation-name="val1" office:value-type="string" calcext:value-type="string">
            <text:p>Brasil</text:p>
          </table:table-cell>
          <table:table-cell table:style-name="ce6" office:value-type="string" calcext:value-type="string">
            <text:p>Portaria No. 37 de 08 de abril de 2020. Disciplina el registro de sucesos policiales en el contexto de la violencia doméstica y familiar contra la mujer</text:p>
          </table:table-cell>
          <table:table-cell table:style-name="ce6" table:content-validation-name="val2" office:value-type="string" calcext:value-type="string">
            <text:p>Proyectos/Iniciativas</text:p>
          </table:table-cell>
          <table:table-cell table:style-name="ce6" office:value-type="string" calcext:value-type="string">
            <text:p>Portaria No. 37 de 08 de abril de 2020 habilita diferentes instancias para denunciar los delitos en el contexto de violencia doméstica y familiar tales como Policía Especial, Comisaría de Protección de la Niñez, <text:s/>Policía Especial para la represión de delitos por discriminación racial y la comisaría de policía electrónic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4" calcext:value-type="date">
            <text:p>14/04/2020</text:p>
          </table:table-cell>
          <table:table-cell table:style-name="ce6" table:content-validation-name="val1" office:value-type="string" calcext:value-type="string">
            <text:p>Brasil</text:p>
          </table:table-cell>
          <table:table-cell table:style-name="ce6" office:value-type="string" calcext:value-type="string">
            <text:p>Norma de Servicio No. 10 de 14 de abril de 2020. Medidas y actuaciones policiales</text:p>
          </table:table-cell>
          <table:table-cell table:style-name="ce6" table:content-validation-name="val2" office:value-type="string" calcext:value-type="string">
            <text:p>Proyectos/Iniciativas</text:p>
          </table:table-cell>
          <table:table-cell table:style-name="ce6" office:value-type="string" calcext:value-type="string">
            <text:p>Establece como medidas urgentes e imprescindibles realizar llamadas ante casos de a) situaciones flagrantes; b) Investigaciones urgentes de niños presos ; c) Llamadas urgentes; d) audiencias sobre hechos graves; e) instrucciones necesarias para la instrucción de Medidas Cautelar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15" calcext:value-type="date">
            <text:p>15/07/2020</text:p>
          </table:table-cell>
          <table:table-cell table:style-name="ce6" table:content-validation-name="val1" office:value-type="string" calcext:value-type="string">
            <text:p>Brasil</text:p>
          </table:table-cell>
          <table:table-cell table:style-name="ce6" office:value-type="string" calcext:value-type="string">
            <text:p>Folleto para hombres </text:p>
          </table:table-cell>
          <table:table-cell table:style-name="ce6" table:content-validation-name="val1" office:value-type="string" calcext:value-type="string">
            <text:p>Productos/Recursos</text:p>
          </table:table-cell>
          <table:table-cell table:style-name="ce6" office:value-type="string" calcext:value-type="string">
            <text:p>El folleto tiene por objetivo informar de la Ley Maria da Penha: obligaciones y derechos. El informativo contiene la historia de la ley Maria da Penha, los tipos de violencia caracterizados por la legislación, las medidas de protección de emergencia que contempla e información sobre la red de seguridad. Además, presenta información respecto de mitos <text:s/>sobre la violencia doméstica contra las mujeres y actitudes prácticas que contribuyen a prevenir la violencia en las relaciones. La información brindada le permite a los lectores reflexionar sobre la construcción de nuevas formas de relación basadas en el diálogo y de un nuevo modelo de sociedad equitativa en materia de géner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15" calcext:value-type="date">
            <text:p>15/07/2020</text:p>
          </table:table-cell>
          <table:table-cell table:style-name="ce6" table:content-validation-name="val1" office:value-type="string" calcext:value-type="string">
            <text:p>Brasil</text:p>
          </table:table-cell>
          <table:table-cell table:style-name="ce6" office:value-type="string" calcext:value-type="string">
            <text:p>Cuestionario "¿Respetas a las mujeres?"</text:p>
          </table:table-cell>
          <table:table-cell table:style-name="ce6" table:content-validation-name="val2" office:value-type="string" calcext:value-type="string">
            <text:p>Productos/Recursos</text:p>
          </table:table-cell>
          <table:table-cell table:style-name="ce6" office:value-type="string" calcext:value-type="string">
            <text:p>Cuestionario dirigido a la población masculina, con o sin antecedentes de violencia contra las mujeres, que le permite al encuestado la autoidentificación de prácticas violentas contra las mujeres en su comportamiento diario.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Brasil</text:p>
          </table:table-cell>
          <table:table-cell table:style-name="ce6" office:value-type="string" calcext:value-type="string">
            <text:p>Información sobre la atención en la Red Sistema Unificado de Asistencia Social (SUAS) de mujeres víctimas de violencia doméstica y familiar durante la Pandemia de COVID-19</text:p>
          </table:table-cell>
          <table:table-cell table:style-name="ce6" table:content-validation-name="val2" office:value-type="string" calcext:value-type="string">
            <text:p>NA</text:p>
          </table:table-cell>
          <table:table-cell table:style-name="ce6" office:value-type="string" calcext:value-type="string">
            <text:p>Guía informativa sobre la Nota Técnica 25, ofrece recomendaciones generales para la atención de mujeres víctimas de violencia doméstica y familiar durante la pandemia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Brasil</text:p>
          </table:table-cell>
          <table:table-cell table:style-name="ce6" office:value-type="string" calcext:value-type="string">
            <text:p>Ordenanza No. 86 de 01 de junio de 2020. Aprueba recomendaciones generales para la atención de la mujer en situaciones de violencia doméstica y familiar en la red de asistencia social del Sistema Unificado de Asistencia Social </text:p>
          </table:table-cell>
          <table:table-cell table:style-name="ce6" table:content-validation-name="val2" office:value-type="string" calcext:value-type="string">
            <text:p>Productos/Recursos</text:p>
          </table:table-cell>
          <table:table-cell table:style-name="ce6" office:value-type="string" calcext:value-type="string">
            <text:p>Aprueba recomendaciones generales para la atención de la mujer en situaciones de violencia doméstica y familiar en la red de asistencia social del Sistema Unificado de Asistencia Social - SUAS en el contexto de pandemia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7" calcext:value-type="date">
            <text:p>07/07/2020</text:p>
          </table:table-cell>
          <table:table-cell table:style-name="ce6" table:content-validation-name="val1" office:value-type="string" calcext:value-type="string">
            <text:p>Brasil</text:p>
          </table:table-cell>
          <table:table-cell table:style-name="ce6" office:value-type="string" calcext:value-type="string">
            <text:p>Ley No. 14.022 de 07 de julio de 2020. Modifica la Ley No. 13.979, de 6 de febrero de 2020, y prevé medidas para combatir la violencia doméstica y familiar contra las mujeres y combatir la violencia contra los niños, adolescentes, ancianos y personas con discapacidad durante la emergencia de salud pública de importancia internacional resultante del coronavirus responsable del brote de 2019</text:p>
          </table:table-cell>
          <table:table-cell table:style-name="ce6" table:content-validation-name="val1" office:value-type="string" calcext:value-type="string">
            <text:p>Política/Ley</text:p>
          </table:table-cell>
          <table:table-cell table:style-name="ce6" office:value-type="string" calcext:value-type="string">
            <text:p>Modifica la Ley No 13.979, de 6 de febrero de 2020, y prevé medidas para combatir la violencia doméstica y familiar contra las mujeres y combatir la violencia contra los niños, adolescentes, ancianos y personas con discapacidad durante la emergencia de salud pública del coronavirus responsable del brote de 2019. Se extienden y mantienen, sin suspensión, los plazos procesales, la valoración de asuntos, la asistencia de las partes y el otorgamiento de medidas de protección relacionados con hechos de violencia doméstica y familiar cometidos contra mujeres, niños, adolescentes, ancianos y personas con discapacidad y son considerados de carácter urgente.</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3" calcext:value-type="date">
            <text:p>03/04/2020</text:p>
          </table:table-cell>
          <table:table-cell table:style-name="ce6" table:content-validation-name="val1" office:value-type="string" calcext:value-type="string">
            <text:p>Brasil</text:p>
          </table:table-cell>
          <table:table-cell table:style-name="ce6" office:value-type="string" calcext:value-type="string">
            <text:p>Ley No. 13.984, de 03 de abril de 2020. Modifica el Art. 22 de la Ley No. 11.340, de 7 de agosto de 2006, para establecer como medidas de protección urgentes la frecuencia del agresor en el centro de educación y rehabilitación y seguimiento psicosocial</text:p>
          </table:table-cell>
          <table:table-cell table:style-name="ce6" table:content-validation-name="val2" office:value-type="string" calcext:value-type="string">
            <text:p>Política/Ley</text:p>
          </table:table-cell>
          <table:table-cell table:style-name="ce6" office:value-type="string" calcext:value-type="string">
            <text:p>Modifica el artículo 22 de la Ley No 11.340 de 7 de agosto de 2006 (Ley María da Penha), para establecer la urgente asistencia del agresor a los programas de recuperación, reeducación y seguimiento psicosocial a través de la atención individual y/o en un grupo de apoy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5" calcext:value-type="date">
            <text:p>15/05/2020</text:p>
          </table:table-cell>
          <table:table-cell table:style-name="ce6" table:content-validation-name="val1" office:value-type="string" calcext:value-type="string">
            <text:p>Brasil</text:p>
          </table:table-cell>
          <table:table-cell table:style-name="ce6" office:value-type="string" calcext:value-type="string">
            <text:p>Campaña para denunciar Violencia Doméstica</text:p>
          </table:table-cell>
          <table:table-cell table:style-name="ce6" table:content-validation-name="val1" office:value-type="string" calcext:value-type="string">
            <text:p>Proyectos/Iniciativas</text:p>
          </table:table-cell>
          <table:table-cell table:style-name="ce6" office:value-type="string" calcext:value-type="string">
            <text:p>Campaña de sensibilización sobre la violencia doméstica que dispone de material digital público, gratuito y descargable para compartir en redes sociales con el propósito de visibilizar la problemática de la violencia doméstica y promover la denuncia ante tales situacion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Brasil</text:p>
          </table:table-cell>
          <table:table-cell table:style-name="ce6" office:value-type="string" calcext:value-type="string">
            <text:p>Campaña "Luz roja contra la violencia doméstica"</text:p>
          </table:table-cell>
          <table:table-cell table:style-name="ce6" table:content-validation-name="val2" office:value-type="string" calcext:value-type="string">
            <text:p>Proyectos/Iniciativas</text:p>
          </table:table-cell>
          <table:table-cell table:style-name="ce6" office:value-type="string" calcext:value-type="string">
            <text:p>Campaña dirigida a <text:s/>establecer señales de auxilio para denunciar hechos de violencia doméstica. La acción está dirigida a las redes de farmacias en todo el país y tiene como objetivo combatir la violencia doméstica y familiar contra las mujeres a través de quejas. La idea es animar a la víctima a dibujar una "X" en su mano y mostrarla al asistente o farmacéutico.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Brasil</text:p>
          </table:table-cell>
          <table:table-cell table:style-name="ce6" office:value-type="string" calcext:value-type="string">
            <text:p>Enfrentando a violência doméstica e familiar contra a mulher</text:p>
          </table:table-cell>
          <table:table-cell table:style-name="ce6" table:content-validation-name="val1" office:value-type="string" calcext:value-type="string">
            <text:p>Productos/Recursos</text:p>
          </table:table-cell>
          <table:table-cell table:style-name="ce6" office:value-type="string" calcext:value-type="string">
            <text:p>Guía informativa acerca de la violencia doméstica y familiar: definición y tipología, factores de riesgo y protección asociados, impactos en la salud y bienestar de quienes están y viven situaciones de violencia doméstica, legislación vigente y redes de atención y/o denunc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Brasil</text:p>
          </table:table-cell>
          <table:table-cell table:style-name="ce6" office:value-type="string" calcext:value-type="string">
            <text:p>Folleto de mulheres na COVID-19</text:p>
          </table:table-cell>
          <table:table-cell table:style-name="ce6" table:content-validation-name="val2" office:value-type="string" calcext:value-type="string">
            <text:p>Productos/Recursos</text:p>
          </table:table-cell>
          <table:table-cell table:style-name="ce6" office:value-type="string" calcext:value-type="string">
            <text:p>Guía dirigida a mujeres con información sobre acciones preventivas y de emergencias en salud, acciones de refugio y denuncia ante situaciones de violencia contra la mujer y redes de apoyo para acceder al mercado laboral; en contexto de pandemia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2" calcext:value-type="date">
            <text:p>02/04/2020</text:p>
          </table:table-cell>
          <table:table-cell table:style-name="ce6" table:content-validation-name="val1" office:value-type="string" calcext:value-type="string">
            <text:p>Brasil</text:p>
          </table:table-cell>
          <table:table-cell table:style-name="ce6" office:value-type="string" calcext:value-type="string">
            <text:p>Ley No. 13.982 de 02 de abril de 2020. Modifica la Ley No. 8.742, de 7 de diciembre de 1993, para establecer parámetros adicionales para caracterizar la situación de vulnerabilidad social a los efectos de la elegibilidad para el beneficio de prestación continua (BPC) y establece medidas excepcionales de protección social a ser adoptadas durante el período de afrontamiento de la emergencia de salud pública de importancia internacional derivada del coronavirus (COVID-19) responsable del brote de 2019, a que se refiere la Ley No. 13.979, de 6 de febrero de 2020</text:p>
          </table:table-cell>
          <table:table-cell table:style-name="ce6" table:content-validation-name="val1" office:value-type="string" calcext:value-type="string">
            <text:p>Política/Ley</text:p>
          </table:table-cell>
          <table:table-cell table:style-name="ce6" office:value-type="string" calcext:value-type="string">
            <text:p>Aumento del apoyo económico para mujeres proveedoras en familias monoparentales en el Programa parte del Beneficio de Prestación Continuada (BPC) con dos cuotas de asistencia de emergencia de R$600 cada un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Chile</text:p>
          </table:table-cell>
          <table:table-cell table:style-name="ce6" office:value-type="string" calcext:value-type="string">
            <text:p>Material de consulta y derivación</text:p>
          </table:table-cell>
          <table:table-cell table:style-name="ce6" table:content-validation-name="val1" office:value-type="string" calcext:value-type="string">
            <text:p>Productos/Recursos</text:p>
          </table:table-cell>
          <table:table-cell table:style-name="ce6" office:value-type="string" calcext:value-type="string">
            <text:p>Guía informativa dirigida a empresas sobre violencia intrafamiliar en situaciones de trabajo presencial y teletrabajo: definición, formas de identificar violencia intrafamiliar en el trabajo y en el hogar y canales de denunc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Chile</text:p>
          </table:table-cell>
          <table:table-cell table:style-name="ce6" office:value-type="string" calcext:value-type="string">
            <text:p>Autodiagnóstico de violencia intrafamiliar dirigido a trabajadoras</text:p>
          </table:table-cell>
          <table:table-cell table:style-name="ce6" table:content-validation-name="val1" office:value-type="string" calcext:value-type="string">
            <text:p>Productos/Recursos</text:p>
          </table:table-cell>
          <table:table-cell table:style-name="ce6" office:value-type="string" calcext:value-type="string">
            <text:p>Cuestionario dirigido a trabajadoras que le permite a la encuestada la autoidentificación de prácticas violentas de sus parejas hacia ell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Chile</text:p>
          </table:table-cell>
          <table:table-cell table:style-name="ce6" office:value-type="string" calcext:value-type="string">
            <text:p>Guía de prevención de la violencia contra la mujer</text:p>
          </table:table-cell>
          <table:table-cell table:style-name="ce6" table:content-validation-name="val2" office:value-type="string" calcext:value-type="string">
            <text:p>Productos/Recursos</text:p>
          </table:table-cell>
          <table:table-cell table:style-name="ce6" office:value-type="string" calcext:value-type="string">
            <text:p>Guía informativa que define violencia intrafamiliar, detalla los tipos de violencia contra la mujer, identifica señales de alerta temprana y dispone de los canales de apoyo y denuncia a las víctima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Chile</text:p>
          </table:table-cell>
          <table:table-cell table:style-name="ce6" office:value-type="string" calcext:value-type="string">
            <text:p>Comunidad IPG Chile frente al COVID-19: Intercambio de Buenas Prácticas con enfoque de género </text:p>
          </table:table-cell>
          <table:table-cell table:style-name="ce6" table:content-validation-name="val2" office:value-type="string" calcext:value-type="string">
            <text:p>Productos/Recursos</text:p>
          </table:table-cell>
          <table:table-cell table:style-name="ce6" office:value-type="string" calcext:value-type="string">
            <text:p>Documento que sintetiza Buenas Prácticas con enfoque de género realizadas por 38 empresas en Chile, en el contexto de pandemia por COVID-19. El documento incluye recomendaciones especiales para abordar la violencia intrafamiliar y las responsabilidades domésticas y de cuidad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Chile</text:p>
          </table:table-cell>
          <table:table-cell table:style-name="ce6" office:value-type="string" calcext:value-type="string">
            <text:p>Campaña #Mascarilla19</text:p>
          </table:table-cell>
          <table:table-cell table:style-name="ce6" table:content-validation-name="val2" office:value-type="string" calcext:value-type="string">
            <text:p>Proyectos/Iniciativas</text:p>
          </table:table-cell>
          <table:table-cell table:style-name="ce6" office:value-type="string" calcext:value-type="string">
            <text:p>Iniciativa que incluye a las farmacias como canales de ayuda para mujeres que se encuentren en situaciones de riesgo o peligro para su integridad física, psicológica y/o sexual. A través del empleo de la palabra clave mascarilla 19, las mujeres en situación de violencia pueden ser contactadas por farmacéuticos al Fono de orientación 1455 o Carabineros de Chile.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8" calcext:value-type="date">
            <text:p>28/04/2020</text:p>
          </table:table-cell>
          <table:table-cell table:style-name="ce6" table:content-validation-name="val1" office:value-type="string" calcext:value-type="string">
            <text:p>Chile</text:p>
          </table:table-cell>
          <table:table-cell table:style-name="ce6" office:value-type="string" calcext:value-type="string">
            <text:p>WhatsApp Mujer</text:p>
          </table:table-cell>
          <table:table-cell table:style-name="ce6" table:content-validation-name="val2" office:value-type="string" calcext:value-type="string">
            <text:p>Proyectos/Iniciativas</text:p>
          </table:table-cell>
          <table:table-cell table:style-name="ce6" office:value-type="string" calcext:value-type="string">
            <text:p>Por medio de la comunicación a través de la aplicación WhatsApp se pretende brindar información, orientación y contención emocional a quienes estén viviendo situaciones de violencia o sean testigos de esta. <text:s/>El número es +569 9700 700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2" calcext:value-type="date">
            <text:p>12/05/2020</text:p>
          </table:table-cell>
          <table:table-cell table:style-name="ce6" table:content-validation-name="val1" office:value-type="string" calcext:value-type="string">
            <text:p>Chile</text:p>
          </table:table-cell>
          <table:table-cell table:style-name="ce6" office:value-type="string" calcext:value-type="string">
            <text:p>Iniciativa “Contigo Mujer”</text:p>
          </table:table-cell>
          <table:table-cell table:style-name="ce6" table:content-validation-name="val2" office:value-type="string" calcext:value-type="string">
            <text:p>Proyectos/Iniciativas</text:p>
          </table:table-cell>
          <table:table-cell table:style-name="ce6" office:value-type="string" calcext:value-type="string">
            <text:p>Programa transmitido martes y jueves en Facebook Live que entrega orientaciones y ayuda á mujeres durante la cuarentena obligator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0" calcext:value-type="date">
            <text:p>20/03/2020</text:p>
          </table:table-cell>
          <table:table-cell table:style-name="ce6" table:content-validation-name="val1" office:value-type="string" calcext:value-type="string">
            <text:p>Chile</text:p>
          </table:table-cell>
          <table:table-cell table:style-name="ce6" office:value-type="string" calcext:value-type="string">
            <text:p>Plan para la protección de la violencia contra la mujer </text:p>
          </table:table-cell>
          <table:table-cell table:style-name="ce6" table:content-validation-name="val2" office:value-type="string" calcext:value-type="string">
            <text:p>Planes y Programas</text:p>
          </table:table-cell>
          <table:table-cell table:style-name="ce6" office:value-type="string" calcext:value-type="string">
            <text:p>Plan de contingencia para dar continuidad a la atención, protección y reparación de mujeres víctimas o posibles víctimas de violencia. En el plan se mantienen operativos los Centros de la Mujer, Centros Violencia Sexual, Casas de Acogida, atención a casos de violencia extrema, coordinación Circuito Intersectorial de Femicidio, Fono de Atención 1455, Mascarilla 19, canales de comunicación silenciosa como Chat Web y WhatsApp Mujeres y campaña "Hazlo por ell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1" calcext:value-type="date">
            <text:p>21/04/2020</text:p>
          </table:table-cell>
          <table:table-cell table:style-name="ce6" table:content-validation-name="val1" office:value-type="string" calcext:value-type="string">
            <text:p>Chile</text:p>
          </table:table-cell>
          <table:table-cell table:style-name="ce6" office:value-type="string" calcext:value-type="string">
            <text:p>Chat 1455</text:p>
          </table:table-cell>
          <table:table-cell table:style-name="ce6" table:content-validation-name="val2" office:value-type="string" calcext:value-type="string">
            <text:p>Proyectos/Iniciativas</text:p>
          </table:table-cell>
          <table:table-cell table:style-name="ce6" office:value-type="string" calcext:value-type="string">
            <text:p>Chat 1455 de atención las 24 horas del día, los siete días de la semana, a través de cual se puede acceder a información relevante sobre qué hacer en situaciones de violencia de pareja y, en caso de peligro, se realiza el aviso inmediato a Carabineros de Chile para ir en su ayud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1" calcext:value-type="date">
            <text:p>21/04/2020</text:p>
          </table:table-cell>
          <table:table-cell table:style-name="ce6" table:content-validation-name="val1" office:value-type="string" calcext:value-type="string">
            <text:p>Chile</text:p>
          </table:table-cell>
          <table:table-cell table:style-name="ce6" office:value-type="string" calcext:value-type="string">
            <text:p>Campaña #HazloPorEllas</text:p>
          </table:table-cell>
          <table:table-cell table:style-name="ce6" table:content-validation-name="val1" office:value-type="string" calcext:value-type="string">
            <text:p>Proyectos/Iniciativas</text:p>
          </table:table-cell>
          <table:table-cell table:style-name="ce6" office:value-type="string" calcext:value-type="string">
            <text:p>Campaña que busca invitar a la ciudadanía a involucrarse en la prevención y erradicación de la violencia contra la mujer.</text:p>
          </table:table-cell>
          <table:table-cell table:style-name="ce6" table:content-validation-name="val1" office:value-type="string" calcext:value-type="string">
            <text:p>Violencia Doméstica/VIF</text:p>
          </table:table-cell>
        </table:table-row>
        <table:table-row table:style-name="ro2">
          <table:table-cell table:style-name="ce1" office:value-type="date" office:date-value="2020-07-01" calcext:value-type="date">
            <text:p>01/07/2020</text:p>
          </table:table-cell>
          <table:table-cell table:style-name="ce6" table:content-validation-name="val1" office:value-type="string" calcext:value-type="string">
            <text:p>Chile</text:p>
          </table:table-cell>
          <table:table-cell table:style-name="ce6" office:value-type="string" calcext:value-type="string">
            <text:p>Guía de actuación: Recomendaciones para mujeres que viven violencia en situación de permanencia domiciliaria derivada del estado de alerta sanitaria</text:p>
            <text:p>por COVID-19</text:p>
          </table:table-cell>
          <table:table-cell table:style-name="ce6" table:content-validation-name="val1" office:value-type="string" calcext:value-type="string">
            <text:p>Productos/Recursos</text:p>
          </table:table-cell>
          <table:table-cell table:style-name="ce6" office:value-type="string" calcext:value-type="string">
            <text:p>Guía para comunicar de manera silenciosa abusos de violencia contra la mujer, establece los mecanismos de atención e instituciones donde acudi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Chile</text:p>
          </table:table-cell>
          <table:table-cell table:style-name="ce6" office:value-type="string" calcext:value-type="string">
            <text:p>Estadísticas y delitos entre enero y junio de 2020</text:p>
          </table:table-cell>
          <table:table-cell table:style-name="ce6" table:content-validation-name="val2" office:value-type="string" calcext:value-type="string">
            <text:p>Productos/Recursos</text:p>
          </table:table-cell>
          <table:table-cell table:style-name="ce6" office:value-type="string" calcext:value-type="string">
            <text:p>Estadísticas y delitos entre enero y junio de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1" calcext:value-type="date">
            <text:p>01/07/2020</text:p>
          </table:table-cell>
          <table:table-cell table:style-name="ce6" table:content-validation-name="val1" office:value-type="string" calcext:value-type="string">
            <text:p>Chile</text:p>
          </table:table-cell>
          <table:table-cell table:style-name="ce6" office:value-type="string" calcext:value-type="string">
            <text:p>Casos policiales por delitos de mayor connotación social (DMCS) y violencia intrafamiliar</text:p>
          </table:table-cell>
          <table:table-cell table:style-name="ce6" table:content-validation-name="val1" office:value-type="string" calcext:value-type="string">
            <text:p>Productos/Recursos</text:p>
          </table:table-cell>
          <table:table-cell table:style-name="ce6" office:value-type="string" calcext:value-type="string">
            <text:p>Casos policiales y personas aprehendidas por delitos de mayor connotación social y violencia intrafamili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30" calcext:value-type="date">
            <text:p>30/06/2020</text:p>
          </table:table-cell>
          <table:table-cell table:style-name="ce6" table:content-validation-name="val1" office:value-type="string" calcext:value-type="string">
            <text:p>Chile</text:p>
          </table:table-cell>
          <table:table-cell table:style-name="ce6" office:value-type="string" calcext:value-type="string">
            <text:p>Femicidios</text:p>
          </table:table-cell>
          <table:table-cell table:style-name="ce6" table:content-validation-name="val1" office:value-type="string" calcext:value-type="string">
            <text:p>Productos/Recursos</text:p>
          </table:table-cell>
          <table:table-cell table:style-name="ce6" office:value-type="string" calcext:value-type="string">
            <text:p>Estadísticas de femicidi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6" calcext:value-type="date">
            <text:p>06/07/2020</text:p>
          </table:table-cell>
          <table:table-cell table:style-name="ce6" table:content-validation-name="val1" office:value-type="string" calcext:value-type="string">
            <text:p>Colombia</text:p>
          </table:table-cell>
          <table:table-cell table:style-name="ce6" office:value-type="string" calcext:value-type="string">
            <text:p>Décimo quinto boletín sobre la atención de líneas de atención telefónica a mujeres en el contexto de medidas de aislamiento preventivo por SARS-CoV-2, en Colombia</text:p>
          </table:table-cell>
          <table:table-cell table:style-name="ce6" table:content-validation-name="val1" office:value-type="string" calcext:value-type="string">
            <text:p>Proyectos/Iniciativas</text:p>
          </table:table-cell>
          <table:table-cell table:style-name="ce6" office:value-type="string" calcext:value-type="string">
            <text:p>Análisis sobre el comportamiento de las llamadas recibidas a través de la línea de atención a mujeres en situaciones de violencia 1551 entre el 25 de marzo y el 2 de julio de 2019 y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6" calcext:value-type="date">
            <text:p>06/07/2020</text:p>
          </table:table-cell>
          <table:table-cell table:style-name="ce6" table:content-validation-name="val1" office:value-type="string" calcext:value-type="string">
            <text:p>Colombia</text:p>
          </table:table-cell>
          <table:table-cell table:style-name="ce6" office:value-type="string" calcext:value-type="string">
            <text:p>Sistema de Prevención Temprana de violencias contra las mujeres</text:p>
          </table:table-cell>
          <table:table-cell table:style-name="ce6" table:content-validation-name="val2" office:value-type="string" calcext:value-type="string">
            <text:p>Planes y Programas</text:p>
          </table:table-cell>
          <table:table-cell table:style-name="ce6" office:value-type="string" calcext:value-type="string">
            <text:p>El Sistema de Prevención Temprana se basará en la aplicación del ‘Protocolo de riesgo feminicida’, del Instituto Nacional de Medicina Legal. Además, se articulará con la Sala de Monitoreo y Respuesta Rápida, que dará respuesta inmediata a casos de alto riesgo identificados a través de la Línea 155 y demás canales de denuncia en todo el país, bajo el liderazgo de la Policía Nacional y con el apoyo de las Consejerías Presidenciales para la Equidad de la Mujer y para la Seguridad. El trabajo será coordinado con Fiscalía, Procuraduría, Defensoría del Pueblo, Ejército, ICBF y los ministerios del Interior, Defensa y Justi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Colombia</text:p>
          </table:table-cell>
          <table:table-cell table:style-name="ce6" office:value-type="string" calcext:value-type="string">
            <text:p>Boletín de respuesta Institucional y estadístico para el Abordaje de Integral de las violencias por razones de género (NNA y Mujeres) durante el aislamiento preventivo obligatorio de 25 de marzo al 21 de abril de 2020</text:p>
          </table:table-cell>
          <table:table-cell table:style-name="ce6" table:content-validation-name="val2" office:value-type="string" calcext:value-type="string">
            <text:p>Proyectos/Iniciativas</text:p>
          </table:table-cell>
          <table:table-cell table:style-name="ce6" office:value-type="string" calcext:value-type="string">
            <text:p>Un panorama general del comportamiento de las diferentes formas de violencia registradas entre el 25 de marzo al 21 de abril de los años 2019 y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1" calcext:value-type="date">
            <text:p>21/04/2020</text:p>
          </table:table-cell>
          <table:table-cell table:style-name="ce6" table:content-validation-name="val1" office:value-type="string" calcext:value-type="string">
            <text:p>Colombia</text:p>
          </table:table-cell>
          <table:table-cell table:style-name="ce6" office:value-type="string" calcext:value-type="string">
            <text:p>Orientaciones técnicas para abordar los efectos de la pandemia por COVID-19 en la fecundidad</text:p>
          </table:table-cell>
          <table:table-cell table:style-name="ce6" table:content-validation-name="val2" office:value-type="string" calcext:value-type="string">
            <text:p>Proyectos/Iniciativas</text:p>
          </table:table-cell>
          <table:table-cell table:style-name="ce6" office:value-type="string" calcext:value-type="string">
            <text:p>Recomendaciones para la prevención y atención de la violencia física y violencia sexual ante la situación de permanencia en el entorno hog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01" calcext:value-type="date">
            <text:p>01/03/2020</text:p>
          </table:table-cell>
          <table:table-cell table:style-name="ce6" table:content-validation-name="val1" office:value-type="string" calcext:value-type="string">
            <text:p>Colombia</text:p>
          </table:table-cell>
          <table:table-cell table:style-name="ce6" office:value-type="string" calcext:value-type="string">
            <text:p>Recomendaciones: ¿orientaciones para prevenir las violencias contra las mujeres en el entorno hogar durante la emergencia sanitaria por el COVID-19?</text:p>
          </table:table-cell>
          <table:table-cell table:style-name="ce6" table:content-validation-name="val1" office:value-type="string" calcext:value-type="string">
            <text:p>Productos/Recursos</text:p>
          </table:table-cell>
          <table:table-cell table:style-name="ce6" office:value-type="string" calcext:value-type="string">
            <text:p>Recomendaciones generales para prevenir las violencias durante el brote de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3" calcext:value-type="date">
            <text:p>03/04/2020</text:p>
          </table:table-cell>
          <table:table-cell table:style-name="ce6" table:content-validation-name="val1" office:value-type="string" calcext:value-type="string">
            <text:p>Colombia</text:p>
          </table:table-cell>
          <table:table-cell table:style-name="ce6" office:value-type="string" calcext:value-type="string">
            <text:p>Resolución No. 520 de 3 abril de 2020. Asignación de recursos a casas y hogares de acogida</text:p>
          </table:table-cell>
          <table:table-cell table:style-name="ce6" table:content-validation-name="val2" office:value-type="string" calcext:value-type="string">
            <text:p>Proyectos/Iniciativas</text:p>
          </table:table-cell>
          <table:table-cell table:style-name="ce6" office:value-type="string" calcext:value-type="string">
            <text:p>Asignación y distribución de recursos para aumentar la capacidad de atención de hogares y refugios de acogidas en mujeres víctimas de violencia por entidades territoriales a nivel nacional.</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27" calcext:value-type="date">
            <text:p>27/07/2020</text:p>
          </table:table-cell>
          <table:table-cell table:style-name="ce6" table:content-validation-name="val1" office:value-type="string" calcext:value-type="string">
            <text:p>Colombia</text:p>
          </table:table-cell>
          <table:table-cell table:style-name="ce6" office:value-type="string" calcext:value-type="string">
            <text:p>Estrategia de prevención para convivencia sana en el hogar</text:p>
          </table:table-cell>
          <table:table-cell table:style-name="ce6" table:content-validation-name="val2" office:value-type="string" calcext:value-type="string">
            <text:p>Proyectos/Iniciativas</text:p>
          </table:table-cell>
          <table:table-cell table:style-name="ce6" office:value-type="string" calcext:value-type="string">
            <text:p>Campaña para Fortalecer relaciones familiares a través de la entrega de juegos lúdicos en zonas rurales. Entregar cerca 360 juegos de mesa de tipo familiar <text:s/>a varias familias campesinas de diferentes zonas rurales de Colombia para fortalecer las relaciones familiares en torno a una actividad lúdica.</text:p>
          </table:table-cell>
          <table:table-cell table:style-name="ce6" table:content-validation-name="val1" office:value-type="string" calcext:value-type="string">
            <text:p>Violencia Doméstica/VIF</text:p>
          </table:table-cell>
        </table:table-row>
        <table:table-row table:style-name="ro3">
          <table:table-cell table:style-name="ce1" office:value-type="date" office:date-value="2020-07-01" calcext:value-type="date">
            <text:p>01/07/2020</text:p>
          </table:table-cell>
          <table:table-cell table:style-name="ce6" table:content-validation-name="val1" office:value-type="string" calcext:value-type="string">
            <text:p>Colombia</text:p>
          </table:table-cell>
          <table:table-cell table:style-name="ce6" office:value-type="string" calcext:value-type="string">
            <text:p>Estrategia de prevención para convivencia sana en el hogar</text:p>
          </table:table-cell>
          <table:table-cell table:style-name="ce6" table:content-validation-name="val2" office:value-type="string" calcext:value-type="string">
            <text:p>Proyectos/Iniciativas</text:p>
          </table:table-cell>
          <table:table-cell table:style-name="ce6" office:value-type="string" calcext:value-type="string">
            <text:p>Gobierno anuncia diferentes estrategias para la prevención y atención de la violencia contra la mujer, en especial:</text:p>
            <text:p>- la instalación de una sala de control y monitoreo exclusiva para combatir crímenes de violencias en contra de las mujeres, liderada por la Policía Nacional y Consejería Presidencial para la Equidad de la Mujer; </text:p>
            <text:p>- monitoreo permanente de los casos de violencia de género para prevenir y castigar feminicidios, violencia intrafamiliar y sexual contra mujeres y niñas por parte del consejo de Seguridad Nacional;</text:p>
            <text:p>- plataforma tecnológica con inteligencia artificial para prevención, atención y seguimiento a casos de violencias en contra de mujeres, alojada en el Observatorio Colombiano de las Mujeres de la Consejería Presidencial para la Equidad de la Mujer;</text:p>
            <text:p>- unificación de las líneas telefónicas encargadas de atender el tema;</text:p>
            <text:p>- decreto para formalizar el Mecanismo Articulador para planes y proyectos de todos los ministerios y entidades nacionales para la promoción y garantía de los derechos de las mujeres que permitan la prevención y atención de violencias. Implementará una campaña nacional contra el machismo como herramienta para la prevención de violencias en toda la sociedad colombiana;</text:p>
            <text:p>- a radicar ante el Congreso de la República un proyecto de ley para el fortalecimiento de las comisarías de familia; </text:p>
            <text:p>- implementación de protocolos para la prevención y atención del acoso sexual en las universidades de la mano del Ministerio de Educación Nacional; y, </text:p>
            <text:p>- programa para la estabilización socioeconómica de las mujeres víctimas de violenci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2" calcext:value-type="date">
            <text:p>22/03/2020</text:p>
          </table:table-cell>
          <table:table-cell table:style-name="ce6" table:content-validation-name="val1" office:value-type="string" calcext:value-type="string">
            <text:p>Colombia</text:p>
          </table:table-cell>
          <table:table-cell table:style-name="ce6" office:value-type="string" calcext:value-type="string">
            <text:p>Decreto No. 460 de 22 de marzo de 2020. Medidas para garantizar la prestación del servicio a cargo de las comisarias de familia, dentro del Estado de Emergencia Económica, Social y Ecológica</text:p>
          </table:table-cell>
          <table:table-cell table:style-name="ce6" table:content-validation-name="val2" office:value-type="string" calcext:value-type="string">
            <text:p>Política/Ley</text:p>
          </table:table-cell>
          <table:table-cell table:style-name="ce6" office:value-type="string" calcext:value-type="string">
            <text:p>Establece servicios ininterrumpidos de la comisaría de familia, la obligación de generar protocolos de atención, establecer criterios de priorización, generar mecanismos de articulación entre otr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9" calcext:value-type="date">
            <text:p>09/04/2020</text:p>
          </table:table-cell>
          <table:table-cell table:style-name="ce6" table:content-validation-name="val1" office:value-type="string" calcext:value-type="string">
            <text:p>Colombia</text:p>
          </table:table-cell>
          <table:table-cell table:style-name="ce6" office:value-type="string" calcext:value-type="string">
            <text:p>Patrulla en Casa</text:p>
          </table:table-cell>
          <table:table-cell table:style-name="ce6" table:content-validation-name="val1" office:value-type="string" calcext:value-type="string">
            <text:p>Proyectos/Iniciativas</text:p>
          </table:table-cell>
          <table:table-cell table:style-name="ce6" office:value-type="string" calcext:value-type="string">
            <text:p>Campañas para prevenir casos de violencia contra la mujer, familia y género. Los uniformados llevaban mensajes a las familias a través de perifoneo, donde hacían un llamado a la tolerancia, el respeto, la sana convivencia y la solución de conflictos a través del dialogo para evitar afectaciones a la integridad de las personas que conforman los hogares, generando espacios de conciliación, amor y armoní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26" calcext:value-type="date">
            <text:p>26/06/2020</text:p>
          </table:table-cell>
          <table:table-cell table:style-name="ce6" table:content-validation-name="val1" office:value-type="string" calcext:value-type="string">
            <text:p>Colombia</text:p>
          </table:table-cell>
          <table:table-cell table:style-name="ce6" office:value-type="string" calcext:value-type="string">
            <text:p>Medidas para frenar la Violencia Contra las Mujeres</text:p>
          </table:table-cell>
          <table:table-cell table:style-name="ce6" table:content-validation-name="val2" office:value-type="string" calcext:value-type="string">
            <text:p>Planes y Programas</text:p>
          </table:table-cell>
          <table:table-cell table:style-name="ce6" office:value-type="string" calcext:value-type="string">
            <text:p>8 Medidas para enfrentar la violencia contra las mujeres: <text:s/>1) Instalación de una sala de control y monitoreo exclusiva para combatir crímenes de violencias en contra de las mujeres. 2) El Consejo de Seguridad incorporará la violencia del sector en el monitoreo periódico para atención y prevención de violencias 3)Plataforma tecnológica con inteligencia artificial para prevención, atención y seguimiento a casos de violencias en contra de mujeres, <text:s/>4) Unificación de las líneas telefónicas encargadas de atender el tema de violencias 5) <text:s/>Formalización el Mecanismo Articulador para planes y proyectos de todos los ministerios y entidades nacionales para la promoción y garantía de los derechos de las mujeres. <text:s/>Se implementará campaña contra el Machismo. 6) Proyecto de ley para el fortalecimiento de las comisarías de familia 7). <text:s/>Implementación de protocolos para la prevención y atención del acoso sexual en las universidades 8)Programa para la estabilización socioeconómica de las mujeres víctimas de violenci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6" calcext:value-type="date">
            <text:p>06/04/2020</text:p>
          </table:table-cell>
          <table:table-cell table:style-name="ce6" table:content-validation-name="val1" office:value-type="string" calcext:value-type="string">
            <text:p>Colombia</text:p>
          </table:table-cell>
          <table:table-cell table:style-name="ce6" office:value-type="string" calcext:value-type="string">
            <text:p>Protocolo durante el periodo de emergencia sanitaria. Fortalecimiento de Judicialización e investigación</text:p>
          </table:table-cell>
          <table:table-cell table:style-name="ce6" table:content-validation-name="val1" office:value-type="string" calcext:value-type="string">
            <text:p>Proyectos/Iniciativas</text:p>
          </table:table-cell>
          <table:table-cell table:style-name="ce6" office:value-type="string" calcext:value-type="string">
            <text:p>La Fiscalía General de la Nación priorizó las investigaciones relacionadas con violencia basada en género, con el propósito de avanzar en la efectiva judicialización de los responsables y garantizar la protección de las víctima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7" calcext:value-type="date">
            <text:p>07/05/2020</text:p>
          </table:table-cell>
          <table:table-cell table:style-name="ce6" table:content-validation-name="val1" office:value-type="string" calcext:value-type="string">
            <text:p>Colombia</text:p>
          </table:table-cell>
          <table:table-cell table:style-name="ce6" office:value-type="string" calcext:value-type="string">
            <text:p>Boletín No. 7 de 14 de mayo de 2020</text:p>
          </table:table-cell>
          <table:table-cell table:style-name="ce6" table:content-validation-name="val2" office:value-type="string" calcext:value-type="string">
            <text:p>Productos/Recursos</text:p>
          </table:table-cell>
          <table:table-cell table:style-name="ce6" office:value-type="string" calcext:value-type="string">
            <text:p>Boletín estadístico con las llamadas para la orientación de mujeres en condición de vulnerabilidad a nivel nacional desagregados por tipo de orientación y región.</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Colombia</text:p>
          </table:table-cell>
          <table:table-cell table:style-name="ce6" office:value-type="string" calcext:value-type="string">
            <text:p>Recomendaciones para la atención a personas que consumen bebidas alcohólicas en el marco de la emergencia sanitaria por COVID-19</text:p>
          </table:table-cell>
          <table:table-cell table:style-name="ce6" table:content-validation-name="val2" office:value-type="string" calcext:value-type="string">
            <text:p>Proyectos/Iniciativas</text:p>
          </table:table-cell>
          <table:table-cell table:style-name="ce6" office:value-type="string" calcext:value-type="string">
            <text:p>Recomendaciones para las diferentes poblaciones, dirigidas a las personas en general que no consumen alcohol; a personas que consumen alcohol sin patrones problemáticos; a personas con trastornos por consumo de alcohol y dependencia; dirigidas a redes de apoyo y a otros actores en la comunidad.</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2" calcext:value-type="date">
            <text:p>02/07/2020</text:p>
          </table:table-cell>
          <table:table-cell table:style-name="ce6" table:content-validation-name="val1" office:value-type="string" calcext:value-type="string">
            <text:p>Colombia</text:p>
          </table:table-cell>
          <table:table-cell table:style-name="ce6" office:value-type="string" calcext:value-type="string">
            <text:p>Boletín estadístico de llamadas de atención telefónica a mujeres en el contexto del aislamiento</text:p>
          </table:table-cell>
          <table:table-cell table:style-name="ce6" table:content-validation-name="val2" office:value-type="string" calcext:value-type="string">
            <text:p>Productos/Recursos</text:p>
          </table:table-cell>
          <table:table-cell table:style-name="ce6" office:value-type="string" calcext:value-type="string">
            <text:p>Boletín estadístico de llamadas de atención telefónica a mujeres en el contexto del aislamient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30" calcext:value-type="date">
            <text:p>30/08/2020</text:p>
          </table:table-cell>
          <table:table-cell table:style-name="ce6" table:content-validation-name="val1" office:value-type="string" calcext:value-type="string">
            <text:p>Colombia</text:p>
          </table:table-cell>
          <table:table-cell table:style-name="ce6" office:value-type="string" calcext:value-type="string">
            <text:p>Portal de datos abiertos</text:p>
          </table:table-cell>
          <table:table-cell table:style-name="ce6" table:content-validation-name="val2" office:value-type="string" calcext:value-type="string">
            <text:p>Productos/Recursos</text:p>
          </table:table-cell>
          <table:table-cell table:style-name="ce6" office:value-type="string" calcext:value-type="string">
            <text:p>Datos abiertos de todos los procesos, víctim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14" calcext:value-type="date">
            <text:p>14/08/2020</text:p>
          </table:table-cell>
          <table:table-cell table:style-name="ce6" table:content-validation-name="val1" office:value-type="string" calcext:value-type="string">
            <text:p>Colombia</text:p>
          </table:table-cell>
          <table:table-cell table:style-name="ce6" office:value-type="string" calcext:value-type="string">
            <text:p>Delitos de violencia doméstica</text:p>
          </table:table-cell>
          <table:table-cell table:style-name="ce6" table:content-validation-name="val2" office:value-type="string" calcext:value-type="string">
            <text:p>Productos/Recursos</text:p>
          </table:table-cell>
          <table:table-cell table:style-name="ce6" office:value-type="string" calcext:value-type="string">
            <text:p>Visualización de delitos de violencia doméstica por año y tipo de violen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18" calcext:value-type="date">
            <text:p>18/08/2020</text:p>
          </table:table-cell>
          <table:table-cell table:style-name="ce6" table:content-validation-name="val1" office:value-type="string" calcext:value-type="string">
            <text:p>Colombia</text:p>
          </table:table-cell>
          <table:table-cell table:style-name="ce6" office:value-type="string" calcext:value-type="string">
            <text:p>Estadísticas en tiempos de COVID-19</text:p>
          </table:table-cell>
          <table:table-cell table:style-name="ce6" table:content-validation-name="val2" office:value-type="string" calcext:value-type="string">
            <text:p>Productos/Recursos</text:p>
          </table:table-cell>
          <table:table-cell table:style-name="ce6" office:value-type="string" calcext:value-type="string">
            <text:p>Violencias Fatales y No Fatales según año y sexo de la víctima. Colombia, comparativo marzo 25 a Agosto 18, años 2019 y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17" calcext:value-type="date">
            <text:p>17/03/2020</text:p>
          </table:table-cell>
          <table:table-cell table:style-name="ce6" table:content-validation-name="val1" office:value-type="string" calcext:value-type="string">
            <text:p>Costa Rica</text:p>
          </table:table-cell>
          <table:table-cell table:style-name="ce6" office:value-type="string" calcext:value-type="string">
            <text:p>Ampliación atención a mujeres víctimas de violencia por medio de líneas telefónicas</text:p>
          </table:table-cell>
          <table:table-cell table:style-name="ce6" table:content-validation-name="val1" office:value-type="string" calcext:value-type="string">
            <text:p>Proyectos/Iniciativas</text:p>
          </table:table-cell>
          <table:table-cell table:style-name="ce6" office:value-type="string" calcext:value-type="string">
            <text:p>Personal del INAMU reforzará atenciones y orientará en materia de derechos y violencia. Citas de la Delegación de la Mujer serán de manera telefónic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8" calcext:value-type="date">
            <text:p>08/05/2020</text:p>
          </table:table-cell>
          <table:table-cell table:style-name="ce6" table:content-validation-name="val1" office:value-type="string" calcext:value-type="string">
            <text:p>Costa Rica</text:p>
          </table:table-cell>
          <table:table-cell table:style-name="ce6" office:value-type="string" calcext:value-type="string">
            <text:p>Folleto informativo "Seguimos pendiente de vos"</text:p>
          </table:table-cell>
          <table:table-cell table:style-name="ce6" table:content-validation-name="val2" office:value-type="string" calcext:value-type="string">
            <text:p>Proyectos/Iniciativas</text:p>
          </table:table-cell>
          <table:table-cell table:style-name="ce6" office:value-type="string" calcext:value-type="string">
            <text:p>Folleto con información e indicaciones para atención en caso de sufrir violencia doméstica. La disponibilidad de los servicios continua de forma regular. Campaña, spot, radio.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7" calcext:value-type="date">
            <text:p>07/05/2020</text:p>
          </table:table-cell>
          <table:table-cell table:style-name="ce6" table:content-validation-name="val1" office:value-type="string" calcext:value-type="string">
            <text:p>Costa Rica</text:p>
          </table:table-cell>
          <table:table-cell table:style-name="ce6" office:value-type="string" calcext:value-type="string">
            <text:p>Campaña: "Seguimos pendiente de vos"</text:p>
          </table:table-cell>
          <table:table-cell table:style-name="ce6" table:content-validation-name="val2" office:value-type="string" calcext:value-type="string">
            <text:p>Proyectos/Iniciativas</text:p>
          </table:table-cell>
          <table:table-cell table:style-name="ce6" office:value-type="string" calcext:value-type="string">
            <text:p>La campaña ¡Seguimos pendientes de vos! incluye piezas de comunicación para redes sociales, radio y televisión que informan de los servicios de apoyo y denuncia ante situaciones de violencia contra la mujer. Asimismo, incluye un folleto descargable que reúne toda la información y dispone de todo el material en el sitio web de la campaña, en las redes sociales del INAMU y del Fondo de Población de Naciones Unidas (UNFPA) Costa Ric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Costa Rica</text:p>
          </table:table-cell>
          <table:table-cell table:style-name="ce6" office:value-type="string" calcext:value-type="string">
            <text:p>Lineamientos para redes locales de prevención y atención de la violencia contra las mujeres y la violencia intrafamiliar</text:p>
          </table:table-cell>
          <table:table-cell table:style-name="ce6" table:content-validation-name="val1" office:value-type="string" calcext:value-type="string">
            <text:p>Proyectos/Iniciativas</text:p>
          </table:table-cell>
          <table:table-cell table:style-name="ce6" office:value-type="string" calcext:value-type="string">
            <text:p>Recomendaciones para las redes locales para la atención y prevención de la violencia contra las mujeres e intrafamiliar. <text:s/>Entre ellas destacan continuidad de los servicios, recopilación y divulgación de la información, crear campañas y divulgar las líneas telefónica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01" calcext:value-type="date">
            <text:p>01/03/2020</text:p>
          </table:table-cell>
          <table:table-cell table:style-name="ce6" table:content-validation-name="val1" office:value-type="string" calcext:value-type="string">
            <text:p>Costa Rica</text:p>
          </table:table-cell>
          <table:table-cell table:style-name="ce6" office:value-type="string" calcext:value-type="string">
            <text:p>Guía para la Fuerza Pública de Costa Rica para la protección de las personas con discapacidad contra la violencia intrafamiliar y en espacios públicos, en la emergencia del COVID-19</text:p>
          </table:table-cell>
          <table:table-cell table:style-name="ce6" table:content-validation-name="val1" office:value-type="string" calcext:value-type="string">
            <text:p>Proyectos/Iniciativas</text:p>
          </table:table-cell>
          <table:table-cell table:style-name="ce6" office:value-type="string" calcext:value-type="string">
            <text:p>Guía para la Fuerza Pública de Costa Rica para la protección de las personas con discapacidad contra la violencia intrafamiliar y en espacios públicos, en la emergencia del COVID-19.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28" calcext:value-type="date">
            <text:p>28/07/2020</text:p>
          </table:table-cell>
          <table:table-cell table:style-name="ce6" table:content-validation-name="val1" office:value-type="string" calcext:value-type="string">
            <text:p>Costa Rica</text:p>
          </table:table-cell>
          <table:table-cell table:style-name="ce6" office:value-type="string" calcext:value-type="string">
            <text:p>Línea de apoyo para hombres - estrategias de prevención de violencia</text:p>
          </table:table-cell>
          <table:table-cell table:style-name="ce6" table:content-validation-name="val1" office:value-type="string" calcext:value-type="string">
            <text:p>Productos/Recursos</text:p>
          </table:table-cell>
          <table:table-cell table:style-name="ce6" office:value-type="string" calcext:value-type="string">
            <text:p>Infografía de prevención para comportamientos violentos de hombres. <text:s/>Disponibilidad de líneas para atención de hombres durante pandem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1" calcext:value-type="date">
            <text:p>11/04/2020</text:p>
          </table:table-cell>
          <table:table-cell table:style-name="ce6" table:content-validation-name="val1" office:value-type="string" calcext:value-type="string">
            <text:p>Costa Rica</text:p>
          </table:table-cell>
          <table:table-cell table:style-name="ce6" office:value-type="string" calcext:value-type="string">
            <text:p>Excepción de la aplicación de multas por incumplimiento de medidas sanitarias</text:p>
          </table:table-cell>
          <table:table-cell table:style-name="ce6" table:content-validation-name="val1" office:value-type="string" calcext:value-type="string">
            <text:p>Política/Ley</text:p>
          </table:table-cell>
          <table:table-cell table:style-name="ce6" office:value-type="string" calcext:value-type="string">
            <text:p>Excepción de la aplicación de multas por incumplimiento de medidas sanitari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01" calcext:value-type="date">
            <text:p>01/03/2020</text:p>
          </table:table-cell>
          <table:table-cell table:style-name="ce6" table:content-validation-name="val1" office:value-type="string" calcext:value-type="string">
            <text:p>Costa Rica</text:p>
          </table:table-cell>
          <table:table-cell table:style-name="ce6" office:value-type="string" calcext:value-type="string">
            <text:p>Lineamientos generales para la atención diaria en Centros que brindan Servicios de Atención a Mujeres Víctimas de Violencia, sus Hijas e Hijos</text:p>
          </table:table-cell>
          <table:table-cell table:style-name="ce6" table:content-validation-name="val1" office:value-type="string" calcext:value-type="string">
            <text:p>Proyectos/Iniciativas</text:p>
          </table:table-cell>
          <table:table-cell table:style-name="ce6" office:value-type="string" calcext:value-type="string">
            <text:p>Lineamientos generales para la atención diaria en Centros que brindan Servicios de Atención a Mujeres Víctimas de Violencia, sus Hijas e Hij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30" calcext:value-type="date">
            <text:p>30/03/2020</text:p>
          </table:table-cell>
          <table:table-cell table:style-name="ce6" office:value-type="string" calcext:value-type="string">
            <text:p>Costa Rica</text:p>
          </table:table-cell>
          <table:table-cell table:style-name="ce6" office:value-type="string" calcext:value-type="string">
            <text:p>56 medidas que derivan de la mesa de Protección Social para la atención de población vulnerable (NNA, mujeres, indígenas, otros)</text:p>
          </table:table-cell>
          <table:table-cell table:style-name="ce6" table:content-validation-name="val2" office:value-type="string" calcext:value-type="string">
            <text:p>Planes y Programas</text:p>
          </table:table-cell>
          <table:table-cell table:style-name="ce6" office:value-type="string" calcext:value-type="string">
            <text:p>Medidas institucionales para la protección social durante la pandemia (mujeres, personas con discapacidad, menores de edad, población indígena, personas en situación de calle; familias en condición de pobrez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3" calcext:value-type="date">
            <text:p>03/07/2020</text:p>
          </table:table-cell>
          <table:table-cell table:style-name="ce6" office:value-type="string" calcext:value-type="string">
            <text:p>Cuba</text:p>
          </table:table-cell>
          <table:table-cell table:style-name="ce6" office:value-type="string" calcext:value-type="string">
            <text:p>Guía de intervención integral a la violencia de género e intrafamiliar en condiciones de aislamiento social o cuarentena ante COVID-19</text:p>
          </table:table-cell>
          <table:table-cell table:style-name="ce6" table:content-validation-name="val2" office:value-type="string" calcext:value-type="string">
            <text:p>Planes y Programas</text:p>
          </table:table-cell>
          <table:table-cell table:style-name="ce6" office:value-type="string" calcext:value-type="string">
            <text:p>Tiene como principio de trabajo la articulación y movilización de actores comunitarios bajo la dirección del Consejo Popular, o de Defensa de la Zona, en caso de estar activad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9" calcext:value-type="date">
            <text:p>09/06/2020</text:p>
          </table:table-cell>
          <table:table-cell table:style-name="ce6" office:value-type="string" calcext:value-type="string">
            <text:p>Cuba</text:p>
          </table:table-cell>
          <table:table-cell table:style-name="ce6" office:value-type="string" calcext:value-type="string">
            <text:p>Servicios de prevención y atención a las violencias basadas en género como parte de la respuesta nacional a la COVID-19</text:p>
          </table:table-cell>
          <table:table-cell table:style-name="ce6" table:content-validation-name="val2" office:value-type="string" calcext:value-type="string">
            <text:p>Proyectos/Iniciativas</text:p>
          </table:table-cell>
          <table:table-cell table:style-name="ce6" office:value-type="string" calcext:value-type="string">
            <text:p>Las líneas telefónicas de la Fiscalía, la Policía y el MINSAP han ampliado los servicios que brindan y están funcionando las 24 hora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2" calcext:value-type="date">
            <text:p>22/04/2020</text:p>
          </table:table-cell>
          <table:table-cell table:style-name="ce6" office:value-type="string" calcext:value-type="string">
            <text:p>Dominica</text:p>
          </table:table-cell>
          <table:table-cell table:style-name="ce6" office:value-type="string" calcext:value-type="string">
            <text:p>National Psychosocial Support Hotline</text:p>
          </table:table-cell>
          <table:table-cell table:style-name="ce6" table:content-validation-name="val2" office:value-type="string" calcext:value-type="string">
            <text:p>Proyectos/Iniciativas</text:p>
          </table:table-cell>
          <table:table-cell table:style-name="ce6" office:value-type="string" calcext:value-type="string">
            <text:p>Disponibilidad de línea telefónica para atención y apoyo psicosocial. Incluye atención y consejos para casos de violencia domestica, ansiedad entre otr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1" calcext:value-type="date">
            <text:p>01/07/2020</text:p>
          </table:table-cell>
          <table:table-cell table:style-name="ce6" office:value-type="string" calcext:value-type="string">
            <text:p>Ecuador</text:p>
          </table:table-cell>
          <table:table-cell table:style-name="ce6" office:value-type="string" calcext:value-type="string">
            <text:p>Activación del Sistema Integral de Protección a víctimas de Violencia </text:p>
          </table:table-cell>
          <table:table-cell table:style-name="ce6" table:content-validation-name="val1" office:value-type="string" calcext:value-type="string">
            <text:p>Proyectos/Iniciativas</text:p>
          </table:table-cell>
          <table:table-cell table:style-name="ce6" office:value-type="string" calcext:value-type="string">
            <text:p>Activación del Sistema de Protección Integral de víctimas de violencia con: Juntas Cantonales de Protección de Derechos, Fiscalía, Ministerio de Gobierno, reportes de ciudadanía en general. Atención a víctimas de violencia a través del Sistema Integral de Protección a víctimas de Violencia. <text:s/>Promoción de campaña de difusión para la prevención de violencia intrafamiliar.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12" calcext:value-type="date">
            <text:p>12/03/2020</text:p>
          </table:table-cell>
          <table:table-cell table:style-name="ce6" table:content-validation-name="val1" office:value-type="string" calcext:value-type="string">
            <text:p>Ecuador</text:p>
          </table:table-cell>
          <table:table-cell table:style-name="ce6" office:value-type="string" calcext:value-type="string">
            <text:p>Monitoreo de las denuncias recibidas al sistema de emergencia ECU 911 según categoría que incluyen violencia intrafamiliar</text:p>
          </table:table-cell>
          <table:table-cell table:style-name="ce6" table:content-validation-name="val1" office:value-type="string" calcext:value-type="string">
            <text:p>Proyectos/Iniciativas</text:p>
          </table:table-cell>
          <table:table-cell table:style-name="ce6" office:value-type="string" calcext:value-type="string">
            <text:p>Sistema estadístico de llamadas de emergencia por violencia intrafamiliar al ECU 911.</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0" calcext:value-type="date">
            <text:p>20/04/2020</text:p>
          </table:table-cell>
          <table:table-cell table:style-name="ce6" table:content-validation-name="val1" office:value-type="string" calcext:value-type="string">
            <text:p>Ecuador</text:p>
          </table:table-cell>
          <table:table-cell table:style-name="ce6" office:value-type="string" calcext:value-type="string">
            <text:p>Denuncias por delitos relacionados a violencia contra las mujeres y su núcleo familiar de forma virtual</text:p>
          </table:table-cell>
          <table:table-cell table:style-name="ce6" table:content-validation-name="val1" office:value-type="string" calcext:value-type="string">
            <text:p>Proyectos/Iniciativas</text:p>
          </table:table-cell>
          <table:table-cell table:style-name="ce6" office:value-type="string" calcext:value-type="string">
            <text:p>La Fiscalía General del Estado (FGE) abrió la posibilidad de interponer a través de su página web www.fiscalia.gob.ec denuncias por delitos relacionados a violencia contra las mujeres y su núcleo famili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5" calcext:value-type="date">
            <text:p>15/05/2020</text:p>
          </table:table-cell>
          <table:table-cell table:style-name="ce6" table:content-validation-name="val1" office:value-type="string" calcext:value-type="string">
            <text:p>Ecuador</text:p>
          </table:table-cell>
          <table:table-cell table:style-name="ce6" office:value-type="string" calcext:value-type="string">
            <text:p>Lineamientos del Consejo Nacional para la igualdad de género frente a la crisis sanitaria, para su implementación en las instituciones del Estado</text:p>
          </table:table-cell>
          <table:table-cell table:style-name="ce6" table:content-validation-name="val2" office:value-type="string" calcext:value-type="string">
            <text:p>Planes y Programas</text:p>
          </table:table-cell>
          <table:table-cell table:style-name="ce6" office:value-type="string" calcext:value-type="string">
            <text:p>Ofrece un diagnóstico en las diferentes áreas de políticas públicas y establece lineamientos generales para afrontar la crisis en educación y acceso a tics, empleo, mitigación de la pobreza, violencia basada en género, participación y comunicación.</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01" calcext:value-type="date">
            <text:p>01/03/2020</text:p>
          </table:table-cell>
          <table:table-cell table:style-name="ce6" table:content-validation-name="val1" office:value-type="string" calcext:value-type="string">
            <text:p>Ecuador</text:p>
          </table:table-cell>
          <table:table-cell table:style-name="ce6" office:value-type="string" calcext:value-type="string">
            <text:p>Campaña: #MujerEcuadorTeAcompaña </text:p>
          </table:table-cell>
          <table:table-cell table:style-name="ce6" table:content-validation-name="val2" office:value-type="string" calcext:value-type="string">
            <text:p>Proyectos/Iniciativas</text:p>
          </table:table-cell>
          <table:table-cell table:style-name="ce6" office:value-type="string" calcext:value-type="string">
            <text:p>Campaña de prevención y sensibilización para identificar y denunciar casos de violencia intrafamili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Ecuador</text:p>
          </table:table-cell>
          <table:table-cell table:style-name="ce6" office:value-type="string" calcext:value-type="string">
            <text:p>Campaña: “Convivencia sin violencia”</text:p>
          </table:table-cell>
          <table:table-cell table:style-name="ce6" table:content-validation-name="val2" office:value-type="string" calcext:value-type="string">
            <text:p>Proyectos/Iniciativas</text:p>
          </table:table-cell>
          <table:table-cell table:style-name="ce6" office:value-type="string" calcext:value-type="string">
            <text:p>La Policía Nacional del Ecuador, Departamento de Violencia Intrafamiliar (Devif), Dirección Nacional de Policía Especializada para niños, niñas y adolescentes (Dinapen) desarrolla a nivel nacional la campaña “Convivencia sin violencia” e implementa estrategias para atención a víctimas de violencia intrafamiliar, mientras dure la emergencia sanitaria en el paí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16" calcext:value-type="date">
            <text:p>16/03/2020</text:p>
          </table:table-cell>
          <table:table-cell table:style-name="ce6" table:content-validation-name="val1" office:value-type="string" calcext:value-type="string">
            <text:p>Ecuador</text:p>
          </table:table-cell>
          <table:table-cell table:style-name="ce6" office:value-type="string" calcext:value-type="string">
            <text:p>Campaña: “Alertas silenciosas para identificar casos de violencia intrafamiliar en unidades educativas durante las clases en línea”</text:p>
          </table:table-cell>
          <table:table-cell table:style-name="ce6" table:content-validation-name="val2" office:value-type="string" calcext:value-type="string">
            <text:p>Proyectos/Iniciativas</text:p>
          </table:table-cell>
          <table:table-cell table:style-name="ce6" office:value-type="string" calcext:value-type="string">
            <text:p>La Policía Nacional del Ecuador, a través del Departamento de Violencia Intrafamiliar (Devif) y Ministerio de Educación, a partir del pasado 21 de mayo, desarrolla la campaña denominada Alertas silenciosas <text:s/>para identificar casos de violencia intrafamiliar en unidades educativas durante las clases en líne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2" calcext:value-type="date">
            <text:p>22/03/2020</text:p>
          </table:table-cell>
          <table:table-cell table:style-name="ce6" table:content-validation-name="val1" office:value-type="string" calcext:value-type="string">
            <text:p>Ecuador</text:p>
          </table:table-cell>
          <table:table-cell table:style-name="ce6" office:value-type="string" calcext:value-type="string">
            <text:p>Lineamientos de atención en casos de “Violencia Intrafamiliar” durante la emergencia sanitaria</text:p>
          </table:table-cell>
          <table:table-cell table:style-name="ce6" table:content-validation-name="val2" office:value-type="string" calcext:value-type="string">
            <text:p>Proyectos/Iniciativas</text:p>
          </table:table-cell>
          <table:table-cell table:style-name="ce6" office:value-type="string" calcext:value-type="string">
            <text:p>Procedimiento a seguir para presentar denuncias de violencia intrafamiliar y descripción de las acciones policiales que incluyen, <text:s/>atención psicológica de la víctima, desalojo del agresor y patrullaje domiciliari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Ecuador</text:p>
          </table:table-cell>
          <table:table-cell table:style-name="ce6" office:value-type="string" calcext:value-type="string">
            <text:p>Informe: La comunicación como estrategia de prevención de la violencia intrafamiliar y de género durante la emergencia sanitaria por COVID-19</text:p>
          </table:table-cell>
          <table:table-cell table:style-name="ce6" table:content-validation-name="val2" office:value-type="string" calcext:value-type="string">
            <text:p>Proyectos/Iniciativas</text:p>
          </table:table-cell>
          <table:table-cell table:style-name="ce6" office:value-type="string" calcext:value-type="string">
            <text:p>Informe de la campaña digital #MujerEcuadorTeAcompaña activa desde el 18 de marzo sobre la prevención y difusión de servicios de atención y apoyo a víctimas de violencia intrafamiliar. <text:s text:c="7"/></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0" calcext:value-type="date">
            <text:p>10/05/2020</text:p>
          </table:table-cell>
          <table:table-cell table:style-name="ce6" table:content-validation-name="val1" office:value-type="string" calcext:value-type="string">
            <text:p>Ecuador</text:p>
          </table:table-cell>
          <table:table-cell table:style-name="ce6" office:value-type="string" calcext:value-type="string">
            <text:p>Protección de derechos en línea</text:p>
          </table:table-cell>
          <table:table-cell table:style-name="ce6" table:content-validation-name="val1" office:value-type="string" calcext:value-type="string">
            <text:p>Proyectos/Iniciativas</text:p>
          </table:table-cell>
          <table:table-cell table:style-name="ce6" office:value-type="string" calcext:value-type="string">
            <text:p>En el marco de la emergencia sanitaria, la Defensoría del Pueblo pone a disposición el sistema de protección en línea para denunciar afectaciones a los derechos humanos. También se puede solicitar asesoría con expertos en derechos human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Ecuador</text:p>
          </table:table-cell>
          <table:table-cell table:style-name="ce6" office:value-type="string" calcext:value-type="string">
            <text:p>Protocolo de comunicación y atención de casos de violencia de género e intrafamiliar durante la Emergencia Sanitaria por COVID-19</text:p>
          </table:table-cell>
          <table:table-cell table:style-name="ce6" table:content-validation-name="val2" office:value-type="string" calcext:value-type="string">
            <text:p>Planes y Programas</text:p>
          </table:table-cell>
          <table:table-cell table:style-name="ce6" office:value-type="string" calcext:value-type="string">
            <text:p>Establecer el procedimiento de comunicación y atención de casos de violencia de genero e intrafamiliar durante la Emergencia Sanitaria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0" calcext:value-type="date">
            <text:p>20/03/2020</text:p>
          </table:table-cell>
          <table:table-cell table:style-name="ce6" table:content-validation-name="val1" office:value-type="string" calcext:value-type="string">
            <text:p>Ecuador</text:p>
          </table:table-cell>
          <table:table-cell table:style-name="ce6" office:value-type="string" calcext:value-type="string">
            <text:p>Sistema especial de atención para las víctimas de violencia</text:p>
          </table:table-cell>
          <table:table-cell table:style-name="ce6" table:content-validation-name="val2" office:value-type="string" calcext:value-type="string">
            <text:p>Proyectos/Iniciativas</text:p>
          </table:table-cell>
          <table:table-cell table:style-name="ce6" office:value-type="string" calcext:value-type="string">
            <text:p>El Consejo de la Judicatura, a través de sus direcciones provinciales, implementó un sistema especial de atención para las víctimas de violencia, mientras dura la emergencia sanitaria COVID -19. El Consejo habilitó, a escala nacional, 164 unidades judiciales para atender casos flagrantes de violencia contra las mujeres y miembros del núcleo famili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14" calcext:value-type="date">
            <text:p>14/03/2020</text:p>
          </table:table-cell>
          <table:table-cell table:style-name="ce6" table:content-validation-name="val1" office:value-type="string" calcext:value-type="string">
            <text:p>Ecuador</text:p>
          </table:table-cell>
          <table:table-cell table:style-name="ce6" office:value-type="string" calcext:value-type="string">
            <text:p>Resolución 028-2020 del Consejo de la Judicatura. Restricciones del ingreso y atención al público en las dependencias judiciales en el territorio nacional, debido a la emergencia sanitaria por COVID-19</text:p>
          </table:table-cell>
          <table:table-cell table:style-name="ce6" table:content-validation-name="val2" office:value-type="string" calcext:value-type="string">
            <text:p>Proyectos/Iniciativas</text:p>
          </table:table-cell>
          <table:table-cell table:style-name="ce6" office:value-type="string" calcext:value-type="string">
            <text:p>Se restringe el ingreso y atención al público por la emergencia sanitaria <text:s/>con excepción de casos de violencia doméstica, flagrancia penal y garantías penitenciari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14" calcext:value-type="date">
            <text:p>14/03/2020</text:p>
          </table:table-cell>
          <table:table-cell table:style-name="ce6" table:content-validation-name="val1" office:value-type="string" calcext:value-type="string">
            <text:p>Ecuador</text:p>
          </table:table-cell>
          <table:table-cell table:style-name="ce6" office:value-type="string" calcext:value-type="string">
            <text:p>Protocolo para atención a víctimas de violencia de género bajo la modalidad de teletrabajo</text:p>
          </table:table-cell>
          <table:table-cell table:style-name="ce6" table:content-validation-name="val2" office:value-type="string" calcext:value-type="string">
            <text:p>Productos/Recursos</text:p>
          </table:table-cell>
          <table:table-cell table:style-name="ce6" office:value-type="string" calcext:value-type="string">
            <text:p>Protocolo que recoge los procedimientos a seguir para la atención integral a víctimas de violencia bajo la modalidad de teletrabajo en el marco de la emergencia sanitaria por COVID-19 y los casos de violencia de género reportados por el ECU-911.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1" calcext:value-type="date">
            <text:p>01/07/2020</text:p>
          </table:table-cell>
          <table:table-cell table:style-name="ce6" table:content-validation-name="val1" office:value-type="string" calcext:value-type="string">
            <text:p>Ecuador</text:p>
          </table:table-cell>
          <table:table-cell table:style-name="ce6" office:value-type="string" calcext:value-type="string">
            <text:p>Femicidios por mes</text:p>
          </table:table-cell>
          <table:table-cell table:style-name="ce6" table:content-validation-name="val2" office:value-type="string" calcext:value-type="string">
            <text:p>Productos/Recursos</text:p>
          </table:table-cell>
          <table:table-cell table:style-name="ce6" office:value-type="string" calcext:value-type="string">
            <text:p>Estadísticas de femicidi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30" calcext:value-type="date">
            <text:p>30/06/2020</text:p>
          </table:table-cell>
          <table:table-cell table:style-name="ce6" table:content-validation-name="val1" office:value-type="string" calcext:value-type="string">
            <text:p>Ecuador</text:p>
          </table:table-cell>
          <table:table-cell table:style-name="ce6" office:value-type="string" calcext:value-type="string">
            <text:p>Estadísticas de violencia contra la mujer</text:p>
          </table:table-cell>
          <table:table-cell table:style-name="ce6" table:content-validation-name="val2" office:value-type="string" calcext:value-type="string">
            <text:p>Productos/Recursos</text:p>
          </table:table-cell>
          <table:table-cell table:style-name="ce6" office:value-type="string" calcext:value-type="string">
            <text:p>Estadísticas de violencia contra la mujer que contienen las cifras de femicidios actualizadas a junio de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1" calcext:value-type="date">
            <text:p>21/04/2020</text:p>
          </table:table-cell>
          <table:table-cell table:style-name="ce6" table:content-validation-name="val1" office:value-type="string" calcext:value-type="string">
            <text:p>El Salvador</text:p>
          </table:table-cell>
          <table:table-cell table:style-name="ce6" office:value-type="string" calcext:value-type="string">
            <text:p>Centro de atención telefónico 24H - Línea 198</text:p>
          </table:table-cell>
          <table:table-cell table:style-name="ce6" table:content-validation-name="val2" office:value-type="string" calcext:value-type="string">
            <text:p>Proyectos/Iniciativas</text:p>
          </table:table-cell>
          <table:table-cell table:style-name="ce6" office:value-type="string" calcext:value-type="string">
            <text:p>Número #198 para atención y orientación judicial sobre casos de violencia intrafamiliar, 7 días a la semana, 24 hora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25" calcext:value-type="date">
            <text:p>25/06/2020</text:p>
          </table:table-cell>
          <table:table-cell table:style-name="ce6" table:content-validation-name="val1" office:value-type="string" calcext:value-type="string">
            <text:p>El Salvador</text:p>
          </table:table-cell>
          <table:table-cell table:style-name="ce6" office:value-type="string" calcext:value-type="string">
            <text:p>Número telefónico en casos de violencia contra las mujeres</text:p>
          </table:table-cell>
          <table:table-cell table:style-name="ce6" table:content-validation-name="val1" office:value-type="string" calcext:value-type="string">
            <text:p>Proyectos/Iniciativas</text:p>
          </table:table-cell>
          <table:table-cell table:style-name="ce6" office:value-type="string" calcext:value-type="string">
            <text:p>Número telefónico de WhatsApp y correo electrónico para atender <text:s/>en casos de violencia contra las mujer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31" calcext:value-type="date">
            <text:p>31/03/2020</text:p>
          </table:table-cell>
          <table:table-cell table:style-name="ce6" table:content-validation-name="val1" office:value-type="string" calcext:value-type="string">
            <text:p>El Salvador</text:p>
          </table:table-cell>
          <table:table-cell table:style-name="ce6" office:value-type="string" calcext:value-type="string">
            <text:p>Guía para personas naturales sobre la remisión documentos correspondientes al pago de cuotas alimenticias</text:p>
          </table:table-cell>
          <table:table-cell table:style-name="ce6" table:content-validation-name="val2" office:value-type="string" calcext:value-type="string">
            <text:p>Proyectos/Iniciativas</text:p>
          </table:table-cell>
          <table:table-cell table:style-name="ce6" office:value-type="string" calcext:value-type="string">
            <text:p>Guía <text:s/>a paso a paso para realizar los pagos de pensión alimenticia mientras dure la cuarentena. Establece el proceso de notificación a las autoridades y los correos del personal donde remitir la información según dependencia. </text:p>
          </table:table-cell>
          <table:table-cell table:style-name="ce6" table:content-validation-name="val1" office:value-type="string" calcext:value-type="string">
            <text:p>Violencia Doméstica/VIF</text:p>
          </table:table-cell>
        </table:table-row>
        <table:table-row table:style-name="ro4">
          <table:table-cell table:style-name="ce1" office:value-type="date" office:date-value="2020-03-14" calcext:value-type="date">
            <text:p>14/03/2020</text:p>
          </table:table-cell>
          <table:table-cell table:style-name="ce6" table:content-validation-name="val1" office:value-type="string" calcext:value-type="string">
            <text:p>El Salvador</text:p>
          </table:table-cell>
          <table:table-cell table:style-name="ce6" office:value-type="string" calcext:value-type="string">
            <text:p>Rendición de cuentas del 14 de marzo al 14 de mayo de 2020</text:p>
          </table:table-cell>
          <table:table-cell table:style-name="ce6" table:content-validation-name="val2" office:value-type="string" calcext:value-type="string">
            <text:p>Proyectos/Iniciativas</text:p>
          </table:table-cell>
          <table:table-cell table:style-name="ce6" office:value-type="string" calcext:value-type="string">
            <text:p>El documento contiene un resumen de las principales acciones de la procuraduría con perspectiva de género para prevenir y atender situaciones de violencia intrafamiliar. </text:p>
            <text:p>- Participación o en entrevistas televisivas y radiales, moderación de foros internacionales, asistencia en mesas de trabajo</text:p>
            <text:p>-Campañas de prevención. </text:p>
            <text:p>- ej. Métele un gol  al Machismo. </text:p>
          </table:table-cell>
          <table:table-cell table:style-name="ce6" table:content-validation-name="val1" office:value-type="string" calcext:value-type="string">
            <text:p>Violencia Doméstica/VIF</text:p>
          </table:table-cell>
        </table:table-row>
        <table:table-row table:style-name="ro5">
          <table:table-cell table:style-name="ce1" office:value-type="date" office:date-value="2020-03-14" calcext:value-type="date">
            <text:p>14/03/2020</text:p>
          </table:table-cell>
          <table:table-cell table:style-name="ce6" table:content-validation-name="val1" office:value-type="string" calcext:value-type="string">
            <text:p>El Salvador</text:p>
          </table:table-cell>
          <table:table-cell table:style-name="ce6" office:value-type="string" calcext:value-type="string">
            <text:p>Medidas de prevención, atención y protección ante la emergencia por parte de la Procuraduría General de la República</text:p>
          </table:table-cell>
          <table:table-cell table:style-name="ce6" table:content-validation-name="val1" office:value-type="string" calcext:value-type="string">
            <text:p>Proyectos/Iniciativas</text:p>
          </table:table-cell>
          <table:table-cell table:style-name="ce6" office:value-type="string" calcext:value-type="string">
            <text:p>Diseño de un protocolo de atención telefónica y digital, para facilitar atención psicológica en crisis a las mujeres víctimas de violencia. Activación de Mecanismos interinstitucionales de atención: </text:p>
            <text:p>-Coordinación con Juzgados de Paz y de Instrucción Vida Libre de Violencia.</text:p>
            <text:p>- Asociación de Mujeres por la Dignidad y la Vida Las Dignas.</text:p>
            <text:p>- Coordinación con Unimujer ODAC.</text:p>
            <text:p>- Continuidad en forma virtual de grupos de autoayuda a través de la Unidad de atención especializada para las Mujeres y Psicosocial. </text:p>
            <text:p>- Disposición diversas líneas telefónica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El Salvador</text:p>
          </table:table-cell>
          <table:table-cell table:style-name="ce6" office:value-type="string" calcext:value-type="string">
            <text:p>Informe preliminar sobre COVID-19 y Derechos Humanos, en El Salvador</text:p>
          </table:table-cell>
          <table:table-cell table:style-name="ce6" table:content-validation-name="val1" office:value-type="string" calcext:value-type="string">
            <text:p>Productos/Recursos</text:p>
          </table:table-cell>
          <table:table-cell table:style-name="ce6" office:value-type="string" calcext:value-type="string">
            <text:p>Informe que presenta la situación de los derechos humanos durante los primeros meses de la pandemia. Con relación a la violencia doméstica se evidencia vulneraciones a los derechos humanos referentes a: Desalojo por la falta de pago durante la emergencia nacional por COVID-19; <text:s/>Falta de medidas de prevención del abuso y la violencia intrafamili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21" calcext:value-type="date">
            <text:p>21/08/2020</text:p>
          </table:table-cell>
          <table:table-cell table:style-name="ce6" table:content-validation-name="val1" office:value-type="string" calcext:value-type="string">
            <text:p>Guatemala</text:p>
          </table:table-cell>
          <table:table-cell table:style-name="ce6" office:value-type="string" calcext:value-type="string">
            <text:p>Datos estadísticos sobre la línea de atención exclusiva para violencia contra las mujeres</text:p>
          </table:table-cell>
          <table:table-cell table:style-name="ce6" table:content-validation-name="val1" office:value-type="string" calcext:value-type="string">
            <text:p>Productos/Recursos</text:p>
          </table:table-cell>
          <table:table-cell table:style-name="ce6" office:value-type="string" calcext:value-type="string">
            <text:p>Datos estadísticos sobre la línea de atención exclusiva para violencia contra las mujer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30" calcext:value-type="date">
            <text:p>30/08/2020</text:p>
          </table:table-cell>
          <table:table-cell table:style-name="ce6" table:content-validation-name="val1" office:value-type="string" calcext:value-type="string">
            <text:p>Guatemala</text:p>
          </table:table-cell>
          <table:table-cell table:style-name="ce6" office:value-type="string" calcext:value-type="string">
            <text:p>Portal estadístico sobre violencia contra las mujeres </text:p>
          </table:table-cell>
          <table:table-cell table:style-name="ce6" table:content-validation-name="val2" office:value-type="string" calcext:value-type="string">
            <text:p>Productos/Recursos</text:p>
          </table:table-cell>
          <table:table-cell table:style-name="ce6" office:value-type="string" calcext:value-type="string">
            <text:p>Datos sobre sentencias, medidas, denuncias y delitos contra las mujeres. Incluyen visualización de los cas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15" calcext:value-type="date">
            <text:p>15/06/2020</text:p>
          </table:table-cell>
          <table:table-cell table:style-name="ce6" table:content-validation-name="val1" office:value-type="string" calcext:value-type="string">
            <text:p>Guatemala</text:p>
          </table:table-cell>
          <table:table-cell table:style-name="ce6" office:value-type="string" calcext:value-type="string">
            <text:p>Campaña: "No podemos salir, pero sí denunciar"</text:p>
          </table:table-cell>
          <table:table-cell table:style-name="ce6" table:content-validation-name="val1" office:value-type="string" calcext:value-type="string">
            <text:p>Proyectos/Iniciativas</text:p>
          </table:table-cell>
          <table:table-cell table:style-name="ce6" office:value-type="string" calcext:value-type="string">
            <text:p>El objetivo principal de la campaña es promover la prevención y respuesta oportuna en casos de violencia sexual contra mujeres, niñas, niños y adolescentes, en el marco de las condiciones de confinamiento a nivel mundial durante la pandemia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22" calcext:value-type="date">
            <text:p>22/07/2020</text:p>
          </table:table-cell>
          <table:table-cell table:style-name="ce6" table:content-validation-name="val1" office:value-type="string" calcext:value-type="string">
            <text:p>Guatemala</text:p>
          </table:table-cell>
          <table:table-cell table:style-name="ce6" office:value-type="string" calcext:value-type="string">
            <text:p>Resolución POJ-61/2020</text:p>
          </table:table-cell>
          <table:table-cell table:style-name="ce6" table:content-validation-name="val2" office:value-type="string" calcext:value-type="string">
            <text:p>Proyectos/Iniciativas</text:p>
          </table:table-cell>
          <table:table-cell table:style-name="ce6" office:value-type="string" calcext:value-type="string">
            <text:p>Excepción a suspensión de funciones de los tribunales de familia de primera instancia. Se mantienen en funcionamiento Juzgados de Familia para atender situaciones de violencia intrafamili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4" calcext:value-type="date">
            <text:p>14/05/2020</text:p>
          </table:table-cell>
          <table:table-cell table:style-name="ce6" table:content-validation-name="val1" office:value-type="string" calcext:value-type="string">
            <text:p>Guatemala</text:p>
          </table:table-cell>
          <table:table-cell table:style-name="ce6" office:value-type="string" calcext:value-type="string">
            <text:p>Medidas de prevención por violencia intrafamiliar</text:p>
          </table:table-cell>
          <table:table-cell table:style-name="ce6" table:content-validation-name="val1" office:value-type="string" calcext:value-type="string">
            <text:p>Proyectos/Iniciativas</text:p>
          </table:table-cell>
          <table:table-cell table:style-name="ce6" office:value-type="string" calcext:value-type="string">
            <text:p>Fortalecimiento de las medidas de prevención de delitos de violencia contra la mujer e intrafamiliar con afiches y materiales para visuales para reconocer la violencia y conocer los lugares para denunciar.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27" calcext:value-type="date">
            <text:p>27/05/2020</text:p>
          </table:table-cell>
          <table:table-cell table:style-name="ce6" table:content-validation-name="val1" office:value-type="string" calcext:value-type="string">
            <text:p>Guatemala</text:p>
          </table:table-cell>
          <table:table-cell table:style-name="ce6" office:value-type="string" calcext:value-type="string">
            <text:p>Campaña: "No más Violencia contra la mujer e intrafamiliar”</text:p>
          </table:table-cell>
          <table:table-cell table:style-name="ce6" table:content-validation-name="val2" office:value-type="string" calcext:value-type="string">
            <text:p>Proyectos/Iniciativas</text:p>
          </table:table-cell>
          <table:table-cell table:style-name="ce6" office:value-type="string" calcext:value-type="string">
            <text:p>Difusión de spots preventivos para concientizar a la ciudadanía de cesar la violencia contra los niños, niñas y adolescentes, la violencia intrafamiliar, la violencia contra la mujer, la violencia sexual y la explotación y trata de personas. Adicionalmente, se han dispuesto afiches y stickers alusivos a la prevención del COVID-19, a la cultura de denuncia, a la prevención de la violencia intrafamiliar y violencia contra la Muje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9" calcext:value-type="date">
            <text:p>09/04/2020</text:p>
          </table:table-cell>
          <table:table-cell table:style-name="ce6" table:content-validation-name="val1" office:value-type="string" calcext:value-type="string">
            <text:p>Guyana</text:p>
          </table:table-cell>
          <table:table-cell table:style-name="ce6" office:value-type="string" calcext:value-type="string">
            <text:p>Responding to Domestic Violence During COVID-19</text:p>
          </table:table-cell>
          <table:table-cell table:style-name="ce6" table:content-validation-name="val2" office:value-type="string" calcext:value-type="string">
            <text:p>Proyectos/Iniciativas</text:p>
          </table:table-cell>
          <table:table-cell table:style-name="ce6" office:value-type="string" calcext:value-type="string">
            <text:p>El ministerio de Protección Social, Delitos Sexuales y Unidad de Violencia Doméstica pone a disposición línea de ayuda 24 horas, WhatsApp, correo electrónico y números telefónicos para brindar apoyo a las mujeres víctimas de violencia doméstic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11" calcext:value-type="date">
            <text:p>11/06/2020</text:p>
          </table:table-cell>
          <table:table-cell table:style-name="ce6" table:content-validation-name="val1" office:value-type="string" calcext:value-type="string">
            <text:p>Honduras</text:p>
          </table:table-cell>
          <table:table-cell table:style-name="ce6" office:value-type="string" calcext:value-type="string">
            <text:p>Boletín especial con informaciones y acciones durante COVID-19 en junio</text:p>
          </table:table-cell>
          <table:table-cell table:style-name="ce6" table:content-validation-name="val2" office:value-type="string" calcext:value-type="string">
            <text:p>Productos/Recursos</text:p>
          </table:table-cell>
          <table:table-cell table:style-name="ce6" office:value-type="string" calcext:value-type="string">
            <text:p>Boletín estadístico con el comportamiento de llamadas y denuncias recibidas durante la pandemia. <text:s text:c="2"/>Incluye informe de actividades y capacitaciones realizadas por INAMU.</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0" calcext:value-type="date">
            <text:p>20/04/2020</text:p>
          </table:table-cell>
          <table:table-cell table:style-name="ce6" table:content-validation-name="val1" office:value-type="string" calcext:value-type="string">
            <text:p>Honduras</text:p>
          </table:table-cell>
          <table:table-cell table:style-name="ce6" office:value-type="string" calcext:value-type="string">
            <text:p>Boletín especial con informaciones y acciones durante COVID-19 en mayo</text:p>
          </table:table-cell>
          <table:table-cell table:style-name="ce6" table:content-validation-name="val1" office:value-type="string" calcext:value-type="string">
            <text:p>Proyectos/Iniciativas</text:p>
          </table:table-cell>
          <table:table-cell table:style-name="ce6" office:value-type="string" calcext:value-type="string">
            <text:p>Atención virtual de los Módulos de Atención y Protección a los Derechos de la Mujer “MAPRODEM”.</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2" calcext:value-type="date">
            <text:p>12/05/2020</text:p>
          </table:table-cell>
          <table:table-cell table:style-name="ce6" table:content-validation-name="val1" office:value-type="string" calcext:value-type="string">
            <text:p>Honduras</text:p>
          </table:table-cell>
          <table:table-cell table:style-name="ce6" office:value-type="string" calcext:value-type="string">
            <text:p>Guía para sobrevivientes de violencia doméstica durante COVID-19</text:p>
          </table:table-cell>
          <table:table-cell table:style-name="ce6" table:content-validation-name="val2" office:value-type="string" calcext:value-type="string">
            <text:p>Proyectos/Iniciativas</text:p>
          </table:table-cell>
          <table:table-cell table:style-name="ce6" office:value-type="string" calcext:value-type="string">
            <text:p>La guía enuncia las medidas tomadas para atender y proteger a las mujeres víctimas de la violencia doméstica. Pone a disposición números telefónicos de asistencia psicológica, legal, de casas de refugio, WhatsApp y comunica sobre medidas de acceso a la justic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31" calcext:value-type="date">
            <text:p>31/05/2020</text:p>
          </table:table-cell>
          <table:table-cell table:style-name="ce6" table:content-validation-name="val1" office:value-type="string" calcext:value-type="string">
            <text:p>Honduras</text:p>
          </table:table-cell>
          <table:table-cell table:style-name="ce6" office:value-type="string" calcext:value-type="string">
            <text:p>Acuerdo No. PCSJ 33-2020. Medidas del Órgano Judicial ante COVID-19</text:p>
          </table:table-cell>
          <table:table-cell table:style-name="ce6" table:content-validation-name="val2" office:value-type="string" calcext:value-type="string">
            <text:p>Proyectos/Iniciativas</text:p>
          </table:table-cell>
          <table:table-cell table:style-name="ce6" office:value-type="string" calcext:value-type="string">
            <text:p>Se mantiene el funcionamiento de las instancias judiciales en caso de violencia doméstica ante la emergencia sanitar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7" calcext:value-type="date">
            <text:p>27/03/2020</text:p>
          </table:table-cell>
          <table:table-cell table:style-name="ce6" table:content-validation-name="val1" office:value-type="string" calcext:value-type="string">
            <text:p>Honduras</text:p>
          </table:table-cell>
          <table:table-cell table:style-name="ce6" office:value-type="string" calcext:value-type="string">
            <text:p>Comunicado Secretaria de Seguridad de la Policía Nacional</text:p>
          </table:table-cell>
          <table:table-cell table:style-name="ce6" table:content-validation-name="val2" office:value-type="string" calcext:value-type="string">
            <text:p>Proyectos/Iniciativas</text:p>
          </table:table-cell>
          <table:table-cell table:style-name="ce6" office:value-type="string" calcext:value-type="string">
            <text:p>La Secretaría de Seguridad de la Policía Nacional de Honduras determina sólo recibir denuncias por delitos en flagrancia, violencia doméstica y violencia intrafamiliar y desaparecid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Honduras</text:p>
          </table:table-cell>
          <table:table-cell table:style-name="ce6" office:value-type="string" calcext:value-type="string">
            <text:p>Informe estadístico delitos de violencia doméstica y llamadas de emergencia</text:p>
          </table:table-cell>
          <table:table-cell table:style-name="ce6" table:content-validation-name="val2" office:value-type="string" calcext:value-type="string">
            <text:p>Productos/Recursos</text:p>
          </table:table-cell>
          <table:table-cell table:style-name="ce6" office:value-type="string" calcext:value-type="string">
            <text:p>Estadísticas de denuncias por violencia doméstica desde el mes de enero hasta el mes de mayo de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14" calcext:value-type="date">
            <text:p>14/07/2020</text:p>
          </table:table-cell>
          <table:table-cell table:style-name="ce7" table:content-validation-name="val1" office:value-type="string" calcext:value-type="string">
            <text:p>Jamaica</text:p>
          </table:table-cell>
          <table:table-cell table:style-name="ce6" office:value-type="string" calcext:value-type="string">
            <text:p>Spotlight Iniciativa Jamaica programme</text:p>
          </table:table-cell>
          <table:table-cell table:style-name="ce6" table:content-validation-name="val2" office:value-type="string" calcext:value-type="string">
            <text:p>Proyectos/Iniciativas</text:p>
          </table:table-cell>
          <table:table-cell table:style-name="ce6" office:value-type="string" calcext:value-type="string">
            <text:p>El programa de Jamaica se centrará en: - establecer líneas telefónicas directas las 24 horas del día para las víctimas, incluidas líneas de texto para personas sordas y con discapacidad auditiva; - revisión y / o desarrollo de legislación para aumentar la protección de las personas vulnerables, como los niños y los ancianos; - así como la sensibilización permanente del público sobre la violencia de géner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27" calcext:value-type="date">
            <text:p>27/05/2020</text:p>
          </table:table-cell>
          <table:table-cell table:style-name="ce7" table:content-validation-name="val1" office:value-type="string" calcext:value-type="string">
            <text:p>Jamaica</text:p>
          </table:table-cell>
          <table:table-cell table:style-name="ce6" office:value-type="string" calcext:value-type="string">
            <text:p>Difusión de líneas de emergencias y medidas prácticas para las víctimas de abuso doméstico</text:p>
          </table:table-cell>
          <table:table-cell table:style-name="ce6" table:content-validation-name="val1" office:value-type="string" calcext:value-type="string">
            <text:p>Proyectos/Iniciativas</text:p>
          </table:table-cell>
          <table:table-cell table:style-name="ce6" office:value-type="string" calcext:value-type="string">
            <text:p>Se han establecido dos centros en las Comisarías de Policía de Constant Spring y Matilda's Corner. Ofrecen asesoramiento profesional, referencias a agencias apropiadas y seguimientos con los clientes. Se puede llegar a los centros en los siguientes números – Policía de Constant Spring : 876-702-5120 o 876-702-5121; Policía de Matilda's Corner: 876-978-6003. Su horario de atención es de 8 a.m. a 5 p.m. de lunes a viern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3" calcext:value-type="date">
            <text:p>03/06/2020</text:p>
          </table:table-cell>
          <table:table-cell table:style-name="ce7" table:content-validation-name="val1" office:value-type="string" calcext:value-type="string">
            <text:p>Jamaica</text:p>
          </table:table-cell>
          <table:table-cell table:style-name="ce6" office:value-type="string" calcext:value-type="string">
            <text:p>Encuesta de violencia doméstica en COVID-19. <text:s/>Spotlight</text:p>
          </table:table-cell>
          <table:table-cell table:style-name="ce6" table:content-validation-name="val2" office:value-type="string" calcext:value-type="string">
            <text:p>Productos/Recursos</text:p>
          </table:table-cell>
          <table:table-cell table:style-name="ce6" office:value-type="string" calcext:value-type="string">
            <text:p>Encuesta sobre violencia doméstica durante COVID-19. Preguntas relativas a motivaciones para denunciar, prevalencia y relación de padres e hij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31" calcext:value-type="date">
            <text:p>31/03/2020</text:p>
          </table:table-cell>
          <table:table-cell table:style-name="ce6" table:content-validation-name="val1" office:value-type="string" calcext:value-type="string">
            <text:p>México</text:p>
          </table:table-cell>
          <table:table-cell table:style-name="ce6" office:value-type="string" calcext:value-type="string">
            <text:p>Guía informativa de Centros de Justicia para las Mujeres</text:p>
          </table:table-cell>
          <table:table-cell table:style-name="ce6" table:content-validation-name="val2" office:value-type="string" calcext:value-type="string">
            <text:p>Productos/Recursos</text:p>
          </table:table-cell>
          <table:table-cell table:style-name="ce6" office:value-type="string" calcext:value-type="string">
            <text:p>Guía informativa de Centros de Justicia para las Mujeres: sus ubicaciones, horarios de atención en contingencia y tipo de servici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0" calcext:value-type="date">
            <text:p>20/04/2020</text:p>
          </table:table-cell>
          <table:table-cell table:style-name="ce6" table:content-validation-name="val1" office:value-type="string" calcext:value-type="string">
            <text:p>México</text:p>
          </table:table-cell>
          <table:table-cell table:style-name="ce6" office:value-type="string" calcext:value-type="string">
            <text:p>Guía para ayudar a crear espacios colaborativos en la vida diaria y durante la cuarentena por COVID-19. </text:p>
          </table:table-cell>
          <table:table-cell table:style-name="ce6" table:content-validation-name="val2" office:value-type="string" calcext:value-type="string">
            <text:p>Productos/Recursos</text:p>
          </table:table-cell>
          <table:table-cell table:style-name="ce6" office:value-type="string" calcext:value-type="string">
            <text:p>La guía presenta información sobre roles y recomendaciones para involucrar a los hombres en el cuidado de las personas que viven en la casa y construir relaciones más igualitarias. También, se incorporan postales e información sobre nuevas masculinidad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3" calcext:value-type="date">
            <text:p>13/05/2020</text:p>
          </table:table-cell>
          <table:table-cell table:style-name="ce6" table:content-validation-name="val1" office:value-type="string" calcext:value-type="string">
            <text:p>México</text:p>
          </table:table-cell>
          <table:table-cell table:style-name="ce6" office:value-type="string" calcext:value-type="string">
            <text:p>Guía informativa "No Estás Sola, Convivencia sin violencia"</text:p>
          </table:table-cell>
          <table:table-cell table:style-name="ce6" table:content-validation-name="val2" office:value-type="string" calcext:value-type="string">
            <text:p>Productos/Recursos</text:p>
          </table:table-cell>
          <table:table-cell table:style-name="ce6" office:value-type="string" calcext:value-type="string">
            <text:p>Documento que permite identificar diversas situaciones sobre violencia familiar, describir el ciclo de la violencia y proporcionar información sobre lo que se puede hacer si se vive violencia o si otras mujeres viven violencia. Comisión Nacional para la prevenir y erradicar la violencia contra las mujere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2" calcext:value-type="date">
            <text:p>02/04/2020</text:p>
          </table:table-cell>
          <table:table-cell table:style-name="ce6" table:content-validation-name="val1" office:value-type="string" calcext:value-type="string">
            <text:p>México</text:p>
          </table:table-cell>
          <table:table-cell table:style-name="ce6" office:value-type="string" calcext:value-type="string">
            <text:p>Solicitud servicios oficio CNPEVM/228/2020. Medidas del Poder Judicial frente a la violencia y acceso a la justicia para las mujeres</text:p>
          </table:table-cell>
          <table:table-cell table:style-name="ce6" table:content-validation-name="val1" office:value-type="string" calcext:value-type="string">
            <text:p>Proyectos/Iniciativas</text:p>
          </table:table-cell>
          <table:table-cell table:style-name="ce6" office:value-type="string" calcext:value-type="string">
            <text:p>Acuerdos de los Tribunales Superiores de Justicia de las 32 entidades federativas ante la pandemia de coronavirus COVID-19. En materia de violencia doméstica, la guía establece las medidas adoptadas por las entidades en materia de solicitud de servicios de separación provisional de personas, depósitos de menores de edad, medidas de protección a mujeres que viven violencia, juicio de alimentos y consignación y entrega de billetes o depósitos. Salvo excepciones (Guerrero), se mantienen en funcionamiento todos los servici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30" calcext:value-type="date">
            <text:p>30/05/2020</text:p>
          </table:table-cell>
          <table:table-cell table:style-name="ce6" table:content-validation-name="val1" office:value-type="string" calcext:value-type="string">
            <text:p>México</text:p>
          </table:table-cell>
          <table:table-cell table:style-name="ce6" office:value-type="string" calcext:value-type="string">
            <text:p>Curso en línea gratuito para la atención de la violencia familiar en el contexto del COVID-19</text:p>
          </table:table-cell>
          <table:table-cell table:style-name="ce6" table:content-validation-name="val1" office:value-type="string" calcext:value-type="string">
            <text:p>Proyectos/Iniciativas</text:p>
          </table:table-cell>
          <table:table-cell table:style-name="ce6" office:value-type="string" calcext:value-type="string">
            <text:p>Curso que tiene por finalidad brindar herramientas para la intervención en casos de violencia familiar durante la pandemia por COVID-19. El curso está dirigido a profesionistas de psicología, medicina, trabajo social y enfermerí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28" calcext:value-type="date">
            <text:p>28/05/2020</text:p>
          </table:table-cell>
          <table:table-cell table:style-name="ce6" table:content-validation-name="val1" office:value-type="string" calcext:value-type="string">
            <text:p>México</text:p>
          </table:table-cell>
          <table:table-cell table:style-name="ce6" office:value-type="string" calcext:value-type="string">
            <text:p>#NoEstásSola, contra la violencia hacia las mujeres en el hogar</text:p>
          </table:table-cell>
          <table:table-cell table:style-name="ce6" table:content-validation-name="val1" office:value-type="string" calcext:value-type="string">
            <text:p>Planes y Programas</text:p>
          </table:table-cell>
          <table:table-cell table:style-name="ce6" office:value-type="string" calcext:value-type="string">
            <text:p>La Iniciativa Spotlight en México, Programa de Naciones Unidas y la Unión Europea con el Gobierno de México para la prevención y eliminación del feminicidio, lanza el video #NoEstásSola, enfocado en la prevención de la violencia contra las mujeres en el hogar, en el marco de las acciones emergentes en la materia en tiempos de COVID-19. En materia atención y respuesta ponen a disposición número, teléfonos y direcciones a dónde acudir para obtener mayor información o asistencia directa por casos de violencia intrafamiliar/doméstic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5" calcext:value-type="date">
            <text:p>15/05/2020</text:p>
          </table:table-cell>
          <table:table-cell table:style-name="ce6" table:content-validation-name="val1" office:value-type="string" calcext:value-type="string">
            <text:p>México</text:p>
          </table:table-cell>
          <table:table-cell table:style-name="ce6" office:value-type="string" calcext:value-type="string">
            <text:p>Capacitación en línea a servidores públicos y otros actores sociales que atienden a mujeres en situación de violencia</text:p>
          </table:table-cell>
          <table:table-cell table:style-name="ce6" table:content-validation-name="val2" office:value-type="string" calcext:value-type="string">
            <text:p>Proyectos/Iniciativas</text:p>
          </table:table-cell>
          <table:table-cell table:style-name="ce6" office:value-type="string" calcext:value-type="string">
            <text:p>Capacitación a profesionales y servidores públicos a fin de brindarles herramientas en materia psicológica para fortalecer la atención telefónica y en línea. El curso "Estrategias de atención telefónica a personas en situaciones de violencia derivadas por el confinamiento por la contingencia de COVID-19” comprende cinco módulos realizados del 14 al 28 de mayo del 2020.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21" calcext:value-type="date">
            <text:p>21/05/2020</text:p>
          </table:table-cell>
          <table:table-cell table:style-name="ce6" table:content-validation-name="val1" office:value-type="string" calcext:value-type="string">
            <text:p>México</text:p>
          </table:table-cell>
          <table:table-cell table:style-name="ce6" office:value-type="string" calcext:value-type="string">
            <text:p>Infografía: "Violencia familiar y de género ¿qué debo hacer? Principios de actuación"</text:p>
          </table:table-cell>
          <table:table-cell table:style-name="ce6" table:content-validation-name="val2" office:value-type="string" calcext:value-type="string">
            <text:p>Productos/Recursos</text:p>
          </table:table-cell>
          <table:table-cell table:style-name="ce6" office:value-type="string" calcext:value-type="string">
            <text:p>Principios de actuación para los funcionarios que atienden por primera vez a una denunciante de violencia familia y de género. Establece la guía de actuación, evaluación de riesgo y acciones a tomar.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4" calcext:value-type="date">
            <text:p>14/05/2020</text:p>
          </table:table-cell>
          <table:table-cell table:style-name="ce6" table:content-validation-name="val1" office:value-type="string" calcext:value-type="string">
            <text:p>México</text:p>
          </table:table-cell>
          <table:table-cell table:style-name="ce6" table:content-validation-name="val1" office:value-type="string" calcext:value-type="string">
            <text:p>Campaña: “Hombres en Sana Convivencia: en esta contingencia, cuidar hace la diferencia”. #YoMeSumoAlaIgualdad</text:p>
          </table:table-cell>
          <table:table-cell table:style-name="ce6" table:content-validation-name="val1" office:value-type="string" calcext:value-type="string">
            <text:p>Proyectos/Iniciativas</text:p>
          </table:table-cell>
          <table:table-cell table:style-name="ce6" table:content-validation-name="val1" office:value-type="string" calcext:value-type="string">
            <text:p>El Instituto Nacional de las Mujeres se sumó a la campaña nacional "Hombres en Sana Convivencia: en esta contingencia, cuidar hace la diferencia" con el objetivo de promover una convivencia libre de violencia dentro de las familias. La campaña incluye infografías y vídeos. #YoMeSumoAlaIgualdad.</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9" calcext:value-type="date">
            <text:p>19/05/2020</text:p>
          </table:table-cell>
          <table:table-cell table:style-name="ce6" table:content-validation-name="val1" office:value-type="string" calcext:value-type="string">
            <text:p>México</text:p>
          </table:table-cell>
          <table:table-cell table:style-name="ce6" office:value-type="string" calcext:value-type="string">
            <text:p>Diálogo virtual: "Prevenir es convivir"</text:p>
          </table:table-cell>
          <table:table-cell table:style-name="ce6" table:content-validation-name="val1" office:value-type="string" calcext:value-type="string">
            <text:p>Proyectos/Iniciativas</text:p>
          </table:table-cell>
          <table:table-cell table:style-name="ce6" office:value-type="string" calcext:value-type="string">
            <text:p>El <text:s/>evento forma parte de un esquema denominado Diálogos Virtuales sobre temas que ha impulsado la Secretaría de Gobernación a través del Instituto Nacional para el Federalismo y el Desarrollo Municipal (Inafed) durante la coyuntura como un nuevo modelo de capacitación para las personas servidoras públicas estatales y municipales, a fin de acercar el conocimiento a quienes participan en la administración pública local. Se abordó la importancia de erradicar la violencia contra las mujeres y en segundo lugar las labores y tareas compartidas en el hogar.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5" calcext:value-type="date">
            <text:p>25/03/2020</text:p>
          </table:table-cell>
          <table:table-cell table:style-name="ce6" table:content-validation-name="val1" office:value-type="string" calcext:value-type="string">
            <text:p>México</text:p>
          </table:table-cell>
          <table:table-cell table:style-name="ce6" office:value-type="string" calcext:value-type="string">
            <text:p>Mesa de Diálogo: "Prevención de la violencia familiar en tiempos de contingencia"</text:p>
          </table:table-cell>
          <table:table-cell table:style-name="ce6" table:content-validation-name="val1" office:value-type="string" calcext:value-type="string">
            <text:p>Proyectos/Iniciativas</text:p>
          </table:table-cell>
          <table:table-cell table:style-name="ce6" office:value-type="string" calcext:value-type="string">
            <text:p>Video conferencia sobre el manejo de las emociones y las manifestaciones en el ámbito familiar durante la pandem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México</text:p>
          </table:table-cell>
          <table:table-cell table:style-name="ce6" office:value-type="string" calcext:value-type="string">
            <text:p>Folleto: "Te cuento una buena historia. Mini-relatos de mujeres que superaron la violencia"</text:p>
          </table:table-cell>
          <table:table-cell table:style-name="ce6" table:content-validation-name="val1" office:value-type="string" calcext:value-type="string">
            <text:p>Productos/Recursos</text:p>
          </table:table-cell>
          <table:table-cell table:style-name="ce6" office:value-type="string" calcext:value-type="string">
            <text:p>Folleto que cuenta relatos de mujeres que han conseguido salir de ciclos de violencia. Narrado en primera persona y basado en experiencias reales. </text:p>
          </table:table-cell>
          <table:table-cell table:style-name="ce6" table:content-validation-name="val1" office:value-type="string" calcext:value-type="string">
            <text:p>Violencia Doméstica/VIF</text:p>
          </table:table-cell>
        </table:table-row>
        <table:table-row table:style-name="ro6">
          <table:table-cell table:style-name="ce1" office:value-type="date" office:date-value="2020-04-01" calcext:value-type="date">
            <text:p>01/04/2020</text:p>
          </table:table-cell>
          <table:table-cell table:style-name="ce6" table:content-validation-name="val1" office:value-type="string" calcext:value-type="string">
            <text:p>México</text:p>
          </table:table-cell>
          <table:table-cell table:style-name="ce6" office:value-type="string" calcext:value-type="string">
            <text:p>Observaciones sobre Violaciones a Derechos Humanos durante la Contingencia Sanitaria por COVID-19</text:p>
          </table:table-cell>
          <table:table-cell table:style-name="ce6" table:content-validation-name="val1" office:value-type="string" calcext:value-type="string">
            <text:p>Proyectos/Iniciativas</text:p>
          </table:table-cell>
          <table:table-cell table:style-name="ce6" office:value-type="string" calcext:value-type="string">
            <text:p>Documento informativo con las medidas adoptadas para prevenir y atender las violencias en el hogar durante la contingencia sanitaria, entre ellas:</text:p>
            <text:p>- difundir acciones de prevención de las violencias a través de opciones de convivencias sanas y en paz, desarrollo de habilidades de diálogo, medidas de prevención del embarazo adolescente y ejercicio de los derechos sexuales y reproductivos;</text:p>
            <text:p>- campañas de reconocimiento del trabajo de cuidados y de reconocimiento del trabajo doméstico colaborativo;</text:p>
            <text:p>- concentrar en la Plataforma Nacional de Servicios la atención a las violencias que brinda las instituciones del Estado Mexicano, así como verificar y monitorear su adecuado funcionamiento; y,</text:p>
            <text:p>- unificación de los esfuerzos de canalización de víctimas de violencia a través de la línea de emergencia nacional del 911 y capacitación de operadore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8" calcext:value-type="date">
            <text:p>28/04/2020</text:p>
          </table:table-cell>
          <table:table-cell table:style-name="ce6" table:content-validation-name="val1" office:value-type="string" calcext:value-type="string">
            <text:p>México</text:p>
          </table:table-cell>
          <table:table-cell table:style-name="ce6" office:value-type="string" calcext:value-type="string">
            <text:p>Sitio web COVID-19 con perspectiva de género</text:p>
          </table:table-cell>
          <table:table-cell table:style-name="ce6" table:content-validation-name="val1" office:value-type="string" calcext:value-type="string">
            <text:p>Proyectos/Iniciativas</text:p>
          </table:table-cell>
          <table:table-cell table:style-name="ce6" office:value-type="string" calcext:value-type="string">
            <text:p>Directorio telefónico y sitios dónde acudir en caso de sufrir violencia familiar, acoso o abuso sexual.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7" calcext:value-type="date">
            <text:p>07/04/2020</text:p>
          </table:table-cell>
          <table:table-cell table:style-name="ce6" table:content-validation-name="val1" office:value-type="string" calcext:value-type="string">
            <text:p>México</text:p>
          </table:table-cell>
          <table:table-cell table:style-name="ce6" office:value-type="string" calcext:value-type="string">
            <text:p>Lineamientos de Operación del Programa de Apoyo para Refugios Especializados para Mujeres Víctimas de Violencia de Género, sus Hijas e Hijos, para el ejercicio fiscal 2020</text:p>
          </table:table-cell>
          <table:table-cell table:style-name="ce6" table:content-validation-name="val1" office:value-type="string" calcext:value-type="string">
            <text:p>Planes y Programas</text:p>
          </table:table-cell>
          <table:table-cell table:style-name="ce6" office:value-type="string" calcext:value-type="string">
            <text:p>Fortalecimiento del Programa de Apoyo para Refugios Especializados para Mujeres Víctimas de Violencia de Género, sus Hijas e Hijos, a través del traspaso de fondos y recursos presupuestarios. </text:p>
          </table:table-cell>
          <table:table-cell table:style-name="ce6" table:content-validation-name="val1" office:value-type="string" calcext:value-type="string">
            <text:p>Violencia Doméstica/VIF</text:p>
          </table:table-cell>
        </table:table-row>
        <table:table-row table:style-name="ro4">
          <table:table-cell table:style-name="ce1" office:value-type="date" office:date-value="2020-06-15" calcext:value-type="date">
            <text:p>15/06/2020</text:p>
          </table:table-cell>
          <table:table-cell table:style-name="ce6" table:content-validation-name="val1" office:value-type="string" calcext:value-type="string">
            <text:p>México</text:p>
          </table:table-cell>
          <table:table-cell table:style-name="ce6" office:value-type="string" calcext:value-type="string">
            <text:p>Las vida de las mujeres y el COVID-19. Impactos <text:s/>diferenciados y medidas implementadas en la Jornada de Sana Distancia</text:p>
          </table:table-cell>
          <table:table-cell table:style-name="ce6" table:content-validation-name="val1" office:value-type="string" calcext:value-type="string">
            <text:p>Proyectos/Iniciativas</text:p>
          </table:table-cell>
          <table:table-cell table:style-name="ce6" office:value-type="string" calcext:value-type="string">
            <text:p>Conjunto de medidas adoptadas en el contexto de la pandemia para prevenir, atender y sancionar la violencia contra la mujer. Entre estas medidas, es posible mencionar:</text:p>
            <text:p>- continuo funcionamiento de refugios y centros de atención a mujeres víctimas de violencia, sus hijas e hijos;</text:p>
            <text:p>- fortalecimiento de la línea de atención de emergencias 911 en las 32 entidades federativas; y, </text:p>
            <text:p>- constitución dentro del Grupo Interinstitucional de equipo de trabajo sobre estadísticas con el objeto de establecer un conjunto mínimo de indicadores que permitan el monitoreo oportuno de la violencia hacia las mujeres y el mejoramiento de las estadísticas en el tem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31" calcext:value-type="date">
            <text:p>31/03/2020</text:p>
          </table:table-cell>
          <table:table-cell table:style-name="ce6" table:content-validation-name="val1" office:value-type="string" calcext:value-type="string">
            <text:p>México</text:p>
          </table:table-cell>
          <table:table-cell table:style-name="ce6" office:value-type="string" calcext:value-type="string">
            <text:p>Acuerdo por el que se establecen acciones extraordinarias para atender la emergencia sanitaria generada por el virus SARS-CoV-2</text:p>
          </table:table-cell>
          <table:table-cell table:style-name="ce6" table:content-validation-name="val1" office:value-type="string" calcext:value-type="string">
            <text:p>Proyectos/Iniciativas</text:p>
          </table:table-cell>
          <table:table-cell table:style-name="ce6" office:value-type="string" calcext:value-type="string">
            <text:p>Acuerdo que establece las medidas de acción extraordinarias para atender la emergencia sanitaria. Específicamente, establece a los centros de atención a mujeres víctimas de violencia, sus hijas e hijos como servicios básicos esenciales para mantener su funcionamient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México</text:p>
          </table:table-cell>
          <table:table-cell table:style-name="ce6" office:value-type="string" calcext:value-type="string">
            <text:p>Mujeres atendidas en los Centros de Justicia para las Mujeres</text:p>
          </table:table-cell>
          <table:table-cell table:style-name="ce6" table:content-validation-name="val1" office:value-type="string" calcext:value-type="string">
            <text:p>Productos/Recursos</text:p>
          </table:table-cell>
          <table:table-cell table:style-name="ce6" office:value-type="string" calcext:value-type="string">
            <text:p>Mujeres atendidas en los Centros de Justicia para las Mujeres durante el primer trimestre de 2019 y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table:content-validation-name="val1" office:value-type="string" calcext:value-type="string">
            <text:p>México</text:p>
          </table:table-cell>
          <table:table-cell table:style-name="ce6" office:value-type="string" calcext:value-type="string">
            <text:p>Reporte "Información sobre violencia contra las mujeres. Incidencia delictiva y llamadas de emergencia 9-1-1"</text:p>
          </table:table-cell>
          <table:table-cell table:style-name="ce6" table:content-validation-name="val1" office:value-type="string" calcext:value-type="string">
            <text:p>Productos/Recursos</text:p>
          </table:table-cell>
          <table:table-cell table:style-name="ce6" office:value-type="string" calcext:value-type="string">
            <text:p>Reporte mensual desde el año 2018 que tiene como objetivo poner a disposición de la sociedad los datos estadísticos sobre violencia contra las mujeres a fin de conocer la magnitud, tendencia y ubicación geográfica de las conductas y acciones que atentan en contra de este grupo de población. Los datos estadísticos están basados en la información de incidencia delictiva y estadísticas de llamadas de emergencia al número único 9-1-1.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México</text:p>
          </table:table-cell>
          <table:table-cell table:style-name="ce6" office:value-type="string" calcext:value-type="string">
            <text:p>Informe sobre el impacto de la violencia contra la mujer durante la pandemia </text:p>
          </table:table-cell>
          <table:table-cell table:style-name="ce6" table:content-validation-name="val1" office:value-type="string" calcext:value-type="string">
            <text:p>Productos/Recursos</text:p>
          </table:table-cell>
          <table:table-cell table:style-name="ce6" office:value-type="string" calcext:value-type="string">
            <text:p>Informe sobre el impacto de la violencia contra la mujer durante la pandemia en el primer cuatrimestre.</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6" calcext:value-type="date">
            <text:p>16/04/2020</text:p>
          </table:table-cell>
          <table:table-cell table:style-name="ce6" table:content-validation-name="val1" office:value-type="string" calcext:value-type="string">
            <text:p>Nicaragua</text:p>
          </table:table-cell>
          <table:table-cell table:style-name="ce6" office:value-type="string" calcext:value-type="string">
            <text:p>Relanzamiento de la Comisaría de la Mujer</text:p>
          </table:table-cell>
          <table:table-cell table:style-name="ce6" table:content-validation-name="val1" office:value-type="string" calcext:value-type="string">
            <text:p>Proyectos/Iniciativas</text:p>
          </table:table-cell>
          <table:table-cell table:style-name="ce6" office:value-type="string" calcext:value-type="string">
            <text:p>Relanzamiento de la Comisaría de la Mujer, en León.</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1905-07-12" calcext:value-type="date">
            <text:p>12/07/1905</text:p>
          </table:table-cell>
          <table:table-cell table:style-name="ce6" table:content-validation-name="val1" office:value-type="string" calcext:value-type="string">
            <text:p>Organismo Internacional </text:p>
          </table:table-cell>
          <table:table-cell table:style-name="ce6" office:value-type="string" calcext:value-type="string">
            <text:p>Cómo contribuir a crear espacios y hogares igualitarios ante la emergencia por COVID-19. Recomendaciones y orientaciones prácticas para hombres</text:p>
          </table:table-cell>
          <table:table-cell table:style-name="ce6" table:content-validation-name="val1" office:value-type="string" calcext:value-type="string">
            <text:p>Productos/Recursos</text:p>
          </table:table-cell>
          <table:table-cell table:style-name="ce6" office:value-type="string" calcext:value-type="string">
            <text:p>#HeForSheEnCasa es una campaña que promueve la creación de espacios igualitarios y libres de violencia en el hogar. A través de esta guía, los hombres guatemaltecos pueden encontrar información sobre los beneficios de asumir su responsabilidad en este ámbit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17" calcext:value-type="date">
            <text:p>17/07/2020</text:p>
          </table:table-cell>
          <table:table-cell table:style-name="ce6" table:content-validation-name="val1" office:value-type="string" calcext:value-type="string">
            <text:p>Panamá</text:p>
          </table:table-cell>
          <table:table-cell table:style-name="ce6" office:value-type="string" calcext:value-type="string">
            <text:p>Campaña: "#NoestásSola"</text:p>
          </table:table-cell>
          <table:table-cell table:style-name="ce6" table:content-validation-name="val2" office:value-type="string" calcext:value-type="string">
            <text:p>Proyectos/Iniciativas</text:p>
          </table:table-cell>
          <table:table-cell table:style-name="ce6" office:value-type="string" calcext:value-type="string">
            <text:p>Campaña de prevención de violencia doméstica #NoestásSola.</text:p>
          </table:table-cell>
          <table:table-cell table:style-name="ce6" table:content-validation-name="val1" office:value-type="string" calcext:value-type="string">
            <text:p>Violencia Doméstica/VIF</text:p>
          </table:table-cell>
        </table:table-row>
        <table:table-row table:style-name="ro7">
          <table:table-cell table:style-name="ce1" office:value-type="date" office:date-value="2020-07-01" calcext:value-type="date">
            <text:p>01/07/2020</text:p>
          </table:table-cell>
          <table:table-cell table:style-name="ce6" table:content-validation-name="val1" office:value-type="string" calcext:value-type="string">
            <text:p>Panamá</text:p>
          </table:table-cell>
          <table:table-cell table:style-name="ce6" office:value-type="string" calcext:value-type="string">
            <text:p>Plan de reactivación económica. Propuesta de medidas para la reactivación económica con enfoque de género </text:p>
          </table:table-cell>
          <table:table-cell table:style-name="ce6" table:content-validation-name="val1" office:value-type="string" calcext:value-type="string">
            <text:p>Proyectos/Iniciativas</text:p>
          </table:table-cell>
          <table:table-cell table:style-name="ce6" office:value-type="string" calcext:value-type="string">
            <text:p>Medidas dirigidas para atender y proteger contra la violencia contra las mujeres. </text:p>
            <text:p>- Implementar sistemas de ayuda especiales (bonos o similares) para mujeres jefas de hogar. </text:p>
            <text:p>- Incorporar en los programas de transferencia monetarias u otros sistemas de ayudas a las mujeres víctimas de violencia.</text:p>
          </table:table-cell>
          <table:table-cell table:style-name="ce6" table:content-validation-name="val1" office:value-type="string" calcext:value-type="string">
            <text:p>Violencia Doméstica/VIF</text:p>
          </table:table-cell>
        </table:table-row>
        <table:table-row table:style-name="ro2">
          <table:table-cell table:style-name="ce1" office:value-type="date" office:date-value="2020-06-01" calcext:value-type="date">
            <text:p>01/06/2020</text:p>
          </table:table-cell>
          <table:table-cell table:style-name="ce6" table:content-validation-name="val1" office:value-type="string" calcext:value-type="string">
            <text:p>Panamá</text:p>
          </table:table-cell>
          <table:table-cell table:style-name="ce6" office:value-type="string" calcext:value-type="string">
            <text:p>Informe de acciones en el marco de la crisis de salud nacional por COVID-19</text:p>
          </table:table-cell>
          <table:table-cell table:style-name="ce6" table:content-validation-name="val1" office:value-type="string" calcext:value-type="string">
            <text:p>Proyectos/Iniciativas</text:p>
          </table:table-cell>
          <table:table-cell table:style-name="ce6" office:value-type="string" calcext:value-type="string">
            <text:p>Alianzas con Más Móvil y Movistar para la divulgación por mensajería instantánea de los números telefónicos y correos electrónicos para denunciar la violencia doméstica y atención a la salud mental. Capacitaciones a equipos multidisciplinarios sobre prevención de violencias.</text:p>
            <text:p/>
          </table:table-cell>
          <table:table-cell table:style-name="ce6" table:content-validation-name="val1" office:value-type="string" calcext:value-type="string">
            <text:p>Violencia Doméstica/VIF</text:p>
          </table:table-cell>
        </table:table-row>
        <table:table-row table:style-name="ro6">
          <table:table-cell table:style-name="ce1" office:value-type="date" office:date-value="2020-05-01" calcext:value-type="date">
            <text:p>01/05/2020</text:p>
          </table:table-cell>
          <table:table-cell table:style-name="ce6" office:value-type="string" calcext:value-type="string">
            <text:p>Panamá</text:p>
          </table:table-cell>
          <table:table-cell table:style-name="ce6" office:value-type="string" calcext:value-type="string">
            <text:p>INAMU Informa, Edición Abril </text:p>
          </table:table-cell>
          <table:table-cell table:style-name="ce6" table:content-validation-name="val2" office:value-type="string" calcext:value-type="string">
            <text:p>Proyectos/Iniciativas</text:p>
          </table:table-cell>
          <table:table-cell table:style-name="ce6" office:value-type="string" calcext:value-type="string">
            <text:p>Informe con medidas realizadas por el Instituto Nacional por la Mujer y otras instituciones públicas para enfrentar la violencia doméstica/VCM:</text:p>
            <text:p>- Líneas telefónicas de red de instituciones protectoras. </text:p>
            <text:p>- Convenio con Crime Stoppers para presentar denuncias de forma anónima y alternativa. </text:p>
            <text:p>- Campaña NoEstásSola</text:p>
            <text:p>Incluye información estadística sobre llamadas a números de emergen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2" calcext:value-type="date">
            <text:p>12/04/2020</text:p>
          </table:table-cell>
          <table:table-cell table:style-name="ce6" office:value-type="string" calcext:value-type="string">
            <text:p>Panamá</text:p>
          </table:table-cell>
          <table:table-cell table:style-name="ce6" office:value-type="string" calcext:value-type="string">
            <text:p>Habilitación de correo electrónico y líneas telefónicas para atención de violencia doméstica y maltrato al menor</text:p>
          </table:table-cell>
          <table:table-cell table:style-name="ce6" table:content-validation-name="val2" office:value-type="string" calcext:value-type="string">
            <text:p>Proyectos/Iniciativas</text:p>
          </table:table-cell>
          <table:table-cell table:style-name="ce6" office:value-type="string" calcext:value-type="string">
            <text:p>El Ministerio Público habilita mecanismos que buscan facilitar el acceso a los servicios de las diferentes Fiscalías de Familia a nivel nacional para atender consultas y brindar asistencia a las personas víctimas de violencia doméstica y maltrato al menor de edad.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office:value-type="string" calcext:value-type="string">
            <text:p>Panamá</text:p>
          </table:table-cell>
          <table:table-cell table:style-name="ce6" office:value-type="string" calcext:value-type="string">
            <text:p>Guía de orientación para mujeres que se encuentren en situación de violencia doméstica, en el marco de la pandemia por COVID-19</text:p>
          </table:table-cell>
          <table:table-cell table:style-name="ce6" table:content-validation-name="val2" office:value-type="string" calcext:value-type="string">
            <text:p>Productos/Recursos</text:p>
          </table:table-cell>
          <table:table-cell table:style-name="ce6" office:value-type="string" calcext:value-type="string">
            <text:p>Guía para orientación de acciones que pueden estar o sufren de violencia doméstica. Brinda información general sobre violencia doméstica, apoyo emocional, asesoramiento jurídico y lugares de asistenc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1" calcext:value-type="date">
            <text:p>01/07/2020</text:p>
          </table:table-cell>
          <table:table-cell table:style-name="ce6" office:value-type="string" calcext:value-type="string">
            <text:p>Panamá</text:p>
          </table:table-cell>
          <table:table-cell table:style-name="ce6" office:value-type="string" calcext:value-type="string">
            <text:p>Delitos de violencia doméstica</text:p>
          </table:table-cell>
          <table:table-cell table:style-name="ce6" table:content-validation-name="val2" office:value-type="string" calcext:value-type="string">
            <text:p>Productos/Recursos</text:p>
          </table:table-cell>
          <table:table-cell table:style-name="ce6" office:value-type="string" calcext:value-type="string">
            <text:p>Estadísticas mensuales de violencia doméstica. Segundo link, variación porcentual de violencia de violencia doméstica. Año 2019 y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9" calcext:value-type="date">
            <text:p>09/05/2020</text:p>
          </table:table-cell>
          <table:table-cell table:style-name="ce6" office:value-type="string" calcext:value-type="string">
            <text:p>Paraguay</text:p>
          </table:table-cell>
          <table:table-cell table:style-name="ce6" office:value-type="string" calcext:value-type="string">
            <text:p>Capacitaciones al personal policial sobre violencia intrafamiliar en el marco del Programa Gestión Integrada de Seguridad Ciudadana</text:p>
          </table:table-cell>
          <table:table-cell table:style-name="ce6" table:content-validation-name="val2" office:value-type="string" calcext:value-type="string">
            <text:p>Proyectos/Iniciativas</text:p>
          </table:table-cell>
          <table:table-cell table:style-name="ce6" office:value-type="string" calcext:value-type="string">
            <text:p>Fortalecimiento de las capacitaciones al personal policial en Comisarías sobre Violencia Intrafamiliar. Para ello, se acordó entre el Ministerio del Interior y Ministerio de la Mujer trabajar en el ajuste de las capacitaciones y afianzar la cooperación entre ambas institucione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9" calcext:value-type="date">
            <text:p>29/04/2020</text:p>
          </table:table-cell>
          <table:table-cell table:style-name="ce6" office:value-type="string" calcext:value-type="string">
            <text:p>Paraguay</text:p>
          </table:table-cell>
          <table:table-cell table:style-name="ce6" office:value-type="string" calcext:value-type="string">
            <text:p>Diálogo Técnico Subregional sobre Violencia Intrafamiliar en el contexto del COVID-19</text:p>
          </table:table-cell>
          <table:table-cell table:style-name="ce6" table:content-validation-name="val2" office:value-type="string" calcext:value-type="string">
            <text:p>Proyectos/Iniciativas</text:p>
          </table:table-cell>
          <table:table-cell table:style-name="ce6" office:value-type="string" calcext:value-type="string">
            <text:p>El Ministerio Público de Paraguay participó del Dialogo Técnico Subregional “Abordaje Policial y Judicial a la Violencia Intrafamiliar en el Contexto del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28" calcext:value-type="date">
            <text:p>28/05/2020</text:p>
          </table:table-cell>
          <table:table-cell table:style-name="ce6" table:content-validation-name="val1" office:value-type="string" calcext:value-type="string">
            <text:p>Paraguay</text:p>
          </table:table-cell>
          <table:table-cell table:style-name="ce6" office:value-type="string" calcext:value-type="string">
            <text:p>Capacitaciones al personal policial en manejo del Sistema de Información sobre denuncias de violencia intrafamiliar</text:p>
          </table:table-cell>
          <table:table-cell table:style-name="ce6" table:content-validation-name="val1" office:value-type="string" calcext:value-type="string">
            <text:p>Proyectos/Iniciativas</text:p>
          </table:table-cell>
          <table:table-cell table:style-name="ce6" office:value-type="string" calcext:value-type="string">
            <text:p>Capacitación sobre manejo del sistema de información y estadística sobre violencia familiar a agentes de la policía especialistas en Violencia Intrafamiliar. <text:s/>Se espera que las capacitaciones abarquen todas las divisiones del departamento central y capital del país.</text:p>
          </table:table-cell>
          <table:table-cell table:style-name="ce6" table:content-validation-name="val1" office:value-type="string" calcext:value-type="string">
            <text:p>Violencia Doméstica/VIF</text:p>
          </table:table-cell>
        </table:table-row>
        <table:table-row table:style-name="ro2">
          <table:table-cell table:style-name="ce1" office:value-type="date" office:date-value="2020-07-29" calcext:value-type="date">
            <text:p>29/07/2020</text:p>
          </table:table-cell>
          <table:table-cell table:style-name="ce6" table:content-validation-name="val1" office:value-type="string" calcext:value-type="string">
            <text:p>Paraguay</text:p>
          </table:table-cell>
          <table:table-cell table:style-name="ce6" office:value-type="string" calcext:value-type="string">
            <text:p>Resolución No.8 230/2020. Medidas en el órgano judicial durante la pandemia</text:p>
          </table:table-cell>
          <table:table-cell table:style-name="ce6" table:content-validation-name="val2" office:value-type="string" calcext:value-type="string">
            <text:p>Proyectos/Iniciativas</text:p>
          </table:table-cell>
          <table:table-cell table:style-name="ce6" office:value-type="string" calcext:value-type="string">
            <text:p>Habilita a Los Juzgados de Paz para atender casos de violencia doméstica y en especial los permisos de salida del país de menores de edad.   </text:p>
            <text:p>Art. 6º. Los Juzgados de Paz habilitarán sus servicios única y exclusivamente para los casos de permisos para viajar de niños y adolescentes, así como casos de violencia familiar. Los Magistrados arbitrarán el mecanismo necesario para que, de presentarse alguna de las situaciones mencionadas, los mismos sean convocados para resolver lo que correspond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4" calcext:value-type="date">
            <text:p>04/05/2020</text:p>
          </table:table-cell>
          <table:table-cell table:style-name="ce6" table:content-validation-name="val1" office:value-type="string" calcext:value-type="string">
            <text:p>Paraguay</text:p>
          </table:table-cell>
          <table:table-cell table:style-name="ce6" office:value-type="string" calcext:value-type="string">
            <text:p>Informe: "Paraguay: Abril con cero víctimas de femicidios"</text:p>
          </table:table-cell>
          <table:table-cell table:style-name="ce6" table:content-validation-name="val1" office:value-type="string" calcext:value-type="string">
            <text:p>Productos/Recursos</text:p>
          </table:table-cell>
          <table:table-cell table:style-name="ce6" office:value-type="string" calcext:value-type="string">
            <text:p>Informe sobre femicidios del 11 de marzo al 28 de abril de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7" calcext:value-type="date">
            <text:p>17/04/2020</text:p>
          </table:table-cell>
          <table:table-cell table:style-name="ce6" table:content-validation-name="val1" office:value-type="string" calcext:value-type="string">
            <text:p>Paraguay</text:p>
          </table:table-cell>
          <table:table-cell table:style-name="ce6" office:value-type="string" calcext:value-type="string">
            <text:p>Informe de llamadas al 137</text:p>
          </table:table-cell>
          <table:table-cell table:style-name="ce6" table:content-validation-name="val1" office:value-type="string" calcext:value-type="string">
            <text:p>Productos/Recursos</text:p>
          </table:table-cell>
          <table:table-cell table:style-name="ce6" office:value-type="string" calcext:value-type="string">
            <text:p>Informe de llamadas de atención a casos de violencia contra la mujer durante 1 al 14 de abril del 2020 y comparativo con el 2019.</text:p>
          </table:table-cell>
          <table:table-cell table:style-name="ce6" table:content-validation-name="val1" office:value-type="string" calcext:value-type="string">
            <text:p>Violencia Doméstica/VIF</text:p>
          </table:table-cell>
        </table:table-row>
        <table:table-row table:style-name="ro7">
          <table:table-cell table:style-name="ce1" office:value-type="date" office:date-value="2020-03-31" calcext:value-type="date">
            <text:p>31/03/2020</text:p>
          </table:table-cell>
          <table:table-cell table:style-name="ce6" table:content-validation-name="val1" office:value-type="string" calcext:value-type="string">
            <text:p>Paraguay</text:p>
          </table:table-cell>
          <table:table-cell table:style-name="ce6" office:value-type="string" calcext:value-type="string">
            <text:p>Prórroga automática de las medidas de protección judicialmente </text:p>
            <text:p>decretadas a favor de las víctimas de violencia, en el marco de las </text:p>
            <text:p>disposiciones contenidas de la Ley 5777/2016</text:p>
          </table:table-cell>
          <table:table-cell table:style-name="ce6" table:content-validation-name="val2" office:value-type="string" calcext:value-type="string">
            <text:p>Proyectos/Iniciativas</text:p>
          </table:table-cell>
          <table:table-cell table:style-name="ce6" office:value-type="string" calcext:value-type="string">
            <text:p>Las prórrogas de las medidas de protección judicialmente decretadas a favor de las víctimas de violencia, deberán ser requeridas por la parte afectada, ante los Juzgados de Paz competentes, que se encuentran habilitados conforme lo dispuesto por el Art. 22 de la Acordada N.º 1.366 cuyos plazos fueron extendidos por Acordada N.º 1.37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17" calcext:value-type="date">
            <text:p>17/03/2020</text:p>
          </table:table-cell>
          <table:table-cell table:style-name="ce6" table:content-validation-name="val1" office:value-type="string" calcext:value-type="string">
            <text:p>Paraguay</text:p>
          </table:table-cell>
          <table:table-cell table:style-name="ce6" office:value-type="string" calcext:value-type="string">
            <text:p>Protocolo de prevención y atención a mujeres víctimas/sobrevivientes de violencia del ministerio de la mujer ante la situación de emergencia coronavirus (COVID-19)</text:p>
          </table:table-cell>
          <table:table-cell table:style-name="ce6" table:content-validation-name="val1" office:value-type="string" calcext:value-type="string">
            <text:p>Proyectos/Iniciativas</text:p>
          </table:table-cell>
          <table:table-cell table:style-name="ce6" office:value-type="string" calcext:value-type="string">
            <text:p>El protocolo establece el marco de acciones de los servicios e instituciones intervinientes en la prevención, atención y protección de la violencia contra la mujer. En detalle, establece que los servicios de recepción de llamadas vía telefónica de la línea SOS mujer 137 estarán disponibles las 24 horas, todos los días del año, las líneas SEDAMUR para recepción de llamadas vía telefónica estarán disponibles en horarios de 09:00 a 14:00 horas de lunes a viernes y la recepción vía on line será 24 horas, todos los días del añ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16" calcext:value-type="date">
            <text:p>16/06/2020</text:p>
          </table:table-cell>
          <table:table-cell table:style-name="ce6" table:content-validation-name="val1" office:value-type="string" calcext:value-type="string">
            <text:p>Paraguay</text:p>
          </table:table-cell>
          <table:table-cell table:style-name="ce6" office:value-type="string" calcext:value-type="string">
            <text:p>Campaña: "Metete, podemos evitar más feminicidios”</text:p>
          </table:table-cell>
          <table:table-cell table:style-name="ce6" table:content-validation-name="val1" office:value-type="string" calcext:value-type="string">
            <text:p>Proyectos/Iniciativas</text:p>
          </table:table-cell>
          <table:table-cell table:style-name="ce6" office:value-type="string" calcext:value-type="string">
            <text:p>Se retomó e impulso la Campaña "Metete, podemos evitar más feminicidios" con el objetivo de <text:s/>sensibilizar a la población para actuar contra la violencia hacia las mujeres en el paí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5" calcext:value-type="date">
            <text:p>15/04/2020</text:p>
          </table:table-cell>
          <table:table-cell table:style-name="ce6" table:content-validation-name="val1" office:value-type="string" calcext:value-type="string">
            <text:p>Paraguay</text:p>
          </table:table-cell>
          <table:table-cell table:style-name="ce6" office:value-type="string" calcext:value-type="string">
            <text:p>Hackathon Kuña Mbaretech - Kuñanguérape g̃uarä</text:p>
          </table:table-cell>
          <table:table-cell table:style-name="ce6" table:content-validation-name="val1" office:value-type="string" calcext:value-type="string">
            <text:p>Proyectos/Iniciativas</text:p>
          </table:table-cell>
          <table:table-cell table:style-name="ce6" office:value-type="string" calcext:value-type="string">
            <text:p>Hackathon enfocada en los desafíos de las mujeres y, al mismo tiempo, la primera realizada en formato 100% virtual. Uno de los pilares es la prevención de la violencia contra las mujere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01" calcext:value-type="date">
            <text:p>01/08/2020</text:p>
          </table:table-cell>
          <table:table-cell table:style-name="ce6" table:content-validation-name="val1" office:value-type="string" calcext:value-type="string">
            <text:p>Paraguay</text:p>
          </table:table-cell>
          <table:table-cell table:style-name="ce6" office:value-type="string" calcext:value-type="string">
            <text:p>Información estadística sobre víctimas de femicidio</text:p>
          </table:table-cell>
          <table:table-cell table:style-name="ce6" table:content-validation-name="val1" office:value-type="string" calcext:value-type="string">
            <text:p>Productos/Recursos</text:p>
          </table:table-cell>
          <table:table-cell table:style-name="ce6" office:value-type="string" calcext:value-type="string">
            <text:p>Estadísticas de violencia contra la mujer y datos geolocalizados actualizados a julio de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5" calcext:value-type="date">
            <text:p>15/05/2020</text:p>
          </table:table-cell>
          <table:table-cell table:style-name="ce6" table:content-validation-name="val1" office:value-type="string" calcext:value-type="string">
            <text:p>Perú</text:p>
          </table:table-cell>
          <table:table-cell table:style-name="ce6" office:value-type="string" calcext:value-type="string">
            <text:p>Decreto legislativo que establece medidas para garantizar la atención y protección de las víctimas de violencia contra las mujeres y los integrantes del grupo familiar durante la emergencia sanitaria por COVID-19</text:p>
          </table:table-cell>
          <table:table-cell table:style-name="ce6" table:content-validation-name="val2" office:value-type="string" calcext:value-type="string">
            <text:p>Proyectos/Iniciativas</text:p>
          </table:table-cell>
          <table:table-cell table:style-name="ce6" office:value-type="string" calcext:value-type="string">
            <text:p>El decreto legislativo tiene por objeto establecer medidas específicas para reforzar la actuación del Poder Judicial y garantizar, así, la atención de casos de violencia contra las mujeres e integrantes del grupo familiar durante la emergencia sanitaria ocasionada por el COVID-19. Las medidas incluyen habilitar los Juzgados de familia para tramitar procesos relacionados a medidas protección y/o cautelares, posibilitar la presentación de denuncias por correo electrónico, disponer de turnos de 24 horas en los juzgados de familia para atender denuncias contra la mujer e integrantes del grupo familiar que ingresen en fines de semana o días no laborales, autorizar trabajo remoto para Juzgados de familia y salas de familia y disponer que las notificaciones emitidas en los procesos <text:s/>puedan enviarse por medio de la casilla electrónica o, en su defecto, cualquier medio de comunicación incluyendo WhatsApp, camscanner o simil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0" calcext:value-type="date">
            <text:p>10/05/2020</text:p>
          </table:table-cell>
          <table:table-cell table:style-name="ce6" table:content-validation-name="val1" office:value-type="string" calcext:value-type="string">
            <text:p>Perú</text:p>
          </table:table-cell>
          <table:table-cell table:style-name="ce6" office:value-type="string" calcext:value-type="string">
            <text:p>Orientaciones para la prevención o atención de casos de violencia contra la mujer e integrantes del grupo familiar</text:p>
          </table:table-cell>
          <table:table-cell table:style-name="ce6" table:content-validation-name="val1" office:value-type="string" calcext:value-type="string">
            <text:p>Productos/Recursos</text:p>
          </table:table-cell>
          <table:table-cell table:style-name="ce6" office:value-type="string" calcext:value-type="string">
            <text:p>Infografías, folletos, spots y vídeos con información para prevenir y atender casos de violencia doméstica, promover la igualdad en tareas del hogar e identificar conductas de violen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5" calcext:value-type="date">
            <text:p>15/04/2020</text:p>
          </table:table-cell>
          <table:table-cell table:style-name="ce6" table:content-validation-name="val1" office:value-type="string" calcext:value-type="string">
            <text:p>Perú</text:p>
          </table:table-cell>
          <table:table-cell table:style-name="ce6" office:value-type="string" calcext:value-type="string">
            <text:p>Recomendaciones para prevenir la violencia sexual contra mujeres durante el estado de emergencia</text:p>
          </table:table-cell>
          <table:table-cell table:style-name="ce6" table:content-validation-name="val1" office:value-type="string" calcext:value-type="string">
            <text:p>Productos/Recursos</text:p>
          </table:table-cell>
          <table:table-cell table:style-name="ce6" office:value-type="string" calcext:value-type="string">
            <text:p>Recomendaciones para prevenir la violencia sexual contra las mujeres durante el estado de emergencia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7" calcext:value-type="date">
            <text:p>17/05/2020</text:p>
          </table:table-cell>
          <table:table-cell table:style-name="ce6" table:content-validation-name="val1" office:value-type="string" calcext:value-type="string">
            <text:p>Perú</text:p>
          </table:table-cell>
          <table:table-cell table:style-name="ce6" office:value-type="string" calcext:value-type="string">
            <text:p>Campaña: "No estas Sola"</text:p>
          </table:table-cell>
          <table:table-cell table:style-name="ce6" table:content-validation-name="val1" office:value-type="string" calcext:value-type="string">
            <text:p>Proyectos/Iniciativas</text:p>
          </table:table-cell>
          <table:table-cell table:style-name="ce6" office:value-type="string" calcext:value-type="string">
            <text:p>Iniciativa público-privada para prevenir y atender la violencia en la Emergencia Sanitaria. La iniciativa comprende una campaña informativa, orientaciones para la atención de casos de violencia y derivación a los servicios de atención del MIMP.</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15" calcext:value-type="date">
            <text:p>15/06/2020</text:p>
          </table:table-cell>
          <table:table-cell table:style-name="ce6" table:content-validation-name="val1" office:value-type="string" calcext:value-type="string">
            <text:p>Perú</text:p>
          </table:table-cell>
          <table:table-cell table:style-name="ce6" office:value-type="string" calcext:value-type="string">
            <text:p>Monitoreo del Estado de Emergencia: feminicidio y feminicidio en grado de tentativa del 16 de marzo al 31 de mayo de 2020</text:p>
          </table:table-cell>
          <table:table-cell table:style-name="ce6" table:content-validation-name="val2" office:value-type="string" calcext:value-type="string">
            <text:p>Productos/Recursos</text:p>
          </table:table-cell>
          <table:table-cell table:style-name="ce6" office:value-type="string" calcext:value-type="string">
            <text:p>Monitoreo del accionar del Ministerio Público en el Marco de la Emergencia. Incluye una descripción desde el lado humano de las víctimas (hijos, educación, tipo de muerte) y generales de los victimari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8" calcext:value-type="date">
            <text:p>08/05/2020</text:p>
          </table:table-cell>
          <table:table-cell table:style-name="ce6" table:content-validation-name="val1" office:value-type="string" calcext:value-type="string">
            <text:p>Perú</text:p>
          </table:table-cell>
          <table:table-cell table:style-name="ce6" office:value-type="string" calcext:value-type="string">
            <text:p>Decreto No. 023-2020 de Urgencia que crea mecanismos de prevención de la violencia contra las mujeres e integrantes del grupo familiar</text:p>
          </table:table-cell>
          <table:table-cell table:style-name="ce6" table:content-validation-name="val1" office:value-type="string" calcext:value-type="string">
            <text:p>Planes y Programas</text:p>
          </table:table-cell>
          <table:table-cell table:style-name="ce6" office:value-type="string" calcext:value-type="string">
            <text:p>El decreto tiene por objeto establecer mecanismo de prevención de la violencia contra las mujeres e integrantes del grupo familiar, desde el conocimiento de los antecedentes policiales, con la finalidad que las personas puedan tomar una decisión informada respecto a su proyecto de vida, cautelando su derecho fundamental a la integridad y a una vida libre de violen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7" calcext:value-type="date">
            <text:p>17/04/2020</text:p>
          </table:table-cell>
          <table:table-cell table:style-name="ce6" table:content-validation-name="val1" office:value-type="string" calcext:value-type="string">
            <text:p>Perú</text:p>
          </table:table-cell>
          <table:table-cell table:style-name="ce6" office:value-type="string" calcext:value-type="string">
            <text:p>Vivamos el aislamiento con igualdad</text:p>
          </table:table-cell>
          <table:table-cell table:style-name="ce6" table:content-validation-name="val1" office:value-type="string" calcext:value-type="string">
            <text:p>Productos/Recursos</text:p>
          </table:table-cell>
          <table:table-cell table:style-name="ce6" office:value-type="string" calcext:value-type="string">
            <text:p>Brinda información sobre líneas telefónicas, prevención de riesgos, conductas de violencia doméstica, estereotipos de género y promoción de los roles compartidos en el hogar.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Perú</text:p>
          </table:table-cell>
          <table:table-cell table:style-name="ce6" office:value-type="string" calcext:value-type="string">
            <text:p>Yo me quedo en casa de forma segura</text:p>
          </table:table-cell>
          <table:table-cell table:style-name="ce6" table:content-validation-name="val1" office:value-type="string" calcext:value-type="string">
            <text:p>Productos/Recursos</text:p>
          </table:table-cell>
          <table:table-cell table:style-name="ce6" office:value-type="string" calcext:value-type="string">
            <text:p>Mensajes y acciones de sensibilización para prevenir la violencia y promover la igualdad.</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2" calcext:value-type="date">
            <text:p>02/07/2020</text:p>
          </table:table-cell>
          <table:table-cell table:style-name="ce6" table:content-validation-name="val1" office:value-type="string" calcext:value-type="string">
            <text:p>Perú</text:p>
          </table:table-cell>
          <table:table-cell table:style-name="ce6" office:value-type="string" calcext:value-type="string">
            <text:p>Ideatón: prevención de la violencia contra las mujeres</text:p>
          </table:table-cell>
          <table:table-cell table:style-name="ce6" table:content-validation-name="val1" office:value-type="string" calcext:value-type="string">
            <text:p>Proyectos/Iniciativas</text:p>
          </table:table-cell>
          <table:table-cell table:style-name="ce6" office:value-type="string" calcext:value-type="string">
            <text:p>El evento tiene como objetivo crear un espacio para generar propuestas de innovación tecnológica para prevenir la violencia contra las mujeres y mejorar la atención a las víctimas, con énfasis en la prevención del feminicidi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table:content-validation-name="val1" office:value-type="string" calcext:value-type="string">
            <text:p>Perú</text:p>
          </table:table-cell>
          <table:table-cell table:style-name="ce6" office:value-type="string" calcext:value-type="string">
            <text:p>Infografía: "Casos atendidos por los CEM según tipo de violencia, marzo de 2019 a marzo de 2020"</text:p>
          </table:table-cell>
          <table:table-cell table:style-name="ce6" table:content-validation-name="val1" office:value-type="string" calcext:value-type="string">
            <text:p>Productos/Recursos</text:p>
          </table:table-cell>
          <table:table-cell table:style-name="ce6" office:value-type="string" calcext:value-type="string">
            <text:p>Infografía sobre casos atendidos por los CEM comparado los periodos de marzo 2019 vs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26" calcext:value-type="date">
            <text:p>26/04/2020</text:p>
          </table:table-cell>
          <table:table-cell table:style-name="ce6" table:content-validation-name="val1" office:value-type="string" calcext:value-type="string">
            <text:p>Perú</text:p>
          </table:table-cell>
          <table:table-cell table:style-name="ce6" office:value-type="string" calcext:value-type="string">
            <text:p>Decreto Legislativo No. 1470. Establece medidas para garantizar la atención y protección de las víctimas de violencia contra las mujeres y los integrantes del grupo familiar durante la emergencia sanitaria declarada por el COVID-19</text:p>
          </table:table-cell>
          <table:table-cell table:style-name="ce6" table:content-validation-name="val1" office:value-type="string" calcext:value-type="string">
            <text:p>Política/Ley</text:p>
          </table:table-cell>
          <table:table-cell table:style-name="ce6" office:value-type="string" calcext:value-type="string">
            <text:p>Decreto legislativo que establece medidas para garantizar la atención y protección de las víctimas de violencia contra las mujeres y los integrantes del grupo familiar durante la emergencia sanitaria por COVID-19. <text:s/>Entre las medidas están: medidas que garantizan la atención de las mujeres como mantenimiento y continuidad de los servicios, medidas que garantizan las condiciones para dictar medidas de protección y/o cautelares con la información que se tenga disponible, utilización de cualquier recurso tecnológico para comunicarse con la víctima, brindar información y notificar en el acto a la Comisaría para su ejecución, extensión de plazos y cómputo en los procesos iniciados durante la emergencia sanitaria para procedimientos de riesgo y desprotección familiar mientras dura la emergencia, medidas que garantizan que los casos de violencia sean atendidos en un plazo no mayor de 24 horas y utilización de los canales y sistemas de comunicación de emergencia.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Perú</text:p>
          </table:table-cell>
          <table:table-cell table:style-name="ce6" office:value-type="string" calcext:value-type="string">
            <text:p>Instancias de concertación para la prevención, sanción y erradicación de la violencia contra las mujeres y los integrantes del grupo familiar frente a la emergencia sanitaria a causa del COVID-19</text:p>
          </table:table-cell>
          <table:table-cell table:style-name="ce6" table:content-validation-name="val2" office:value-type="string" calcext:value-type="string">
            <text:p>Productos/Recursos</text:p>
          </table:table-cell>
          <table:table-cell table:style-name="ce6" office:value-type="string" calcext:value-type="string">
            <text:p>Marco didáctico del Decreto Legislativo No.1470 para que los Gobiernos Regionales y Locales y sus respectivas instancias de concertación continúen trabajando para prevenir, atender y proteger a las mujeres e integrantes del grupo familiar ante todo tipo de violencia. Las medidas se han dispuesto para garantizar la atención, dictar medidas de protección, recepción de comunicaciones, cumplimiento de plazos, entre otr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19" calcext:value-type="date">
            <text:p>19/04/2020</text:p>
          </table:table-cell>
          <table:table-cell table:style-name="ce6" table:content-validation-name="val1" office:value-type="string" calcext:value-type="string">
            <text:p>Perú</text:p>
          </table:table-cell>
          <table:table-cell table:style-name="ce6" office:value-type="string" calcext:value-type="string">
            <text:p>Protocolo para la ruta de Atención Itinerante Urgente en las zonas rurales</text:p>
          </table:table-cell>
          <table:table-cell table:style-name="ce6" table:content-validation-name="val2" office:value-type="string" calcext:value-type="string">
            <text:p>Proyectos/Iniciativas</text:p>
          </table:table-cell>
          <table:table-cell table:style-name="ce6" office:value-type="string" calcext:value-type="string">
            <text:p>Activación del Protocolo para la Atención Itinerante Urgente en las zonas rurales con personal especializado en la estrategia Rural para la identificación de casos de violencia en las comunidades rurales e indígena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0" calcext:value-type="date">
            <text:p>10/05/2020</text:p>
          </table:table-cell>
          <table:table-cell table:style-name="ce6" table:content-validation-name="val1" office:value-type="string" calcext:value-type="string">
            <text:p>Perú</text:p>
          </table:table-cell>
          <table:table-cell table:style-name="ce6" office:value-type="string" calcext:value-type="string">
            <text:p>Infografía ¿Cómo supero Tatiana sus miedos y temores durante el aislamiento?</text:p>
          </table:table-cell>
          <table:table-cell table:style-name="ce6" table:content-validation-name="val1" office:value-type="string" calcext:value-type="string">
            <text:p>Productos/Recursos</text:p>
          </table:table-cell>
          <table:table-cell table:style-name="ce6" office:value-type="string" calcext:value-type="string">
            <text:p>Recomendaciones de mantener comunicación y conversar con la pareja para superar el estrés y la ansiedad durante la cuarenten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10" calcext:value-type="date">
            <text:p>10/05/2020</text:p>
          </table:table-cell>
          <table:table-cell table:style-name="ce6" table:content-validation-name="val1" office:value-type="string" calcext:value-type="string">
            <text:p>Perú</text:p>
          </table:table-cell>
          <table:table-cell table:style-name="ce6" office:value-type="string" calcext:value-type="string">
            <text:p>¿Qué situaciones son violencia contra las mujeres y el grupo familiar?</text:p>
          </table:table-cell>
          <table:table-cell table:style-name="ce6" table:content-validation-name="val2" office:value-type="string" calcext:value-type="string">
            <text:p>Productos/Recursos</text:p>
          </table:table-cell>
          <table:table-cell table:style-name="ce6" office:value-type="string" calcext:value-type="string">
            <text:p>Identifica acciones violentas y ofrece recomendaciones para pedir ayud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4" calcext:value-type="date">
            <text:p>04/05/2020</text:p>
          </table:table-cell>
          <table:table-cell table:style-name="ce6" table:content-validation-name="val1" office:value-type="string" calcext:value-type="string">
            <text:p>Perú</text:p>
          </table:table-cell>
          <table:table-cell table:style-name="ce6" office:value-type="string" calcext:value-type="string">
            <text:p>¿Qué pasó con ellas durante el aislamiento obligatorio? Reporte Igualdad y Violencia No. 04 mayo 2020 </text:p>
          </table:table-cell>
          <table:table-cell table:style-name="ce6" table:content-validation-name="val1" office:value-type="string" calcext:value-type="string">
            <text:p>Productos/Recursos</text:p>
          </table:table-cell>
          <table:table-cell table:style-name="ce6" office:value-type="string" calcext:value-type="string">
            <text:p>Comparativo mensual de mujeres reportadas como desaparecidas <text:s/>y femicidios durante la pandemia durante los meses de abril y may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table:content-validation-name="val1" office:value-type="string" calcext:value-type="string">
            <text:p>Perú</text:p>
          </table:table-cell>
          <table:table-cell table:style-name="ce6" office:value-type="string" calcext:value-type="string">
            <text:p>Informe: Importancia de la aplicación del enfoque de género en las medidas tomadas por el Gobierno durante el contexto del COVID-19 </text:p>
          </table:table-cell>
          <table:table-cell table:style-name="ce6" table:content-validation-name="val2" office:value-type="string" calcext:value-type="string">
            <text:p>Productos/Recursos</text:p>
          </table:table-cell>
          <table:table-cell table:style-name="ce6" office:value-type="string" calcext:value-type="string">
            <text:p>El documento contiene información sobre estándares y recomendaciones de organizaciones internacionales para incorporar el enfoque de género en el contexto de COVID-19. <text:s/>Asimismo, el documento resume las disposiciones legales que el gobierno peruano a emitido en temas de trabajo doméstico no remunerado y labores de cuidado, violencia contra las mujeres, entre otros.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4" calcext:value-type="date">
            <text:p>04/05/2020</text:p>
          </table:table-cell>
          <table:table-cell table:style-name="ce6" table:content-validation-name="val1" office:value-type="string" calcext:value-type="string">
            <text:p>Perú</text:p>
          </table:table-cell>
          <table:table-cell table:style-name="ce6" office:value-type="string" calcext:value-type="string">
            <text:p>Vivamos sin violencia también en emergencia </text:p>
          </table:table-cell>
          <table:table-cell table:style-name="ce6" table:content-validation-name="val1" office:value-type="string" calcext:value-type="string">
            <text:p>Productos/Recursos</text:p>
          </table:table-cell>
          <table:table-cell table:style-name="ce6" office:value-type="string" calcext:value-type="string">
            <text:p>Pautas para prevenir situaciones de violencia en las parejas y familias durante el estado de emergencia. Las recomendaciones abarcan recomendaciones para evitar y manejar conflictos en el hogar y relación de pareja, protección de los hijos/as y servicios esenciales de atención contra la violen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office:value-type="string" calcext:value-type="string">
            <text:p>Perú</text:p>
          </table:table-cell>
          <table:table-cell table:style-name="ce6" office:value-type="string" calcext:value-type="string">
            <text:p>Cartilla de orientación para casos de violencia hacia las mujeres e integrantes del grupo familiar durante el COVID-19</text:p>
          </table:table-cell>
          <table:table-cell table:style-name="ce6" table:content-validation-name="val1" office:value-type="string" calcext:value-type="string">
            <text:p>Proyectos/Iniciativas</text:p>
          </table:table-cell>
          <table:table-cell table:style-name="ce6" office:value-type="string" calcext:value-type="string">
            <text:p>Cartilla de orientación para casos de violencia hacia las mujeres e integrantes del grupo familiar durante la cuarenten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office:value-type="string" calcext:value-type="string">
            <text:p>Perú</text:p>
          </table:table-cell>
          <table:table-cell table:style-name="ce6" office:value-type="string" calcext:value-type="string">
            <text:p>Programa Nacional para la Prevención y Erradicación de la Violencia contra las Mujeres e Integrantes del Grupo Familiar - Aurora</text:p>
          </table:table-cell>
          <table:table-cell table:style-name="ce6" table:content-validation-name="val1" office:value-type="string" calcext:value-type="string">
            <text:p>Productos/Recursos</text:p>
          </table:table-cell>
          <table:table-cell table:style-name="ce6" office:value-type="string" calcext:value-type="string">
            <text:p>Estadísticas sobre líneas de atención y emergencia durante la pandemia por COVID-19.</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1" calcext:value-type="date">
            <text:p>01/07/2020</text:p>
          </table:table-cell>
          <table:table-cell table:style-name="ce6" office:value-type="string" calcext:value-type="string">
            <text:p>Perú</text:p>
          </table:table-cell>
          <table:table-cell table:style-name="ce6" office:value-type="string" calcext:value-type="string">
            <text:p>Violencia contra la mujer e integrantes del grupo Familiar</text:p>
          </table:table-cell>
          <table:table-cell table:style-name="ce6" table:content-validation-name="val1" office:value-type="string" calcext:value-type="string">
            <text:p>Productos/Recursos</text:p>
          </table:table-cell>
          <table:table-cell table:style-name="ce6" office:value-type="string" calcext:value-type="string">
            <text:p>Estadísticas de violencia intrafamiliar de diciembre 2015 a mayo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office:value-type="string" calcext:value-type="string">
            <text:p>Perú</text:p>
          </table:table-cell>
          <table:table-cell table:style-name="ce6" office:value-type="string" calcext:value-type="string">
            <text:p>Resumen estadístico del test - acoso virtual</text:p>
          </table:table-cell>
          <table:table-cell table:style-name="ce6" table:content-validation-name="val1" office:value-type="string" calcext:value-type="string">
            <text:p>Productos/Recursos</text:p>
          </table:table-cell>
          <table:table-cell table:style-name="ce6" office:value-type="string" calcext:value-type="string">
            <text:p>Resumen estadísticos de los test de acoso virtual.</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office:value-type="string" calcext:value-type="string">
            <text:p>Perú</text:p>
          </table:table-cell>
          <table:table-cell table:style-name="ce6" office:value-type="string" calcext:value-type="string">
            <text:p>Resumen estadístico de alertas contra el acoso virtual</text:p>
          </table:table-cell>
          <table:table-cell table:style-name="ce6" table:content-validation-name="val1" office:value-type="string" calcext:value-type="string">
            <text:p>Productos/Recursos</text:p>
          </table:table-cell>
          <table:table-cell table:style-name="ce6" office:value-type="string" calcext:value-type="string">
            <text:p>Resumen estadístico de las alertas de acoso virtual.</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01" calcext:value-type="date">
            <text:p>01/05/2020</text:p>
          </table:table-cell>
          <table:table-cell table:style-name="ce6" office:value-type="string" calcext:value-type="string">
            <text:p>Perú</text:p>
          </table:table-cell>
          <table:table-cell table:style-name="ce6" office:value-type="string" calcext:value-type="string">
            <text:p>Feminicidio de Enero a Mayo del 2020</text:p>
          </table:table-cell>
          <table:table-cell table:style-name="ce6" table:content-validation-name="val1" office:value-type="string" calcext:value-type="string">
            <text:p>Productos/Recursos</text:p>
          </table:table-cell>
          <table:table-cell table:style-name="ce6" office:value-type="string" calcext:value-type="string">
            <text:p>Estadísticas de feminicidios desde el 2018 al 2020 (acumulativo).</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7-01" calcext:value-type="date">
            <text:p>01/07/2020</text:p>
          </table:table-cell>
          <table:table-cell table:style-name="ce6" office:value-type="string" calcext:value-type="string">
            <text:p>República Dominicana</text:p>
          </table:table-cell>
          <table:table-cell table:style-name="ce6" office:value-type="string" calcext:value-type="string">
            <text:p>Aumento de llamadas y reportes por violencia doméstica a partir de la cuarentena (17 de marzo al 28 de junio)</text:p>
          </table:table-cell>
          <table:table-cell table:style-name="ce6" table:content-validation-name="val2" office:value-type="string" calcext:value-type="string">
            <text:p>Proyectos/Iniciativas</text:p>
          </table:table-cell>
          <table:table-cell table:style-name="ce6" office:value-type="string" calcext:value-type="string">
            <text:p>Los servicios de la Línea Mujer *212 y las Casas de Acogida son declarados como servicios esenciales y se mantienen con disponibilidad permanente.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6" calcext:value-type="date">
            <text:p>06/04/2020</text:p>
          </table:table-cell>
          <table:table-cell table:style-name="ce6" office:value-type="string" calcext:value-type="string">
            <text:p>República Dominicana</text:p>
          </table:table-cell>
          <table:table-cell table:style-name="ce6" office:value-type="string" calcext:value-type="string">
            <text:p>Campaña “En Esta Casa Somos Equipo"</text:p>
          </table:table-cell>
          <table:table-cell table:style-name="ce6" table:content-validation-name="val1" office:value-type="string" calcext:value-type="string">
            <text:p>Proyectos/Iniciativas</text:p>
          </table:table-cell>
          <table:table-cell table:style-name="ce6" office:value-type="string" calcext:value-type="string">
            <text:p>Campaña que destaca las buenas prácticas de la convivencia en el hogar durante cuarenten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8-01" calcext:value-type="date">
            <text:p>01/08/2020</text:p>
          </table:table-cell>
          <table:table-cell table:style-name="ce6" office:value-type="string" calcext:value-type="string">
            <text:p>República Dominicana</text:p>
          </table:table-cell>
          <table:table-cell table:style-name="ce6" office:value-type="string" calcext:value-type="string">
            <text:p>Boletín estadístico del Mujer <text:s/>Volumen 9 (Agosto)</text:p>
          </table:table-cell>
          <table:table-cell table:style-name="ce6" table:content-validation-name="val2" office:value-type="string" calcext:value-type="string">
            <text:p>Productos/Recursos</text:p>
          </table:table-cell>
          <table:table-cell table:style-name="ce6" office:value-type="string" calcext:value-type="string">
            <text:p>Boletín estadístico entre enero a junio 2020 con informaciones provenientes de las Oficinas Provinciales y Municipales del Ministerio de la Mujer (OPM y OMM), las Casas de Acogida, la Línea Mujer *212 y la Dirección de Prevención y Atención a la Violencia contra la Mujer e Intrafamiliar.</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office:value-type="string" calcext:value-type="string">
            <text:p>República Dominicana</text:p>
          </table:table-cell>
          <table:table-cell table:style-name="ce6" office:value-type="string" calcext:value-type="string">
            <text:p>"Comprobante Fiscal 212”</text:p>
          </table:table-cell>
          <table:table-cell table:style-name="ce6" table:content-validation-name="val1" office:value-type="string" calcext:value-type="string">
            <text:p>Proyectos/Iniciativas</text:p>
          </table:table-cell>
          <table:table-cell table:style-name="ce6" office:value-type="string" calcext:value-type="string">
            <text:p>Protocolo para asistir y ayudar a mujeres víctimas de violencia desde los comercios.</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6-01" calcext:value-type="date">
            <text:p>01/06/2020</text:p>
          </table:table-cell>
          <table:table-cell table:style-name="ce6" office:value-type="string" calcext:value-type="string">
            <text:p>República Dominicana</text:p>
          </table:table-cell>
          <table:table-cell table:style-name="ce6" office:value-type="string" calcext:value-type="string">
            <text:p>Número de atenciones psicológicas y legales brindadas por el ministerio de la mujer </text:p>
          </table:table-cell>
          <table:table-cell table:style-name="ce6" table:content-validation-name="val1" office:value-type="string" calcext:value-type="string">
            <text:p>Productos/Recursos</text:p>
          </table:table-cell>
          <table:table-cell table:style-name="ce6" office:value-type="string" calcext:value-type="string">
            <text:p>Número de atenciones psicológicas y legales brindadas por el Ministerio de la Mujer de enero a junio de 2020.</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9" calcext:value-type="date">
            <text:p>29/03/2020</text:p>
          </table:table-cell>
          <table:table-cell table:style-name="ce6" office:value-type="string" calcext:value-type="string">
            <text:p>Uruguay</text:p>
          </table:table-cell>
          <table:table-cell table:style-name="ce6" office:value-type="string" calcext:value-type="string">
            <text:p>Centro de Atención para mujeres por violencia de género durante la pandemia por COVID-19</text:p>
          </table:table-cell>
          <table:table-cell table:style-name="ce6" table:content-validation-name="val1" office:value-type="string" calcext:value-type="string">
            <text:p>Proyectos/Iniciativas</text:p>
          </table:table-cell>
          <table:table-cell table:style-name="ce6" office:value-type="string" calcext:value-type="string">
            <text:p>Contiene números telefónicos y direcciones de los centros de atención. Los horarios de atención pueden cambiar según servicio. </text:p>
          </table:table-cell>
          <table:table-cell table:style-name="ce6" table:content-validation-name="val1" office:value-type="string" calcext:value-type="string">
            <text:p>Violencia Doméstica/VIF</text:p>
          </table:table-cell>
        </table:table-row>
        <table:table-row table:style-name="ro6">
          <table:table-cell table:style-name="ce1" office:value-type="date" office:date-value="2020-03-31" calcext:value-type="date">
            <text:p>31/03/2020</text:p>
          </table:table-cell>
          <table:table-cell table:style-name="ce6" office:value-type="string" calcext:value-type="string">
            <text:p>Uruguay</text:p>
          </table:table-cell>
          <table:table-cell table:style-name="ce6" office:value-type="string" calcext:value-type="string">
            <text:p>Recomendaciones y medidas para prevenir la violencia de género en el contexto de la pandemia</text:p>
          </table:table-cell>
          <table:table-cell table:style-name="ce6" table:content-validation-name="val2" office:value-type="string" calcext:value-type="string">
            <text:p>Productos/Recursos</text:p>
          </table:table-cell>
          <table:table-cell table:style-name="ce6" office:value-type="string" calcext:value-type="string">
            <text:p>Recomendaciones y disponibilidad de recursos para asesoramiento en el caso de violencia intrafamiliar.  </text:p>
            <text:p>-Teléfono de orientación y consulta: 0800 4141, *4141 desde el celular (gratuito y confidencial).</text:p>
            <text:p>-Línea Azul: 0800 5050 para casos de violencia hacia niños, niñas y adolescentes (gratuito y confidencial).</text:p>
            <text:p>-9-1-1 en caso de que se trate de una emergencia.</text:p>
            <text:p>-App  9-1-1, tiene un botón específico de “violencia doméstica”.</text:p>
          </table:table-cell>
          <table:table-cell table:style-name="ce6" table:content-validation-name="val1" office:value-type="string" calcext:value-type="string">
            <text:p>Violencia Doméstica/VIF</text:p>
          </table:table-cell>
        </table:table-row>
        <table:table-row table:style-name="ro7">
          <table:table-cell table:style-name="ce1" office:value-type="date" office:date-value="2020-03-28" calcext:value-type="date">
            <text:p>28/03/2020</text:p>
          </table:table-cell>
          <table:table-cell table:style-name="ce6" office:value-type="string" calcext:value-type="string">
            <text:p>Uruguay</text:p>
          </table:table-cell>
          <table:table-cell table:style-name="ce6" office:value-type="string" calcext:value-type="string">
            <text:p>Medidas y acciones para atender la violencia intrafamiliar</text:p>
          </table:table-cell>
          <table:table-cell table:style-name="ce6" table:content-validation-name="val2" office:value-type="string" calcext:value-type="string">
            <text:p>Proyectos/Iniciativas</text:p>
          </table:table-cell>
          <table:table-cell table:style-name="ce6" office:value-type="string" calcext:value-type="string">
            <text:p>Medidas relativas a la prevención y respuesta en relación a situaciones de violencia hacia  niños, niñas y adolescentes en el actual contexto de aislamiento.</text:p>
            <text:p>Algunas medidas con otras instituciones son: Acuerdo con la Suprema Corte de Justicia para que los juzgados especializados en violencia de género, tengan presente las fechas de caducidad de las medidas cautelares (los plazos para la colocación de las tobilleras, para la custodia policial, etc.). El Ministerio de Desarrollo Social (MIDES) acordó ampliar los cupos para madres con sus hijos que, por disposición de la justicia, deban abandonar sus hogares para ponerse a salvo. El Ministerio de Salud Pública (MSP) acordó un protocolo de actuación para los equipos de salud públicos y privados, tanto los que van a los domicilios como los que atiendan en las emergencias, para que puedan detectar posibles situaciones de violencia doméstica. El Ministerio de Educación y Cultura (MEC) acordó que a través de las Ceibalitas y de la Plataforma Crea, niños y niñas que sufran situaciones de violencia puedan realizar denuncias.</text:p>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2" calcext:value-type="date">
            <text:p>02/04/2020</text:p>
          </table:table-cell>
          <table:table-cell table:style-name="ce6" office:value-type="string" calcext:value-type="string">
            <text:p>Uruguay</text:p>
          </table:table-cell>
          <table:table-cell table:style-name="ce6" office:value-type="string" calcext:value-type="string">
            <text:p>Circular No. 51/2020 <text:s/>de la Suprema Corte de Justicia</text:p>
          </table:table-cell>
          <table:table-cell table:style-name="ce6" table:content-validation-name="val2" office:value-type="string" calcext:value-type="string">
            <text:p>Proyectos/Iniciativas</text:p>
          </table:table-cell>
          <table:table-cell table:style-name="ce6" office:value-type="string" calcext:value-type="string">
            <text:p>La Suprema Corte de Justicia remitió las recomendaciones del Instituto Nacional de las Mujeres donde se solicita que den prioridad a los vencimientos de medidas cautelares especiales, así como la adopción de medidas de protección.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1" calcext:value-type="date">
            <text:p>01/04/2020</text:p>
          </table:table-cell>
          <table:table-cell table:style-name="ce6" office:value-type="string" calcext:value-type="string">
            <text:p>Uruguay</text:p>
          </table:table-cell>
          <table:table-cell table:style-name="ce6" office:value-type="string" calcext:value-type="string">
            <text:p>Cifras del primer cuatrismestre violencia doméstica </text:p>
          </table:table-cell>
          <table:table-cell table:style-name="ce6" table:content-validation-name="val1" office:value-type="string" calcext:value-type="string">
            <text:p>Productos/Recursos</text:p>
          </table:table-cell>
          <table:table-cell table:style-name="ce6" office:value-type="string" calcext:value-type="string">
            <text:p>Variación de delitos de violencia doméstica <text:s/>entre el 2019 y 2020. Información suministrada en jpeg.</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3-29" calcext:value-type="date">
            <text:p>29/03/2020</text:p>
          </table:table-cell>
          <table:table-cell table:style-name="ce6" office:value-type="string" calcext:value-type="string">
            <text:p>Venezuela</text:p>
          </table:table-cell>
          <table:table-cell table:style-name="ce6" office:value-type="string" calcext:value-type="string">
            <text:p>Campaña "Cuarentena libre de violencia"</text:p>
          </table:table-cell>
          <table:table-cell table:style-name="ce6" table:content-validation-name="val2" office:value-type="string" calcext:value-type="string">
            <text:p>Proyectos/Iniciativas</text:p>
          </table:table-cell>
          <table:table-cell table:style-name="ce6" office:value-type="string" calcext:value-type="string">
            <text:p>El objetivo de la campaña es crear conciencia en la sociedad sobre la necesidad de combatir la Violencia Basada en Género y exhortar a las víctimas a que formulen la denuncia.</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5-22" calcext:value-type="date">
            <text:p>22/05/2020</text:p>
          </table:table-cell>
          <table:table-cell table:style-name="ce6" office:value-type="string" calcext:value-type="string">
            <text:p>Venezuela</text:p>
          </table:table-cell>
          <table:table-cell table:style-name="ce6" office:value-type="string" calcext:value-type="string">
            <text:p>Noticia: Denuncias de violencia intrafamiliar e infantil se han reducido</text:p>
          </table:table-cell>
          <table:table-cell table:style-name="ce6" table:content-validation-name="val1" office:value-type="string" calcext:value-type="string">
            <text:p>Productos/Recursos</text:p>
          </table:table-cell>
          <table:table-cell table:style-name="ce6" office:value-type="string" calcext:value-type="string">
            <text:p>EL cuerpo de Investigaciones Científicas, Penales y Criminalísticas (CICPC) ha registrado una reducción en 45% en los casos de violencia intrafamiliar e infantil. </text:p>
          </table:table-cell>
          <table:table-cell table:style-name="ce6" table:content-validation-name="val1" office:value-type="string" calcext:value-type="string">
            <text:p>Violencia Doméstica/VIF</text:p>
          </table:table-cell>
        </table:table-row>
        <table:table-row table:style-name="ro1">
          <table:table-cell table:style-name="ce1" office:value-type="date" office:date-value="2020-04-08" calcext:value-type="date">
            <text:p>08/04/2020</text:p>
          </table:table-cell>
          <table:table-cell table:style-name="ce6" office:value-type="string" calcext:value-type="string">
            <text:p>Venezuela</text:p>
          </table:table-cell>
          <table:table-cell table:style-name="ce6" office:value-type="string" calcext:value-type="string">
            <text:p>Seminario: Cada Familia Una Escuela</text:p>
          </table:table-cell>
          <table:table-cell table:style-name="ce6" table:content-validation-name="val1" office:value-type="string" calcext:value-type="string">
            <text:p>Productos/Recursos</text:p>
          </table:table-cell>
          <table:table-cell table:style-name="ce6" office:value-type="string" calcext:value-type="string">
            <text:p>Sistematización de aprendizajes del <text:s/>seminario virtual #2 Salud mental, apoyo psicosocial y aprendizaje socioemocional: acciones comunes ante el COVID-19.</text:p>
          </table:table-cell>
          <table:table-cell table:style-name="ce6" table:content-validation-name="val1" office:value-type="string" calcext:value-type="string">
            <text:p>Violencia Doméstica/VIF</text:p>
          </table:table-cell>
        </table:table-row>
        <table:table-row table:style-name="ro1" table:number-rows-repeated="200">
          <table:table-cell table:style-name="ce2"/>
          <table:table-cell table:style-name="ce8" table:number-columns-repeated="3"/>
          <table:table-cell table:style-name="ce12"/>
          <table:table-cell table:style-name="ce8"/>
        </table:table-row>
        <table:table-row table:style-name="ro1" table:number-rows-repeated="513">
          <table:table-cell table:number-columns-repeated="4"/>
          <table:table-cell table:style-name="ce13"/>
          <table:table-cell/>
        </table:table-row>
        <table:table-row table:style-name="ro1">
          <table:table-cell table:style-name="ce4" office:value-type="date" office:date-value="2020-08-01" calcext:value-type="date">
            <text:p>01/08/2020</text:p>
          </table:table-cell>
          <table:table-cell table:style-name="ce6" table:content-validation-name="val1" office:value-type="string" calcext:value-type="string">
            <text:p>Paraguay</text:p>
          </table:table-cell>
          <table:table-cell table:style-name="ce6" office:value-type="string" calcext:value-type="string">
            <text:p>Boletín sobre feminicidios y otras violencias</text:p>
          </table:table-cell>
          <table:table-cell table:style-name="ce6" table:content-validation-name="val1" office:value-type="string" calcext:value-type="string">
            <text:p>Productos/Recursos</text:p>
          </table:table-cell>
          <table:table-cell table:style-name="ce6" office:value-type="string" calcext:value-type="string">
            <text:p>El informe tiene datos especialmente sobre Feminicidios y sus características en el 1er semestre del 2020, servicios de atención y líneas de emergencia.</text:p>
          </table:table-cell>
          <table:table-cell table:style-name="ce6" table:content-validation-name="val1" office:value-type="string" calcext:value-type="string">
            <text:p>Violencia Doméstica/VIF</text:p>
          </table:table-cell>
        </table:table-row>
        <table:table-row table:style-name="ro1">
          <table:table-cell table:style-name="ce4" office:value-type="date" office:date-value="2020-07-15" calcext:value-type="date">
            <text:p>15/07/2020</text:p>
          </table:table-cell>
          <table:table-cell table:style-name="ce6" table:content-validation-name="val1" office:value-type="string" calcext:value-type="string">
            <text:p>Paraguay</text:p>
          </table:table-cell>
          <table:table-cell table:style-name="ce6" office:value-type="string" calcext:value-type="string">
            <text:p>Nueva oficina de atención permanente a víctimas de violencia doméstica</text:p>
          </table:table-cell>
          <table:table-cell table:style-name="ce6" table:content-validation-name="val2" office:value-type="string" calcext:value-type="string">
            <text:p>Política/Ley</text:p>
          </table:table-cell>
          <table:table-cell table:style-name="ce6" office:value-type="string" calcext:value-type="string">
            <text:p>Poder Judicial habilita nueva Oficina de Atención Permanente a Victimas de violencia doméstica</text:p>
          </table:table-cell>
          <table:table-cell table:style-name="ce6" table:content-validation-name="val1" office:value-type="string" calcext:value-type="string">
            <text:p>Violencia Doméstica/VIF</text:p>
          </table:table-cell>
        </table:table-row>
        <table:table-row table:style-name="ro1">
          <table:table-cell table:style-name="ce5" office:value-type="date" office:date-value="2020-07-01" calcext:value-type="date">
            <text:p>jul-20</text:p>
          </table:table-cell>
          <table:table-cell table:style-name="ce10" office:value-type="string" calcext:value-type="string">
            <text:p>Uruguay</text:p>
          </table:table-cell>
          <table:table-cell table:style-name="ce10" office:value-type="string" calcext:value-type="string">
            <text:p>Denuncias de Delitos y Faltas, comparación semestral</text:p>
          </table:table-cell>
          <table:table-cell table:style-name="ce11" table:content-validation-name="val1" office:value-type="string" calcext:value-type="string">
            <text:p>Productos/Recursos</text:p>
          </table:table-cell>
          <table:table-cell table:style-name="ce14" office:value-type="string" calcext:value-type="string">
            <text:p>Denuncias de Delitos y Faltas <text:s/>( Homicidio, violación, violencia doméstica, lesiones, copamiento, rapiña, hurto, abigeato, otros) comparación semestral y cuatrimestral entre los años 2013 hasta el 2020. </text:p>
          </table:table-cell>
          <table:table-cell table:style-name="ce11" table:content-validation-name="val1" office:value-type="string" calcext:value-type="string">
            <text:p>Violencia Doméstica/VIF</text:p>
          </table:table-cell>
        </table:table-row>
        <table:table-row table:style-name="ro1" table:number-rows-repeated="1047601">
          <table:table-cell table:number-columns-repeated="6"/>
        </table:table-row>
        <table:table-row table:style-name="ro1">
          <table:table-cell table:number-columns-repeated="6"/>
        </table:table-row>
      </table:table>
      <table:named-expressions/>
      <table:database-ranges>
        <table:database-range table:name="__Anonymous_Sheet_DB__0" table:target-range-address="Hoja1.A1:Hoja1.F258" table:display-filter-buttons="true">
          <table:filter>
            <table:filter-and>
              <table:filter-condition table:field-number="5" table:value="Violencia Doméstica/VIF" table:operator="="/>
            </table:filter-and>
          </table:filter>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P0" style:volatile="true">
      <number:day number:style="long"/>
      <number:text>/</number:text>
      <number:month number:style="long"/>
      <number:text>/</number:text>
      <number:year number:style="long"/>
    </number:date-style>
    <number:text-style style:name="N108">
      <number:text-content/>
      <style:map style:condition="value()&lt;=1.79769313486232E+308" style:apply-style-name="N108P0"/>
    </number:text-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number:date-style style:name="N10124P0" style:volatile="true" number:language="es" number:country="ES">
      <number:month number:textual="true"/>
      <number:text>-</number:text>
      <number:year/>
    </number:date-style>
    <number:text-style style:name="N10124" number:language="es" number:country="ES">
      <number:text-content/>
      <style:map style:condition="value()&lt;=1.79769313486232E+308" style:apply-style-name="N10124P0"/>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5T11:16:07.703000000</meta:creation-date>
    <dc:date>2020-10-05T11:43:11.431000000</dc:date>
    <meta:editing-duration>PT16M31S</meta:editing-duration>
    <meta:editing-cycles>1</meta:editing-cycles>
    <meta:document-statistic meta:table-count="1" meta:cell-count="1566" meta:object-count="0"/>
    <meta:generator>LibreOffice/6.3.0.4$Windows_X86_64 LibreOffice_project/057fc023c990d676a43019934386b85b21a9ee99</meta:generator>
  </office:meta>
</office:document-meta>
</file>